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">
      <style:table-cell-properties fo:border="thin solid #000000"/>
      <style:text-properties fo:color="#666699"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</style:style>
    <style:style style:name="ce5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fo:color="#666699" style:font-name="Verdana" style:font-name-asian="Verdana" style:font-name-complex="Verdana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666699" style:font-name="Verdana" style:font-name-asian="Verdana" style:font-name-complex="Verdana"/>
    </style:style>
    <style:style style:name="ce7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fo:color="#000099" style:font-name="Verdana" style:font-name-asian="Verdana" style:font-name-complex="Verdana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99" style:font-name="Verdana" style:font-name-asian="Verdana" style:font-name-complex="Verdana"/>
    </style:style>
    <style:style style:name="ce9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  <style:text-properties fo:color="#666699" style:font-name="Verdana" style:font-name-asian="Verdana" style:font-name-complex="Verdana"/>
    </style:style>
    <style:style style:name="ce15" style:family="table-cell" style:parent-style-name="Default" style:data-style-name="N0">
      <style:table-cell-properties fo:border="thin solid #000000" fo:background-color="#C1F0C8"/>
    </style:style>
    <style:style style:name="ce16" style:family="table-cell" style:parent-style-name="Default" style:data-style-name="N1">
      <style:table-cell-properties fo:border="thin solid #000000" fo:background-color="#C1F0C8"/>
      <style:text-properties fo:color="#666699" style:font-name="Verdana" style:font-name-asian="Verdana" style:font-name-complex="Verdana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1F0C8"/>
      <style:text-properties fo:color="#666699" style:font-name="Verdana" style:font-name-asian="Verdana" style:font-name-complex="Verdana"/>
    </style:style>
    <style:style style:name="ce18" style:family="table-cell" style:parent-style-name="Default" style:data-style-name="N1">
      <style:table-cell-properties fo:border-top="none" fo:border-bottom="thin solid #000000" fo:border-left="thin solid #000000" fo:border-right="thin solid #000000" fo:background-color="#C1F0C8"/>
      <style:text-properties fo:color="#666699" style:font-name="Verdana" style:font-name-asian="Verdana" style:font-name-complex="Verdana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fo:background-color="#C1F0C8"/>
      <style:text-properties fo:color="#666699" style:font-name="Verdana" style:font-name-asian="Verdana" style:font-name-complex="Verdana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0">
      <style:table-cell-properties fo:border="thin solid #000000" style:vertical-align="automatic" fo:background-color="#D0D0D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color="#666699" style:font-name="Verdana" style:font-name-asian="Verdana" style:font-name-complex="Verdana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B5E6A2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94DCF8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20208333333333cm" style:use-optimal-column-width="true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8.704791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8.89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14854166666667cm" style:use-optimal-column-width="true"/>
    </style:style>
    <style:style style:name="co10" style:family="table-column">
      <style:table-column-properties fo:break-before="auto" style:column-width="1.61395833333333cm" style:use-optimal-column-width="true"/>
    </style:style>
    <style:style style:name="co11" style:family="table-column">
      <style:table-column-properties fo:break-before="auto" style:column-width="0.9525cm" style:use-optimal-column-width="true"/>
    </style:style>
    <style:style style:name="co12" style:family="table-column">
      <style:table-column-properties fo:break-before="auto" style:column-width="2.40770833333333cm" style:use-optimal-column-width="true"/>
    </style:style>
    <style:style style:name="co13" style:family="table-column">
      <style:table-column-properties fo:break-before="auto" style:column-width="1.984375cm" style:use-optimal-column-width="true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0.661458333333333cm" style:use-optimal-column-width="true"/>
    </style:style>
    <style:style style:name="co16" style:family="table-column">
      <style:table-column-properties fo:break-before="auto" style:column-width="0.423333333333333cm" style:use-optimal-column-width="true"/>
    </style:style>
    <style:style style:name="co17" style:family="table-column">
      <style:table-column-properties fo:break-before="auto" style:column-width="0.714375cm" style:use-optimal-column-width="true"/>
    </style:style>
    <style:style style:name="co18" style:family="table-column">
      <style:table-column-properties fo:break-before="auto" style:column-width="0.396875cm" style:use-optimal-column-width="true"/>
    </style:style>
    <style:style style:name="co19" style:family="table-column">
      <style:table-column-properties fo:break-before="auto" style:column-width="8.334375cm" style:use-optimal-column-width="true"/>
    </style:style>
    <style:style style:name="co20" style:family="table-column">
      <style:table-column-properties fo:break-before="auto" style:column-width="8.46666666666667cm" style:use-optimal-column-width="true"/>
    </style:style>
    <style:style style:name="co21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37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38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41" style:apply-style-name="cf1"/>
      <style:map style:condition="of:cell-content()&lt;51" style:apply-style-name="cf2"/>
      <style:map style:condition="of:cell-content()&lt;51" style:apply-style-name="cf1"/>
      <style:map style:condition="of:cell-content()&lt;51" style:apply-style-name="cf2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41" style:apply-style-name="cf1"/>
      <style:map style:condition="of:cell-content()&lt;51" style:apply-style-name="cf2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/>
      <style:map style:condition="of:cell-content()=&quot;E&quot;" style:apply-style-name="cf1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YA&quot;" style:apply-style-name="cf3"/>
    </style:style>
    <style:style style:name="ce43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4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5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6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7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8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49" style:family="table-cell" style:parent-style-name="Default" style:data-style-name="N0">
      <style:table-cell-properties fo:border="thin solid #000000"/>
      <style:map style:condition="of:cell-content()&lt;41" style:apply-style-name="cf1"/>
      <style:map style:condition="of:cell-content()&lt;51" style:apply-style-name="cf2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51" style:apply-style-name="cf1"/>
      <style:map style:condition="of:cell-content()&lt;51" style:apply-style-name="cf2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51" style:apply-style-name="cf1"/>
      <style:map style:condition="of:cell-content()&lt;51" style:apply-style-name="cf2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51" style:apply-style-name="cf1"/>
      <style:map style:condition="of:cell-content()&lt;5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TS_U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1">
            <text:p>NO</text:p>
          </table:table-cell>
          <table:table-cell office:value-type="string" table:style-name="ce31">
            <text:p>NIM</text:p>
          </table:table-cell>
          <table:table-cell office:value-type="string" table:style-name="ce31">
            <text:p>NAMA</text:p>
          </table:table-cell>
          <table:table-cell office:value-type="string" table:style-name="ce31">
            <text:p>UTS</text:p>
          </table:table-cell>
          <table:table-cell office:value-type="string" table:style-name="ce31">
            <text:p>UAS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96" table:style-name="ce36">
            <text:p>96</text:p>
          </table:table-cell>
          <table:table-cell office:value-type="float" office:value="94" table:style-name="ce36">
            <text:p>94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51" table:style-name="ce36">
            <text:p>51</text:p>
          </table:table-cell>
          <table:table-cell office:value-type="float" office:value="42" table:style-name="ce36">
            <text:p>42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84" table:style-name="ce36">
            <text:p>84</text:p>
          </table:table-cell>
          <table:table-cell office:value-type="float" office:value="90" table:style-name="ce36">
            <text:p>90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45" table:style-name="ce36">
            <text:p>45</text:p>
          </table:table-cell>
          <table:table-cell office:value-type="float" office:value="55" table:style-name="ce36">
            <text:p>55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44" table:style-name="ce36">
            <text:p>44</text:p>
          </table:table-cell>
          <table:table-cell office:value-type="float" office:value="54" table:style-name="ce36">
            <text:p>5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4" table:style-name="ce36">
            <text:p>94</text:p>
          </table:table-cell>
          <table:table-cell office:value-type="float" office:value="94" table:style-name="ce36">
            <text:p>94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45" table:style-name="ce36">
            <text:p>45</text:p>
          </table:table-cell>
          <table:table-cell office:value-type="float" office:value="60" table:style-name="ce36">
            <text:p>6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26" table:style-name="ce36">
            <text:p>26</text:p>
          </table:table-cell>
          <table:table-cell office:value-type="float" office:value="48" table:style-name="ce36">
            <text:p>48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78" table:style-name="ce36">
            <text:p>78</text:p>
          </table:table-cell>
          <table:table-cell office:value-type="float" office:value="97" table:style-name="ce36">
            <text:p>97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9" table:style-name="ce36">
            <text:p>99</text:p>
          </table:table-cell>
          <table:table-cell office:value-type="float" office:value="100" table:style-name="ce36">
            <text:p>10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61" table:style-name="ce36">
            <text:p>61</text:p>
          </table:table-cell>
          <table:table-cell office:value-type="float" office:value="86" table:style-name="ce36">
            <text:p>86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35" table:style-name="ce36">
            <text:p>35</text:p>
          </table:table-cell>
          <table:table-cell office:value-type="float" office:value="43" table:style-name="ce36">
            <text:p>43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48" table:style-name="ce36">
            <text:p>48</text:p>
          </table:table-cell>
          <table:table-cell office:value-type="float" office:value="41" table:style-name="ce36">
            <text:p>41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48" table:style-name="ce36">
            <text:p>48</text:p>
          </table:table-cell>
          <table:table-cell office:value-type="float" office:value="41" table:style-name="ce36">
            <text:p>41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70" table:style-name="ce36">
            <text:p>70</text:p>
          </table:table-cell>
          <table:table-cell office:value-type="float" office:value="100" table:style-name="ce36">
            <text:p>100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81" table:style-name="ce36">
            <text:p>81</text:p>
          </table:table-cell>
          <table:table-cell office:value-type="float" office:value="95" table:style-name="ce36">
            <text:p>95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71" table:style-name="ce36">
            <text:p>71</text:p>
          </table:table-cell>
          <table:table-cell office:value-type="float" office:value="99" table:style-name="ce36">
            <text:p>99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79" table:style-name="ce36">
            <text:p>79</text:p>
          </table:table-cell>
          <table:table-cell office:value-type="float" office:value="64" table:style-name="ce36">
            <text:p>64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93" table:style-name="ce36">
            <text:p>93</text:p>
          </table:table-cell>
          <table:table-cell office:value-type="float" office:value="95" table:style-name="ce36">
            <text:p>9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38" table:style-name="ce36">
            <text:p>38</text:p>
          </table:table-cell>
          <table:table-cell office:value-type="float" office:value="46" table:style-name="ce36">
            <text:p>46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86" table:style-name="ce36">
            <text:p>86</text:p>
          </table:table-cell>
          <table:table-cell office:value-type="float" office:value="92" table:style-name="ce36">
            <text:p>92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69" table:style-name="ce36">
            <text:p>69</text:p>
          </table:table-cell>
          <table:table-cell office:value-type="float" office:value="88" table:style-name="ce36">
            <text:p>88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76" table:style-name="ce36">
            <text:p>76</text:p>
          </table:table-cell>
          <table:table-cell office:value-type="float" office:value="87" table:style-name="ce36">
            <text:p>87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48" table:style-name="ce36">
            <text:p>48</text:p>
          </table:table-cell>
          <table:table-cell office:value-type="float" office:value="57" table:style-name="ce36">
            <text:p>57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88" table:style-name="ce36">
            <text:p>88</text:p>
          </table:table-cell>
          <table:table-cell office:value-type="float" office:value="90" table:style-name="ce36">
            <text:p>90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70" table:style-name="ce36">
            <text:p>70</text:p>
          </table:table-cell>
          <table:table-cell office:value-type="float" office:value="72" table:style-name="ce36">
            <text:p>72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93" table:style-name="ce36">
            <text:p>93</text:p>
          </table:table-cell>
          <table:table-cell office:value-type="float" office:value="95" table:style-name="ce36">
            <text:p>95</text:p>
          </table:table-cell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70" table:style-name="ce36">
            <text:p>70</text:p>
          </table:table-cell>
          <table:table-cell office:value-type="float" office:value="87" table:style-name="ce36">
            <text:p>87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100" table:style-name="ce36">
            <text:p>100</text:p>
          </table:table-cell>
          <table:table-cell office:value-type="float" office:value="100" table:style-name="ce36">
            <text:p>10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35" table:style-name="ce36">
            <text:p>35</text:p>
          </table:table-cell>
          <table:table-cell office:value-type="float" office:value="47" table:style-name="ce36">
            <text:p>47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36" table:style-name="ce36">
            <text:p>36</text:p>
          </table:table-cell>
          <table:table-cell office:value-type="float" office:value="34" table:style-name="ce36">
            <text:p>34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51" table:style-name="ce36">
            <text:p>51</text:p>
          </table:table-cell>
          <table:table-cell office:value-type="float" office:value="27" table:style-name="ce36">
            <text:p>27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40" table:style-name="ce36">
            <text:p>40</text:p>
          </table:table-cell>
          <table:table-cell office:value-type="float" office:value="27" table:style-name="ce36">
            <text:p>27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46" table:style-name="ce36">
            <text:p>46</text:p>
          </table:table-cell>
          <table:table-cell office:value-type="float" office:value="65" table:style-name="ce36">
            <text:p>65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98" table:style-name="ce36">
            <text:p>98</text:p>
          </table:table-cell>
          <table:table-cell office:value-type="float" office:value="95" table:style-name="ce36">
            <text:p>95</text:p>
          </table:table-cell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64" table:style-name="ce36">
            <text:p>64</text:p>
          </table:table-cell>
          <table:table-cell office:value-type="float" office:value="91" table:style-name="ce36">
            <text:p>91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40" table:style-name="ce36">
            <text:p>40</text:p>
          </table:table-cell>
          <table:table-cell office:value-type="float" office:value="45" table:style-name="ce36">
            <text:p>45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33" table:style-name="ce36">
            <text:p>33</text:p>
          </table:table-cell>
          <table:table-cell office:value-type="float" office:value="43" table:style-name="ce36">
            <text:p>43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65" table:style-name="ce36">
            <text:p>65</text:p>
          </table:table-cell>
          <table:table-cell office:value-type="float" office:value="80" table:style-name="ce36">
            <text:p>8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63.948717948717949" table:formula="of:=AVERAGE([.D2:.D40])" table:style-name="ce1">
            <text:p>63.94871795</text:p>
          </table:table-cell>
          <table:table-cell office:value-type="float" office:value="70.92307692307692" table:formula="of:=AVERAGE([.E2:.E40])" table:style-name="ce1">
            <text:p>70.92307692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KU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1">
            <text:p>NO</text:p>
          </table:table-cell>
          <table:table-cell office:value-type="string" table:style-name="ce31">
            <text:p>NIM</text:p>
          </table:table-cell>
          <table:table-cell office:value-type="string" table:style-name="ce31">
            <text:p>NAMA</text:p>
          </table:table-cell>
          <table:table-cell office:value-type="string" table:style-name="ce31">
            <text:p>NILAI 1</text:p>
          </table:table-cell>
          <table:table-cell office:value-type="string" table:style-name="ce31">
            <text:p>NILAI 2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83" table:style-name="ce4">
            <text:p>83</text:p>
          </table:table-cell>
          <table:table-cell office:value-type="float" office:value="85" table:style-name="ce4">
            <text:p>85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12" table:style-name="ce6">
            <text:p>12</text:p>
          </table:table-cell>
          <table:table-cell office:value-type="float" office:value="30" table:style-name="ce6">
            <text:p>30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60" table:style-name="ce6">
            <text:p>60</text:p>
          </table:table-cell>
          <table:table-cell office:value-type="float" office:value="62" table:style-name="ce6">
            <text:p>6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10" table:style-name="ce6">
            <text:p>10</text:p>
          </table:table-cell>
          <table:table-cell office:value-type="float" office:value="30" table:style-name="ce6">
            <text:p>3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13" table:style-name="ce6">
            <text:p>13</text:p>
          </table:table-cell>
          <table:table-cell office:value-type="float" office:value="51" table:style-name="ce6">
            <text:p>51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2" table:style-name="ce6">
            <text:p>92</text:p>
          </table:table-cell>
          <table:table-cell office:value-type="float" office:value="95" table:style-name="ce6">
            <text:p>95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21" table:style-name="ce6">
            <text:p>21</text:p>
          </table:table-cell>
          <table:table-cell office:value-type="float" office:value="36" table:style-name="ce6">
            <text:p>36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8" table:style-name="ce6">
            <text:p>8</text:p>
          </table:table-cell>
          <table:table-cell office:value-type="float" office:value="38" table:style-name="ce6">
            <text:p>38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43" table:style-name="ce6">
            <text:p>43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54" table:style-name="ce6">
            <text:p>54</text:p>
          </table:table-cell>
          <table:table-cell office:value-type="float" office:value="80" table:style-name="ce6">
            <text:p>8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35" table:style-name="ce6">
            <text:p>35</text:p>
          </table:table-cell>
          <table:table-cell office:value-type="float" office:value="64" table:style-name="ce6">
            <text:p>64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12" table:style-name="ce6">
            <text:p>12</text:p>
          </table:table-cell>
          <table:table-cell office:value-type="float" office:value="50" table:style-name="ce6">
            <text:p>50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12" table:style-name="ce6">
            <text:p>12</text:p>
          </table:table-cell>
          <table:table-cell office:value-type="float" office:value="54" table:style-name="ce6">
            <text:p>54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30" table:style-name="ce6">
            <text:p>30</text:p>
          </table:table-cell>
          <table:table-cell office:value-type="float" office:value="35" table:style-name="ce6">
            <text:p>35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52" table:style-name="ce6">
            <text:p>52</text:p>
          </table:table-cell>
          <table:table-cell office:value-type="float" office:value="76" table:style-name="ce6">
            <text:p>76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35" table:style-name="ce6">
            <text:p>35</text:p>
          </table:table-cell>
          <table:table-cell office:value-type="float" office:value="68" table:style-name="ce6">
            <text:p>68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48" table:style-name="ce6">
            <text:p>48</text:p>
          </table:table-cell>
          <table:table-cell office:value-type="float" office:value="87" table:style-name="ce6">
            <text:p>87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45" table:style-name="ce6">
            <text:p>45</text:p>
          </table:table-cell>
          <table:table-cell office:value-type="float" office:value="58" table:style-name="ce6">
            <text:p>58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31" table:style-name="ce6">
            <text:p>31</text:p>
          </table:table-cell>
          <table:table-cell office:value-type="float" office:value="82" table:style-name="ce6">
            <text:p>82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12" table:style-name="ce6">
            <text:p>12</text:p>
          </table:table-cell>
          <table:table-cell office:value-type="float" office:value="38" table:style-name="ce6">
            <text:p>38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40" table:style-name="ce6">
            <text:p>40</text:p>
          </table:table-cell>
          <table:table-cell office:value-type="float" office:value="86" table:style-name="ce6">
            <text:p>86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34" table:style-name="ce6">
            <text:p>34</text:p>
          </table:table-cell>
          <table:table-cell office:value-type="float" office:value="56" table:style-name="ce6">
            <text:p>56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94" table:style-name="ce6">
            <text:p>94</text:p>
          </table:table-cell>
          <table:table-cell office:value-type="float" office:value="93" table:style-name="ce6">
            <text:p>93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46" table:style-name="ce6">
            <text:p>46</text:p>
          </table:table-cell>
          <table:table-cell office:value-type="float" office:value="83" table:style-name="ce6">
            <text:p>83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20" table:style-name="ce6">
            <text:p>20</text:p>
          </table:table-cell>
          <table:table-cell office:value-type="float" office:value="51" table:style-name="ce6">
            <text:p>51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98" table:style-name="ce6">
            <text:p>98</text:p>
          </table:table-cell>
          <table:table-cell office:value-type="float" office:value="86" table:style-name="ce6">
            <text:p>86</text:p>
          </table:table-cell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24" table:style-name="ce6">
            <text:p>24</text:p>
          </table:table-cell>
          <table:table-cell office:value-type="float" office:value="66" table:style-name="ce6">
            <text:p>66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95" table:style-name="ce6">
            <text:p>95</text:p>
          </table:table-cell>
          <table:table-cell office:value-type="float" office:value="92" table:style-name="ce6">
            <text:p>92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7" table:style-name="ce6">
            <text:p>7</text:p>
          </table:table-cell>
          <table:table-cell office:value-type="float" office:value="25" table:style-name="ce6">
            <text:p>25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6">
            <text:p>16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6" table:style-name="ce6">
            <text:p>6</text:p>
          </table:table-cell>
          <table:table-cell office:value-type="float" office:value="31" table:style-name="ce6">
            <text:p>31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32" table:style-name="ce6">
            <text:p>32</text:p>
          </table:table-cell>
          <table:table-cell office:value-type="float" office:value="52" table:style-name="ce6">
            <text:p>52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72" table:style-name="ce6">
            <text:p>72</text:p>
          </table:table-cell>
          <table:table-cell office:value-type="float" office:value="70" table:style-name="ce6">
            <text:p>70</text:p>
          </table:table-cell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19" table:style-name="ce8">
            <text:p>19</text:p>
          </table:table-cell>
          <table:table-cell office:value-type="float" office:value="73" table:style-name="ce8">
            <text:p>73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18" table:style-name="ce6">
            <text:p>18</text:p>
          </table:table-cell>
          <table:table-cell office:value-type="float" office:value="35" table:style-name="ce6">
            <text:p>35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17" table:style-name="ce6">
            <text:p>17</text:p>
          </table:table-cell>
          <table:table-cell office:value-type="float" office:value="35" table:style-name="ce6">
            <text:p>35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20" table:style-name="ce8">
            <text:p>20</text:p>
          </table:table-cell>
          <table:table-cell office:value-type="float" office:value="32" table:style-name="ce8">
            <text:p>32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36.179487179487182" table:formula="of:=AVERAGE([.D2:.D40])" table:style-name="ce1">
            <text:p>36.17948718</text:p>
          </table:table-cell>
          <table:table-cell office:value-type="float" office:value="57.487179487179489" table:formula="of:=AVERAGE([.E2:.E40])" table:style-name="ce1">
            <text:p>57.48717949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TUG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1">
            <text:p>NO</text:p>
          </table:table-cell>
          <table:table-cell office:value-type="string" table:style-name="ce31">
            <text:p>NIM</text:p>
          </table:table-cell>
          <table:table-cell office:value-type="string" table:style-name="ce31">
            <text:p>NAMA</text:p>
          </table:table-cell>
          <table:table-cell office:value-type="string" table:style-name="ce31">
            <text:p>NILAI 1</text:p>
          </table:table-cell>
          <table:table-cell office:value-type="string" table:style-name="ce31">
            <text:p>NILAI 2</text:p>
          </table:table-cell>
          <table:table-cell office:value-type="string" table:style-name="ce31">
            <text:p>NILAI 3</text:p>
          </table:table-cell>
          <table:table-cell office:value-type="string" table:style-name="ce31">
            <text:p>NILAI 4</text:p>
          </table:table-cell>
          <table:table-cell office:value-type="string" table:style-name="ce31">
            <text:p>NILAI 5-6</text:p>
          </table:table-cell>
          <table:table-cell office:value-type="string" table:style-name="ce31">
            <text:p>NILAI 7</text:p>
          </table:table-cell>
          <table:table-cell office:value-type="string" table:style-name="ce31">
            <text:p>NILAI 11</text:p>
          </table:table-cell>
          <table:table-cell office:value-type="string" table:style-name="ce31">
            <text:p>NILAI 12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3" table:style-name="ce37">
            <text:p>93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90" table:style-name="ce37">
            <text:p>90</text:p>
          </table:table-cell>
          <table:table-cell office:value-type="float" office:value="94" table:style-name="ce37">
            <text:p>94</text:p>
          </table:table-cell>
          <table:table-cell office:value-type="float" office:value="89" table:style-name="ce37">
            <text:p>89</text:p>
          </table:table-cell>
          <table:table-cell office:value-type="float" office:value="92" table:style-name="ce37">
            <text:p>92</text:p>
          </table:table-cell>
          <table:table-cell office:value-type="float" office:value="94" table:style-name="ce37">
            <text:p>94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7" table:style-name="ce37">
            <text:p>97</text:p>
          </table:table-cell>
          <table:table-cell office:value-type="float" office:value="97" table:style-name="ce37">
            <text:p>97</text:p>
          </table:table-cell>
          <table:table-cell office:value-type="float" office:value="94" table:style-name="ce37">
            <text:p>94</text:p>
          </table:table-cell>
          <table:table-cell office:value-type="float" office:value="95" table:style-name="ce37">
            <text:p>95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96" table:style-name="ce37">
            <text:p>96</text:p>
          </table:table-cell>
          <table:table-cell office:value-type="float" office:value="99" table:style-name="ce37">
            <text:p>99</text:p>
          </table:table-cell>
          <table:table-cell office:value-type="float" office:value="88" table:style-name="ce37">
            <text:p>88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office:value-type="float" office:value="98" table:style-name="ce37">
            <text:p>98</text:p>
          </table:table-cell>
          <table:table-cell office:value-type="float" office:value="94" table:style-name="ce37">
            <text:p>94</text:p>
          </table:table-cell>
          <table:table-cell office:value-type="float" office:value="88" table:style-name="ce37">
            <text:p>88</text:p>
          </table:table-cell>
          <table:table-cell office:value-type="float" office:value="97" table:style-name="ce37">
            <text:p>97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88" table:style-name="ce37">
            <text:p>88</text:p>
          </table:table-cell>
          <table:table-cell office:value-type="float" office:value="98" table:style-name="ce37">
            <text:p>98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4" table:style-name="ce37">
            <text:p>94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90" table:style-name="ce37">
            <text:p>90</text:p>
          </table:table-cell>
          <table:table-cell office:value-type="float" office:value="94" table:style-name="ce37">
            <text:p>94</text:p>
          </table:table-cell>
          <table:table-cell office:value-type="float" office:value="94" table:style-name="ce37">
            <text:p>94</text:p>
          </table:table-cell>
          <table:table-cell office:value-type="float" office:value="95" table:style-name="ce37">
            <text:p>95</text:p>
          </table:table-cell>
          <table:table-cell office:value-type="float" office:value="90" table:style-name="ce37">
            <text:p>9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90" table:style-name="ce37">
            <text:p>90</text:p>
          </table:table-cell>
          <table:table-cell office:value-type="float" office:value="95" table:style-name="ce37">
            <text:p>95</text:p>
          </table:table-cell>
          <table:table-cell office:value-type="float" office:value="97" table:style-name="ce37">
            <text:p>97</text:p>
          </table:table-cell>
          <table:table-cell office:value-type="float" office:value="99" table:style-name="ce37">
            <text:p>99</text:p>
          </table:table-cell>
          <table:table-cell office:value-type="float" office:value="90" table:style-name="ce37">
            <text:p>90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5" table:style-name="ce37">
            <text:p>95</text:p>
          </table:table-cell>
          <table:table-cell office:value-type="float" office:value="88" table:style-name="ce37">
            <text:p>88</text:p>
          </table:table-cell>
          <table:table-cell office:value-type="float" office:value="95" table:style-name="ce37">
            <text:p>95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90" table:style-name="ce37">
            <text:p>90</text:p>
          </table:table-cell>
          <table:table-cell office:value-type="float" office:value="94" table:style-name="ce37">
            <text:p>94</text:p>
          </table:table-cell>
          <table:table-cell office:value-type="float" office:value="97" table:style-name="ce37">
            <text:p>97</text:p>
          </table:table-cell>
          <table:table-cell office:value-type="float" office:value="95" table:style-name="ce37">
            <text:p>95</text:p>
          </table:table-cell>
          <table:table-cell office:value-type="float" office:value="90" table:style-name="ce37">
            <text:p>90</text:p>
          </table:table-cell>
          <table:table-cell office:value-type="float" office:value="97" table:style-name="ce37">
            <text:p>97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100" table:style-name="ce37">
            <text:p>100</text:p>
          </table:table-cell>
          <table:table-cell office:value-type="float" office:value="93" table:style-name="ce37">
            <text:p>93</text:p>
          </table:table-cell>
          <table:table-cell office:value-type="float" office:value="94" table:style-name="ce37">
            <text:p>94</text:p>
          </table:table-cell>
          <table:table-cell office:value-type="float" office:value="93" table:style-name="ce37">
            <text:p>93</text:p>
          </table:table-cell>
          <table:table-cell office:value-type="float" office:value="90" table:style-name="ce37">
            <text:p>90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office:value-type="float" office:value="97" table:style-name="ce37">
            <text:p>97</text:p>
          </table:table-cell>
          <table:table-cell office:value-type="float" office:value="99" table:style-name="ce37">
            <text:p>99</text:p>
          </table:table-cell>
          <table:table-cell office:value-type="float" office:value="91" table:style-name="ce37">
            <text:p>91</text:p>
          </table:table-cell>
          <table:table-cell office:value-type="float" office:value="98" table:style-name="ce37">
            <text:p>98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75" table:style-name="ce37">
            <text:p>75</text:p>
          </table:table-cell>
          <table:table-cell office:value-type="float" office:value="94" table:style-name="ce37">
            <text:p>94</text:p>
          </table:table-cell>
          <table:table-cell office:value-type="float" office:value="97" table:style-name="ce37">
            <text:p>97</text:p>
          </table:table-cell>
          <table:table-cell office:value-type="float" office:value="94" table:style-name="ce37">
            <text:p>94</text:p>
          </table:table-cell>
          <table:table-cell office:value-type="float" office:value="89" table:style-name="ce37">
            <text:p>89</text:p>
          </table:table-cell>
          <table:table-cell office:value-type="float" office:value="98" table:style-name="ce37">
            <text:p>98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86" table:style-name="ce37">
            <text:p>86</text:p>
          </table:table-cell>
          <table:table-cell office:value-type="float" office:value="94" table:style-name="ce37">
            <text:p>94</text:p>
          </table:table-cell>
          <table:table-cell office:value-type="float" office:value="94" table:style-name="ce37">
            <text:p>94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95" table:style-name="ce37">
            <text:p>95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98" table:style-name="ce37">
            <text:p>98</text:p>
          </table:table-cell>
          <table:table-cell office:value-type="float" office:value="99" table:style-name="ce37">
            <text:p>99</text:p>
          </table:table-cell>
          <table:table-cell office:value-type="float" office:value="93" table:style-name="ce37">
            <text:p>93</text:p>
          </table:table-cell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office:value-type="float" office:value="97" table:style-name="ce37">
            <text:p>97</text:p>
          </table:table-cell>
          <table:table-cell office:value-type="float" office:value="91" table:style-name="ce37">
            <text:p>91</text:p>
          </table:table-cell>
          <table:table-cell office:value-type="float" office:value="86" table:style-name="ce37">
            <text:p>86</text:p>
          </table:table-cell>
          <table:table-cell office:value-type="float" office:value="97" table:style-name="ce37">
            <text:p>97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90" table:style-name="ce37">
            <text:p>90</text:p>
          </table:table-cell>
          <table:table-cell office:value-type="float" office:value="95" table:style-name="ce37">
            <text:p>95</text:p>
          </table:table-cell>
          <table:table-cell office:value-type="float" office:value="94" table:style-name="ce37">
            <text:p>94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office:value-type="float" office:value="94" table:style-name="ce37">
            <text:p>94</text:p>
          </table:table-cell>
          <table:table-cell office:value-type="float" office:value="93" table:style-name="ce37">
            <text:p>93</text:p>
          </table:table-cell>
          <table:table-cell office:value-type="float" office:value="90" table:style-name="ce37">
            <text:p>90</text:p>
          </table:table-cell>
          <table:table-cell office:value-type="float" office:value="95" table:style-name="ce37">
            <text:p>95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90" table:style-name="ce37">
            <text:p>90</text:p>
          </table:table-cell>
          <table:table-cell office:value-type="float" office:value="88" table:style-name="ce37">
            <text:p>88</text:p>
          </table:table-cell>
          <table:table-cell office:value-type="float" office:value="94" table:style-name="ce37">
            <text:p>94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91" table:style-name="ce37">
            <text:p>91</text:p>
          </table:table-cell>
          <table:table-cell office:value-type="float" office:value="95" table:style-name="ce37">
            <text:p>95</text:p>
          </table:table-cell>
          <table:table-cell office:value-type="float" office:value="91" table:style-name="ce37">
            <text:p>91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90" table:style-name="ce37">
            <text:p>90</text:p>
          </table:table-cell>
          <table:table-cell office:value-type="float" office:value="93" table:style-name="ce37">
            <text:p>93</text:p>
          </table:table-cell>
          <table:table-cell office:value-type="float" office:value="91" table:style-name="ce37">
            <text:p>91</text:p>
          </table:table-cell>
          <table:table-cell office:value-type="float" office:value="92" table:style-name="ce37">
            <text:p>92</text:p>
          </table:table-cell>
          <table:table-cell office:value-type="float" office:value="88" table:style-name="ce37">
            <text:p>88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3" table:style-name="ce37">
            <text:p>93</text:p>
          </table:table-cell>
          <table:table-cell office:value-type="float" office:value="99" table:style-name="ce37">
            <text:p>99</text:p>
          </table:table-cell>
          <table:table-cell office:value-type="float" office:value="88" table:style-name="ce37">
            <text:p>88</text:p>
          </table:table-cell>
          <table:table-cell office:value-type="float" office:value="96" table:style-name="ce37">
            <text:p>96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80" table:style-name="ce37">
            <text:p>80</text:p>
          </table:table-cell>
          <table:table-cell office:value-type="float" office:value="95" table:style-name="ce37">
            <text:p>95</text:p>
          </table:table-cell>
          <table:table-cell office:value-type="float" office:value="87" table:style-name="ce37">
            <text:p>87</text:p>
          </table:table-cell>
          <table:table-cell office:value-type="float" office:value="95" table:style-name="ce37">
            <text:p>95</text:p>
          </table:table-cell>
          <table:table-cell office:value-type="float" office:value="88" table:style-name="ce37">
            <text:p>88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75" table:style-name="ce37">
            <text:p>75</text:p>
          </table:table-cell>
          <table:table-cell office:value-type="float" office:value="91" table:style-name="ce37">
            <text:p>91</text:p>
          </table:table-cell>
          <table:table-cell office:value-type="float" office:value="96" table:style-name="ce37">
            <text:p>96</text:p>
          </table:table-cell>
          <table:table-cell office:value-type="float" office:value="100" table:style-name="ce37">
            <text:p>100</text:p>
          </table:table-cell>
          <table:table-cell office:value-type="float" office:value="89" table:style-name="ce37">
            <text:p>89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98" table:style-name="ce37">
            <text:p>98</text:p>
          </table:table-cell>
          <table:table-cell office:value-type="float" office:value="99" table:style-name="ce37">
            <text:p>99</text:p>
          </table:table-cell>
          <table:table-cell office:value-type="float" office:value="90" table:style-name="ce37">
            <text:p>90</text:p>
          </table:table-cell>
          <table:table-cell office:value-type="float" office:value="100" table:style-name="ce37">
            <text:p>100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90" table:style-name="ce37">
            <text:p>90</text:p>
          </table:table-cell>
          <table:table-cell office:value-type="float" office:value="94" table:style-name="ce37">
            <text:p>94</text:p>
          </table:table-cell>
          <table:table-cell office:value-type="float" office:value="94" table:style-name="ce37">
            <text:p>94</text:p>
          </table:table-cell>
          <table:table-cell office:value-type="float" office:value="99" table:style-name="ce37">
            <text:p>99</text:p>
          </table:table-cell>
          <table:table-cell office:value-type="float" office:value="89" table:style-name="ce37">
            <text:p>89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75" table:style-name="ce37">
            <text:p>75</text:p>
          </table:table-cell>
          <table:table-cell office:value-type="float" office:value="91" table:style-name="ce37">
            <text:p>91</text:p>
          </table:table-cell>
          <table:table-cell office:value-type="float" office:value="94" table:style-name="ce37">
            <text:p>94</text:p>
          </table:table-cell>
          <table:table-cell office:value-type="float" office:value="97" table:style-name="ce37">
            <text:p>97</text:p>
          </table:table-cell>
          <table:table-cell office:value-type="float" office:value="90" table:style-name="ce37">
            <text:p>90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90" table:style-name="ce37">
            <text:p>90</text:p>
          </table:table-cell>
          <table:table-cell office:value-type="float" office:value="88" table:style-name="ce37">
            <text:p>88</text:p>
          </table:table-cell>
          <table:table-cell office:value-type="float" office:value="98" table:style-name="ce37">
            <text:p>98</text:p>
          </table:table-cell>
          <table:table-cell office:value-type="float" office:value="97" table:style-name="ce37">
            <text:p>97</text:p>
          </table:table-cell>
          <table:table-cell office:value-type="float" office:value="90" table:style-name="ce37">
            <text:p>90</text:p>
          </table:table-cell>
          <table:table-cell office:value-type="float" office:value="97" table:style-name="ce37">
            <text:p>97</text:p>
          </table:table-cell>
          <table:table-cell office:value-type="float" office:value="99" table:style-name="ce37">
            <text:p>99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7" table:style-name="ce37">
            <text:p>97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95" table:style-name="ce37">
            <text:p>95</text:p>
          </table:table-cell>
          <table:table-cell office:value-type="float" office:value="94" table:style-name="ce37">
            <text:p>94</text:p>
          </table:table-cell>
          <table:table-cell office:value-type="float" office:value="95" table:style-name="ce37">
            <text:p>95</text:p>
          </table:table-cell>
          <table:table-cell office:value-type="float" office:value="97" table:style-name="ce37">
            <text:p>97</text:p>
          </table:table-cell>
          <table:table-cell office:value-type="float" office:value="90" table:style-name="ce37">
            <text:p>90</text:p>
          </table:table-cell>
          <table:table-cell office:value-type="float" office:value="100" table:style-name="ce37">
            <text:p>100</text:p>
          </table:table-cell>
          <table:table-cell office:value-type="float" office:value="99" table:style-name="ce37">
            <text:p>99</text:p>
          </table:table-cell>
          <table:table-cell office:value-type="float" office:value="97" table:style-name="ce37">
            <text:p>97</text:p>
          </table:table-cell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94" table:style-name="ce37">
            <text:p>94</text:p>
          </table:table-cell>
          <table:table-cell office:value-type="float" office:value="95" table:style-name="ce37">
            <text:p>95</text:p>
          </table:table-cell>
          <table:table-cell office:value-type="float" office:value="95" table:style-name="ce37">
            <text:p>95</text:p>
          </table:table-cell>
          <table:table-cell office:value-type="float" office:value="99" table:style-name="ce37">
            <text:p>99</text:p>
          </table:table-cell>
          <table:table-cell office:value-type="float" office:value="88" table:style-name="ce37">
            <text:p>88</text:p>
          </table:table-cell>
          <table:table-cell office:value-type="float" office:value="100" table:style-name="ce37">
            <text:p>100</text:p>
          </table:table-cell>
          <table:table-cell office:value-type="float" office:value="98" table:style-name="ce37">
            <text:p>98</text:p>
          </table:table-cell>
          <table:table-cell office:value-type="float" office:value="89" table:style-name="ce37">
            <text:p>89</text:p>
          </table:table-cell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100" table:style-name="ce37">
            <text:p>100</text:p>
          </table:table-cell>
          <table:table-cell office:value-type="float" office:value="94" table:style-name="ce37">
            <text:p>94</text:p>
          </table:table-cell>
          <table:table-cell office:value-type="float" office:value="91" table:style-name="ce37">
            <text:p>91</text:p>
          </table:table-cell>
          <table:table-cell office:value-type="float" office:value="98" table:style-name="ce37">
            <text:p>98</text:p>
          </table:table-cell>
          <table:table-cell office:value-type="float" office:value="90" table:style-name="ce37">
            <text:p>90</text:p>
          </table:table-cell>
          <table:table-cell office:value-type="float" office:value="95" table:style-name="ce37">
            <text:p>95</text:p>
          </table:table-cell>
          <table:table-cell office:value-type="float" office:value="98" table:style-name="ce37">
            <text:p>98</text:p>
          </table:table-cell>
          <table:table-cell office:value-type="float" office:value="98" table:style-name="ce37">
            <text:p>98</text:p>
          </table:table-cell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100" table:style-name="ce37">
            <text:p>100</text:p>
          </table:table-cell>
          <table:table-cell office:value-type="float" office:value="90" table:style-name="ce37">
            <text:p>90</text:p>
          </table:table-cell>
          <table:table-cell office:value-type="float" office:value="93" table:style-name="ce37">
            <text:p>93</text:p>
          </table:table-cell>
          <table:table-cell office:value-type="float" office:value="93" table:style-name="ce37">
            <text:p>93</text:p>
          </table:table-cell>
          <table:table-cell office:value-type="float" office:value="90" table:style-name="ce37">
            <text:p>9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office:value-type="float" office:value="96" table:style-name="ce37">
            <text:p>96</text:p>
          </table:table-cell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100" table:style-name="ce37">
            <text:p>100</text:p>
          </table:table-cell>
          <table:table-cell office:value-type="float" office:value="91" table:style-name="ce37">
            <text:p>91</text:p>
          </table:table-cell>
          <table:table-cell office:value-type="float" office:value="95" table:style-name="ce37">
            <text:p>95</text:p>
          </table:table-cell>
          <table:table-cell office:value-type="float" office:value="95" table:style-name="ce37">
            <text:p>95</text:p>
          </table:table-cell>
          <table:table-cell office:value-type="float" office:value="90" table:style-name="ce37">
            <text:p>90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87" table:style-name="ce37">
            <text:p>87</text:p>
          </table:table-cell>
          <table:table-cell office:value-type="float" office:value="94" table:style-name="ce37">
            <text:p>94</text:p>
          </table:table-cell>
          <table:table-cell office:value-type="float" office:value="89" table:style-name="ce37">
            <text:p>89</text:p>
          </table:table-cell>
          <table:table-cell office:value-type="float" office:value="95" table:style-name="ce37">
            <text:p>95</text:p>
          </table:table-cell>
          <table:table-cell office:value-type="float" office:value="88" table:style-name="ce37">
            <text:p>88</text:p>
          </table:table-cell>
          <table:table-cell office:value-type="float" office:value="98" table:style-name="ce37">
            <text:p>98</text:p>
          </table:table-cell>
          <table:table-cell office:value-type="float" office:value="99" table:style-name="ce37">
            <text:p>99</text:p>
          </table:table-cell>
          <table:table-cell office:value-type="float" office:value="98" table:style-name="ce37">
            <text:p>98</text:p>
          </table:table-cell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87" table:style-name="ce37">
            <text:p>87</text:p>
          </table:table-cell>
          <table:table-cell office:value-type="float" office:value="93" table:style-name="ce37">
            <text:p>93</text:p>
          </table:table-cell>
          <table:table-cell office:value-type="float" office:value="96" table:style-name="ce37">
            <text:p>96</text:p>
          </table:table-cell>
          <table:table-cell office:value-type="float" office:value="99" table:style-name="ce37">
            <text:p>99</text:p>
          </table:table-cell>
          <table:table-cell office:value-type="float" office:value="86" table:style-name="ce37">
            <text:p>86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100" table:style-name="ce37">
            <text:p>100</text:p>
          </table:table-cell>
          <table:table-cell office:value-type="float" office:value="95" table:style-name="ce37">
            <text:p>95</text:p>
          </table:table-cell>
          <table:table-cell office:value-type="float" office:value="95" table:style-name="ce37">
            <text:p>95</text:p>
          </table:table-cell>
          <table:table-cell office:value-type="float" office:value="99" table:style-name="ce37">
            <text:p>99</text:p>
          </table:table-cell>
          <table:table-cell office:value-type="float" office:value="89" table:style-name="ce37">
            <text:p>89</text:p>
          </table:table-cell>
          <table:table-cell office:value-type="float" office:value="99" table:style-name="ce37">
            <text:p>99</text:p>
          </table:table-cell>
          <table:table-cell office:value-type="float" office:value="99" table:style-name="ce37">
            <text:p>99</text:p>
          </table:table-cell>
          <table:table-cell office:value-type="float" office:value="100" table:style-name="ce37">
            <text:p>10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float" office:value="93.820512820512818" table:formula="of:=AVERAGE([.D2:.D40])" table:style-name="ce1">
            <text:p>93.82051282</text:p>
          </table:table-cell>
          <table:table-cell office:value-type="float" office:value="92.92307692307692" table:formula="of:=AVERAGE([.E2:.E40])" table:style-name="ce1">
            <text:p>92.92307692</text:p>
          </table:table-cell>
          <table:table-cell office:value-type="float" office:value="94.692307692307693" table:formula="of:=AVERAGE([.F2:.F40])" table:style-name="ce1">
            <text:p>94.69230769</text:p>
          </table:table-cell>
          <table:table-cell office:value-type="float" office:value="97.102564102564102" table:formula="of:=AVERAGE([.G2:.G40])" table:style-name="ce1">
            <text:p>97.1025641</text:p>
          </table:table-cell>
          <table:table-cell office:value-type="float" office:value="89.897435897435898" table:formula="of:=AVERAGE([.H2:.H40])" table:style-name="ce1">
            <text:p>89.8974359</text:p>
          </table:table-cell>
          <table:table-cell office:value-type="float" office:value="98.692307692307693" table:formula="of:=AVERAGE([.I2:.I40])" table:style-name="ce1">
            <text:p>98.69230769</text:p>
          </table:table-cell>
          <table:table-cell office:value-type="float" office:value="99.333333333333329" table:formula="of:=AVERAGE([.J2:.J40])" table:style-name="ce1">
            <text:p>99.33333333</text:p>
          </table:table-cell>
          <table:table-cell office:value-type="float" office:value="98.051282051282058" table:formula="of:=AVERAGE([.K2:.K40])" table:style-name="ce1">
            <text:p>98.05128205</text:p>
          </table:table-cell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</table:table>
      <table:table table:name="PRAKTIKUM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31">
            <text:p>NO</text:p>
          </table:table-cell>
          <table:table-cell office:value-type="string" table:style-name="ce31">
            <text:p>NIM</text:p>
          </table:table-cell>
          <table:table-cell office:value-type="string" table:style-name="ce31">
            <text:p>NAMA</text:p>
          </table:table-cell>
          <table:table-cell office:value-type="string" table:style-name="ce31">
            <text:p>NILAI 1</text:p>
          </table:table-cell>
          <table:table-cell office:value-type="string" table:style-name="ce31">
            <text:p>NILAI 2</text:p>
          </table:table-cell>
          <table:table-cell office:value-type="string" table:style-name="ce31">
            <text:p>NILAI 3</text:p>
          </table:table-cell>
          <table:table-cell office:value-type="string" table:style-name="ce31">
            <text:p>NILAI 4</text:p>
          </table:table-cell>
          <table:table-cell office:value-type="string" table:style-name="ce31">
            <text:p>NILAI 5</text:p>
          </table:table-cell>
          <table:table-cell office:value-type="string" table:style-name="ce31">
            <text:p>NILAI 6</text:p>
          </table:table-cell>
          <table:table-cell office:value-type="string" table:style-name="ce31">
            <text:p>NILAI 7</text:p>
          </table:table-cell>
          <table:table-cell office:value-type="string" table:style-name="ce31">
            <text:p>NILAI 8</text:p>
          </table:table-cell>
          <table:table-cell office:value-type="string" table:style-name="ce31">
            <text:p>NILAI 9</text:p>
          </table:table-cell>
          <table:table-cell office:value-type="string" table:style-name="ce31">
            <text:p>NILAI 10</text:p>
          </table:table-cell>
          <table:table-cell office:value-type="string" table:style-name="ce31">
            <text:p>NILAI 11</text:p>
          </table:table-cell>
          <table:table-cell office:value-type="string" table:style-name="ce31">
            <text:p>NILAI 12</text:p>
          </table:table-cell>
          <table:table-cell office:value-type="string" table:style-name="ce31">
            <text:p>NILAI 13</text:p>
          </table:table-cell>
          <table:table-cell office:value-type="string" table:style-name="ce31">
            <text:p>NILAI 14</text:p>
          </table:table-cell>
          <table:table-cell office:value-type="string" table:style-name="ce31">
            <text:p>NILAI 15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94.375" table:style-name="ce23">
            <text:p>94.375</text:p>
          </table:table-cell>
          <table:table-cell office:value-type="float" office:value="100" table:style-name="ce23">
            <text:p>100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7.3" table:style-name="ce23">
            <text:p>97.3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65.53" table:style-name="ce23">
            <text:p>65.53</text:p>
          </table:table-cell>
          <table:table-cell office:value-type="float" office:value="97.3" table:style-name="ce23">
            <text:p>97.3</text:p>
          </table:table-cell>
          <table:table-cell office:value-type="float" office:value="84.7" table:style-name="ce23">
            <text:p>84.7</text:p>
          </table:table-cell>
          <table:table-cell office:value-type="float" office:value="94.7" table:style-name="ce23">
            <text:p>94.7</text:p>
          </table:table-cell>
          <table:table-cell office:value-type="float" office:value="67.599999999999994" table:style-name="ce23">
            <text:p>67.6</text:p>
          </table:table-cell>
          <table:table-cell office:value-type="float" office:value="90.5" table:style-name="ce23">
            <text:p>90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77" table:style-name="ce23">
            <text:p>77</text:p>
          </table:table-cell>
          <table:table-cell office:value-type="float" office:value="83.8" table:style-name="ce23">
            <text:p>83.8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71.155000000000001" table:style-name="ce23">
            <text:p>71.155</text:p>
          </table:table-cell>
          <table:table-cell office:value-type="float" office:value="100" table:style-name="ce23">
            <text:p>100</text:p>
          </table:table-cell>
          <table:table-cell office:value-type="float" office:value="70.48" table:style-name="ce23">
            <text:p>70.48</text:p>
          </table:table-cell>
          <table:table-cell office:value-type="float" office:value="96.5" table:style-name="ce23">
            <text:p>9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2.8" table:style-name="ce23">
            <text:p>92.8</text:p>
          </table:table-cell>
          <table:table-cell office:value-type="float" office:value="96" table:style-name="ce23">
            <text:p>96</text:p>
          </table:table-cell>
          <table:table-cell office:value-type="float" office:value="100" table:style-name="ce23">
            <text:p>100</text:p>
          </table:table-cell>
          <table:table-cell office:value-type="float" office:value="99.100000000000009" table:style-name="ce23">
            <text:p>99.1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94.375" table:style-name="ce23">
            <text:p>94.375</text:p>
          </table:table-cell>
          <table:table-cell office:value-type="float" office:value="84.7" table:style-name="ce23">
            <text:p>84.7</text:p>
          </table:table-cell>
          <table:table-cell office:value-type="float" office:value="74.8" table:style-name="ce23">
            <text:p>74.8</text:p>
          </table:table-cell>
          <table:table-cell office:value-type="float" office:value="87.4" table:style-name="ce23">
            <text:p>87.4</text:p>
          </table:table-cell>
          <table:table-cell office:value-type="float" office:value="71.2" table:style-name="ce23">
            <text:p>71.2</text:p>
          </table:table-cell>
          <table:table-cell office:value-type="float" office:value="81.5" table:style-name="ce23">
            <text:p>81.5</text:p>
          </table:table-cell>
          <table:table-cell office:value-type="float" office:value="100" table:style-name="ce23">
            <text:p>100</text:p>
          </table:table-cell>
          <table:table-cell office:value-type="float" office:value="92" table:style-name="ce23">
            <text:p>92</text:p>
          </table:table-cell>
          <table:table-cell office:value-type="float" office:value="32" table:style-name="ce23">
            <text:p>32</text:p>
          </table:table-cell>
          <table:table-cell office:value-type="float" office:value="82" table:style-name="ce23">
            <text:p>82</text:p>
          </table:table-cell>
          <table:table-cell office:value-type="float" office:value="82" table:style-name="ce23">
            <text:p>82</text:p>
          </table:table-cell>
          <table:table-cell office:value-type="float" office:value="0" table:style-name="ce23">
            <text:p>0</text:p>
          </table:table-cell>
          <table:table-cell office:value-type="float" office:value="97.3" table:style-name="ce23">
            <text:p>97.3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94.375" table:style-name="ce23">
            <text:p>94.375</text:p>
          </table:table-cell>
          <table:table-cell office:value-type="float" office:value="100" table:style-name="ce23">
            <text:p>100</text:p>
          </table:table-cell>
          <table:table-cell office:value-type="float" office:value="87.4" table:style-name="ce23">
            <text:p>87.4</text:p>
          </table:table-cell>
          <table:table-cell office:value-type="float" office:value="96.4" table:style-name="ce23">
            <text:p>96.4</text:p>
          </table:table-cell>
          <table:table-cell office:value-type="float" office:value="90.100000000000009" table:style-name="ce23">
            <text:p>90.1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7" table:style-name="ce23">
            <text:p>87</text:p>
          </table:table-cell>
          <table:table-cell office:value-type="float" office:value="98.2" table:style-name="ce23">
            <text:p>98.2</text:p>
          </table:table-cell>
          <table:table-cell office:value-type="float" office:value="93.7" table:style-name="ce23">
            <text:p>93.7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9" table:style-name="ce23">
            <text:p>89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4.375" table:style-name="ce23">
            <text:p>94.375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94.600000000000009" table:style-name="ce23">
            <text:p>94.6</text:p>
          </table:table-cell>
          <table:table-cell office:value-type="float" office:value="93.7" table:style-name="ce23">
            <text:p>93.7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4.600000000000009" table:style-name="ce23">
            <text:p>94.6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83.125" table:style-name="ce23">
            <text:p>83.125</text:p>
          </table:table-cell>
          <table:table-cell office:value-type="float" office:value="100" table:style-name="ce23">
            <text:p>100</text:p>
          </table:table-cell>
          <table:table-cell office:value-type="float" office:value="86.600000000000009" table:style-name="ce23">
            <text:p>86.6</text:p>
          </table:table-cell>
          <table:table-cell office:value-type="float" office:value="96.4" table:style-name="ce23">
            <text:p>96.4</text:p>
          </table:table-cell>
          <table:table-cell office:value-type="float" office:value="91.9" table:style-name="ce23">
            <text:p>91.9</text:p>
          </table:table-cell>
          <table:table-cell office:value-type="float" office:value="98.2" table:style-name="ce23">
            <text:p>98.2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85" table:style-name="ce23">
            <text:p>85</text:p>
          </table:table-cell>
          <table:table-cell office:value-type="float" office:value="98.2" table:style-name="ce23">
            <text:p>98.2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98.2" table:style-name="ce23">
            <text:p>98.2</text:p>
          </table:table-cell>
          <table:table-cell office:value-type="float" office:value="77" table:style-name="ce23">
            <text:p>77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73" table:style-name="ce23">
            <text:p>73</text:p>
          </table:table-cell>
          <table:table-cell office:value-type="float" office:value="88.3" table:style-name="ce23">
            <text:p>88.3</text:p>
          </table:table-cell>
          <table:table-cell office:value-type="float" office:value="50.5" table:style-name="ce23">
            <text:p>50.5</text:p>
          </table:table-cell>
          <table:table-cell office:value-type="float" office:value="86.5" table:style-name="ce23">
            <text:p>86.5</text:p>
          </table:table-cell>
          <table:table-cell office:value-type="float" office:value="84.7" table:style-name="ce23">
            <text:p>84.7</text:p>
          </table:table-cell>
          <table:table-cell office:value-type="float" office:value="90" table:style-name="ce23">
            <text:p>9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72" table:style-name="ce23">
            <text:p>72</text:p>
          </table:table-cell>
          <table:table-cell office:value-type="float" office:value="88.3" table:style-name="ce23">
            <text:p>88.3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office:value-type="float" office:value="94.600000000000009" table:style-name="ce23">
            <text:p>94.6</text:p>
          </table:table-cell>
          <table:table-cell office:value-type="float" office:value="62" table:style-name="ce23">
            <text:p>62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50.5" table:style-name="ce23">
            <text:p>50.5</text:p>
          </table:table-cell>
          <table:table-cell office:value-type="float" office:value="64" table:style-name="ce23">
            <text:p>64</text:p>
          </table:table-cell>
          <table:table-cell office:value-type="float" office:value="81" table:style-name="ce23">
            <text:p>81</text:p>
          </table:table-cell>
          <table:table-cell office:value-type="float" office:value="85.7" table:style-name="ce23">
            <text:p>85.7</text:p>
          </table:table-cell>
          <table:table-cell office:value-type="float" office:value="95.5" table:style-name="ce23">
            <text:p>95.5</text:p>
          </table:table-cell>
          <table:table-cell office:value-type="float" office:value="82" table:style-name="ce23">
            <text:p>82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89.2" table:style-name="ce23">
            <text:p>89.2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7" table:style-name="ce23">
            <text:p>87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7.8" table:style-name="ce23">
            <text:p>87.8</text:p>
          </table:table-cell>
          <table:table-cell office:value-type="float" office:value="98.2" table:style-name="ce23">
            <text:p>98.2</text:p>
          </table:table-cell>
          <table:table-cell office:value-type="float" office:value="95.5" table:style-name="ce23">
            <text:p>95.5</text:p>
          </table:table-cell>
          <table:table-cell office:value-type="float" office:value="91" table:style-name="ce23">
            <text:p>91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6.4" table:style-name="ce23">
            <text:p>96.4</text:p>
          </table:table-cell>
          <table:table-cell office:value-type="float" office:value="93.7" table:style-name="ce23">
            <text:p>93.7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93.25" table:style-name="ce23">
            <text:p>93.25</text:p>
          </table:table-cell>
          <table:table-cell office:value-type="float" office:value="99" table:style-name="ce23">
            <text:p>99</text:p>
          </table:table-cell>
          <table:table-cell office:value-type="float" office:value="90.7" table:style-name="ce23">
            <text:p>90.7</text:p>
          </table:table-cell>
          <table:table-cell office:value-type="float" office:value="100" table:style-name="ce23">
            <text:p>100</text:p>
          </table:table-cell>
          <table:table-cell office:value-type="float" office:value="86.5" table:style-name="ce23">
            <text:p>86.5</text:p>
          </table:table-cell>
          <table:table-cell office:value-type="float" office:value="99.100000000000009" table:style-name="ce23">
            <text:p>99.1</text:p>
          </table:table-cell>
          <table:table-cell office:value-type="float" office:value="100" table:style-name="ce23">
            <text:p>100</text:p>
          </table:table-cell>
          <table:table-cell office:value-type="float" office:value="90" table:style-name="ce23">
            <text:p>90</text:p>
          </table:table-cell>
          <table:table-cell office:value-type="float" office:value="88" table:style-name="ce23">
            <text:p>88</text:p>
          </table:table-cell>
          <table:table-cell office:value-type="float" office:value="89.2" table:style-name="ce23">
            <text:p>89.2</text:p>
          </table:table-cell>
          <table:table-cell office:value-type="float" office:value="96.8" table:style-name="ce23">
            <text:p>96.8</text:p>
          </table:table-cell>
          <table:table-cell office:value-type="float" office:value="100" table:style-name="ce23">
            <text:p>100</text:p>
          </table:table-cell>
          <table:table-cell office:value-type="float" office:value="99.5" table:style-name="ce23">
            <text:p>99.5</text:p>
          </table:table-cell>
          <table:table-cell office:value-type="float" office:value="90" table:style-name="ce23">
            <text:p>9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100" table:style-name="ce23">
            <text:p>100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office:value-type="float" office:value="98.2" table:style-name="ce23">
            <text:p>98.2</text:p>
          </table:table-cell>
          <table:table-cell office:value-type="float" office:value="85.5" table:style-name="ce23">
            <text:p>85.5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83.8" table:style-name="ce23">
            <text:p>83.8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70.75" table:style-name="ce23">
            <text:p>70.75</text:p>
          </table:table-cell>
          <table:table-cell office:value-type="float" office:value="100" table:style-name="ce23">
            <text:p>100</text:p>
          </table:table-cell>
          <table:table-cell office:value-type="float" office:value="86.5" table:style-name="ce23">
            <text:p>86.5</text:p>
          </table:table-cell>
          <table:table-cell office:value-type="float" office:value="93.7" table:style-name="ce23">
            <text:p>93.7</text:p>
          </table:table-cell>
          <table:table-cell office:value-type="float" office:value="81" table:style-name="ce23">
            <text:p>81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2" table:style-name="ce23">
            <text:p>92</text:p>
          </table:table-cell>
          <table:table-cell office:value-type="float" office:value="91" table:style-name="ce23">
            <text:p>91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5" table:style-name="ce23">
            <text:p>85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68.5" table:style-name="ce23">
            <text:p>68.5</text:p>
          </table:table-cell>
          <table:table-cell office:value-type="float" office:value="100" table:style-name="ce23">
            <text:p>100</text:p>
          </table:table-cell>
          <table:table-cell office:value-type="float" office:value="69.400000000000006" table:style-name="ce23">
            <text:p>69.4</text:p>
          </table:table-cell>
          <table:table-cell office:value-type="float" office:value="84.8" table:style-name="ce23">
            <text:p>84.8</text:p>
          </table:table-cell>
          <table:table-cell office:value-type="float" office:value="83.7" table:style-name="ce23">
            <text:p>83.7</text:p>
          </table:table-cell>
          <table:table-cell office:value-type="float" office:value="82" table:style-name="ce23">
            <text:p>82</text:p>
          </table:table-cell>
          <table:table-cell office:value-type="float" office:value="89.2" table:style-name="ce23">
            <text:p>89.2</text:p>
          </table:table-cell>
          <table:table-cell office:value-type="float" office:value="100" table:style-name="ce23">
            <text:p>100</text:p>
          </table:table-cell>
          <table:table-cell office:value-type="float" office:value="62" table:style-name="ce23">
            <text:p>62</text:p>
          </table:table-cell>
          <table:table-cell office:value-type="float" office:value="80.2" table:style-name="ce23">
            <text:p>80.2</text:p>
          </table:table-cell>
          <table:table-cell office:value-type="float" office:value="68.5" table:style-name="ce23">
            <text:p>68.5</text:p>
          </table:table-cell>
          <table:table-cell office:value-type="float" office:value="100" table:style-name="ce23">
            <text:p>100</text:p>
          </table:table-cell>
          <table:table-cell office:value-type="float" office:value="91" table:style-name="ce23">
            <text:p>91</text:p>
          </table:table-cell>
          <table:table-cell office:value-type="float" office:value="60" table:style-name="ce23">
            <text:p>6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90" table:style-name="ce23">
            <text:p>90</text:p>
          </table:table-cell>
          <table:table-cell office:value-type="float" office:value="98" table:style-name="ce23">
            <text:p>98</text:p>
          </table:table-cell>
          <table:table-cell office:value-type="float" office:value="97.3" table:style-name="ce23">
            <text:p>97.3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1.9" table:style-name="ce23">
            <text:p>91.9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0" table:style-name="ce23">
            <text:p>10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77.5" table:style-name="ce23">
            <text:p>77.5</text:p>
          </table:table-cell>
          <table:table-cell office:value-type="float" office:value="76.8" table:style-name="ce23">
            <text:p>76.8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4" table:style-name="ce23">
            <text:p>84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5" table:style-name="ce23">
            <text:p>85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91" table:style-name="ce23">
            <text:p>91</text:p>
          </table:table-cell>
          <table:table-cell office:value-type="float" office:value="81" table:style-name="ce23">
            <text:p>81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75.5" table:style-name="ce23">
            <text:p>75.5</text:p>
          </table:table-cell>
          <table:table-cell office:value-type="float" office:value="91" table:style-name="ce23">
            <text:p>91</text:p>
          </table:table-cell>
          <table:table-cell office:value-type="float" office:value="81.5" table:style-name="ce23">
            <text:p>81.5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7.3" table:style-name="ce23">
            <text:p>97.3</text:p>
          </table:table-cell>
          <table:table-cell office:value-type="float" office:value="100" table:style-name="ce23">
            <text:p>100</text:p>
          </table:table-cell>
          <table:table-cell office:value-type="float" office:value="99.5" table:style-name="ce23">
            <text:p>99.5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73" table:style-name="ce23">
            <text:p>73</text:p>
          </table:table-cell>
          <table:table-cell office:value-type="float" office:value="95.5" table:style-name="ce23">
            <text:p>95.5</text:p>
          </table:table-cell>
          <table:table-cell office:value-type="float" office:value="82" table:style-name="ce23">
            <text:p>82</text:p>
          </table:table-cell>
          <table:table-cell office:value-type="float" office:value="77.5" table:style-name="ce23">
            <text:p>77.5</text:p>
          </table:table-cell>
          <table:table-cell office:value-type="float" office:value="81.5" table:style-name="ce23">
            <text:p>81.5</text:p>
          </table:table-cell>
          <table:table-cell office:value-type="float" office:value="77" table:style-name="ce23">
            <text:p>77</text:p>
          </table:table-cell>
          <table:table-cell office:value-type="float" office:value="86.5" table:style-name="ce23">
            <text:p>86.5</text:p>
          </table:table-cell>
          <table:table-cell office:value-type="float" office:value="80" table:style-name="ce23">
            <text:p>80</text:p>
          </table:table-cell>
          <table:table-cell office:value-type="float" office:value="80" table:style-name="ce23">
            <text:p>80</text:p>
          </table:table-cell>
          <table:table-cell office:value-type="float" office:value="95.5" table:style-name="ce23">
            <text:p>95.5</text:p>
          </table:table-cell>
          <table:table-cell office:value-type="float" office:value="76.5" table:style-name="ce23">
            <text:p>76.5</text:p>
          </table:table-cell>
          <table:table-cell office:value-type="float" office:value="100" table:style-name="ce23">
            <text:p>100</text:p>
          </table:table-cell>
          <table:table-cell office:value-type="float" office:value="86.5" table:style-name="ce23">
            <text:p>86.5</text:p>
          </table:table-cell>
          <table:table-cell office:value-type="float" office:value="81" table:style-name="ce23">
            <text:p>81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77.3" table:style-name="ce23">
            <text:p>77.3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86.5" table:style-name="ce23">
            <text:p>86.5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2" table:style-name="ce23">
            <text:p>92</text:p>
          </table:table-cell>
          <table:table-cell office:value-type="float" office:value="70.300000000000011" table:style-name="ce23">
            <text:p>70.3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82" table:style-name="ce23">
            <text:p>82</text:p>
          </table:table-cell>
          <table:table-cell office:value-type="float" office:value="77" table:style-name="ce23">
            <text:p>77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6.5" table:style-name="ce23">
            <text:p>86.5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32.5" table:style-name="ce23">
            <text:p>32.5</text:p>
          </table:table-cell>
          <table:table-cell office:value-type="float" office:value="75.997" table:style-name="ce23">
            <text:p>75.997</text:p>
          </table:table-cell>
          <table:table-cell office:value-type="float" office:value="91" table:style-name="ce23">
            <text:p>91</text:p>
          </table:table-cell>
          <table:table-cell office:value-type="float" office:value="64" table:style-name="ce23">
            <text:p>64</text:p>
          </table:table-cell>
          <table:table-cell office:value-type="float" office:value="82" table:style-name="ce23">
            <text:p>82</text:p>
          </table:table-cell>
          <table:table-cell office:value-type="float" office:value="64" table:style-name="ce23">
            <text:p>64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76.600000000000009" table:style-name="ce23">
            <text:p>76.6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77.5" table:style-name="ce23">
            <text:p>77.5</text:p>
          </table:table-cell>
          <table:table-cell office:value-type="float" office:value="80" table:style-name="ce23">
            <text:p>8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75" table:style-name="ce23">
            <text:p>75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95.5" table:style-name="ce23">
            <text:p>95.5</text:p>
          </table:table-cell>
          <table:table-cell office:value-type="float" office:value="99" table:style-name="ce23">
            <text:p>99</text:p>
          </table:table-cell>
          <table:table-cell office:value-type="float" office:value="82" table:style-name="ce23">
            <text:p>82</text:p>
          </table:table-cell>
          <table:table-cell office:value-type="float" office:value="10" table:style-name="ce23">
            <text:p>10</text:p>
          </table:table-cell>
          <table:table-cell office:value-type="float" office:value="86.5" table:style-name="ce23">
            <text:p>86.5</text:p>
          </table:table-cell>
          <table:table-cell office:value-type="float" office:value="63.5" table:style-name="ce23">
            <text:p>63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1" table:style-name="ce23">
            <text:p>81</text:p>
          </table:table-cell>
          <table:table-cell office:value-type="float" office:value="86.5" table:style-name="ce23">
            <text:p>86.5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70" table:style-name="ce23">
            <text:p>7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1" table:style-name="ce23">
            <text:p>91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50.5" table:style-name="ce23">
            <text:p>50.5</text:p>
          </table:table-cell>
          <table:table-cell office:value-type="float" office:value="99.5" table:style-name="ce23">
            <text:p>99.5</text:p>
          </table:table-cell>
          <table:table-cell office:value-type="float" office:value="10" table:style-name="ce23">
            <text:p>10</text:p>
          </table:table-cell>
          <table:table-cell office:value-type="float" office:value="80.2" table:style-name="ce23">
            <text:p>80.2</text:p>
          </table:table-cell>
          <table:table-cell office:value-type="float" office:value="61.300000000000004" table:style-name="ce23">
            <text:p>61.3</text:p>
          </table:table-cell>
          <table:table-cell office:value-type="float" office:value="77.5" table:style-name="ce23">
            <text:p>77.5</text:p>
          </table:table-cell>
          <table:table-cell office:value-type="float" office:value="90.6" table:style-name="ce23">
            <text:p>90.6</text:p>
          </table:table-cell>
          <table:table-cell office:value-type="float" office:value="85" table:style-name="ce23">
            <text:p>85</text:p>
          </table:table-cell>
          <table:table-cell office:value-type="float" office:value="70" table:style-name="ce23">
            <text:p>70</text:p>
          </table:table-cell>
          <table:table-cell office:value-type="float" office:value="71.2" table:style-name="ce23">
            <text:p>71.2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65" table:style-name="ce23">
            <text:p>65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95" table:style-name="ce23">
            <text:p>95</text:p>
          </table:table-cell>
          <table:table-cell office:value-type="float" office:value="99.5" table:style-name="ce23">
            <text:p>99.5</text:p>
          </table:table-cell>
          <table:table-cell office:value-type="float" office:value="98.5" table:style-name="ce23">
            <text:p>98.5</text:p>
          </table:table-cell>
          <table:table-cell office:value-type="float" office:value="100" table:style-name="ce23">
            <text:p>100</text:p>
          </table:table-cell>
          <table:table-cell office:value-type="float" office:value="89.2" table:style-name="ce23">
            <text:p>89.2</text:p>
          </table:table-cell>
          <table:table-cell office:value-type="float" office:value="100" table:style-name="ce23">
            <text:p>100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5" table:style-name="ce23">
            <text:p>9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68.5" table:style-name="ce23">
            <text:p>68.5</text:p>
          </table:table-cell>
          <table:table-cell office:value-type="float" office:value="67.5" table:style-name="ce23">
            <text:p>67.5</text:p>
          </table:table-cell>
          <table:table-cell office:value-type="float" office:value="77" table:style-name="ce23">
            <text:p>77</text:p>
          </table:table-cell>
          <table:table-cell office:value-type="float" office:value="95.5" table:style-name="ce23">
            <text:p>95.5</text:p>
          </table:table-cell>
          <table:table-cell office:value-type="float" office:value="42.4" table:style-name="ce23">
            <text:p>42.4</text:p>
          </table:table-cell>
          <table:table-cell office:value-type="float" office:value="68.5" table:style-name="ce23">
            <text:p>68.5</text:p>
          </table:table-cell>
          <table:table-cell office:value-type="float" office:value="91.9" table:style-name="ce23">
            <text:p>91.9</text:p>
          </table:table-cell>
          <table:table-cell office:value-type="float" office:value="100" table:style-name="ce23">
            <text:p>100</text:p>
          </table:table-cell>
          <table:table-cell office:value-type="float" office:value="72" table:style-name="ce23">
            <text:p>72</text:p>
          </table:table-cell>
          <table:table-cell office:value-type="float" office:value="83.8" table:style-name="ce23">
            <text:p>83.8</text:p>
          </table:table-cell>
          <table:table-cell office:value-type="float" office:value="77.5" table:style-name="ce23">
            <text:p>77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0" table:style-name="ce23">
            <text:p>9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49.6" table:style-name="ce23">
            <text:p>49.6</text:p>
          </table:table-cell>
          <table:table-cell office:value-type="float" office:value="100" table:style-name="ce23">
            <text:p>100</text:p>
          </table:table-cell>
          <table:table-cell office:value-type="float" office:value="96.3" table:style-name="ce23">
            <text:p>96.3</text:p>
          </table:table-cell>
          <table:table-cell office:value-type="float" office:value="86.5" table:style-name="ce23">
            <text:p>86.5</text:p>
          </table:table-cell>
          <table:table-cell office:value-type="float" office:value="68.5" table:style-name="ce23">
            <text:p>68.5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65" table:style-name="ce23">
            <text:p>65</text:p>
          </table:table-cell>
          <table:table-cell office:value-type="float" office:value="80.2" table:style-name="ce23">
            <text:p>80.2</text:p>
          </table:table-cell>
          <table:table-cell office:value-type="float" office:value="84.7" table:style-name="ce23">
            <text:p>84.7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60" table:style-name="ce23">
            <text:p>6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40.784999999999997" table:style-name="ce23">
            <text:p>40.785</text:p>
          </table:table-cell>
          <table:table-cell office:value-type="float" office:value="100" table:style-name="ce23">
            <text:p>100</text:p>
          </table:table-cell>
          <table:table-cell office:value-type="float" office:value="49.5" table:style-name="ce23">
            <text:p>49.5</text:p>
          </table:table-cell>
          <table:table-cell office:value-type="float" office:value="62.5" table:style-name="ce23">
            <text:p>62.5</text:p>
          </table:table-cell>
          <table:table-cell office:value-type="float" office:value="56.800000000000004" table:style-name="ce23">
            <text:p>56.8</text:p>
          </table:table-cell>
          <table:table-cell office:value-type="float" office:value="73.3" table:style-name="ce23">
            <text:p>73.3</text:p>
          </table:table-cell>
          <table:table-cell office:value-type="float" office:value="91.9" table:style-name="ce23">
            <text:p>91.9</text:p>
          </table:table-cell>
          <table:table-cell office:value-type="float" office:value="85" table:style-name="ce23">
            <text:p>85</text:p>
          </table:table-cell>
          <table:table-cell office:value-type="float" office:value="70" table:style-name="ce23">
            <text:p>70</text:p>
          </table:table-cell>
          <table:table-cell office:value-type="float" office:value="79.3" table:style-name="ce23">
            <text:p>79.3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91" table:style-name="ce23">
            <text:p>91</text:p>
          </table:table-cell>
          <table:table-cell office:value-type="float" office:value="70" table:style-name="ce23">
            <text:p>7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99.284999999999997" table:style-name="ce23">
            <text:p>99.285</text:p>
          </table:table-cell>
          <table:table-cell office:value-type="float" office:value="100" table:style-name="ce23">
            <text:p>100</text:p>
          </table:table-cell>
          <table:table-cell office:value-type="float" office:value="94.5" table:style-name="ce23">
            <text:p>94.5</text:p>
          </table:table-cell>
          <table:table-cell office:value-type="float" office:value="10" table:style-name="ce23">
            <text:p>10</text:p>
          </table:table-cell>
          <table:table-cell office:value-type="float" office:value="70.2" table:style-name="ce23">
            <text:p>70.2</text:p>
          </table:table-cell>
          <table:table-cell office:value-type="float" office:value="82" table:style-name="ce23">
            <text:p>82</text:p>
          </table:table-cell>
          <table:table-cell office:value-type="float" office:value="98.2" table:style-name="ce23">
            <text:p>98.2</text:p>
          </table:table-cell>
          <table:table-cell office:value-type="float" office:value="100" table:style-name="ce23">
            <text:p>100</text:p>
          </table:table-cell>
          <table:table-cell office:value-type="float" office:value="60" table:style-name="ce23">
            <text:p>60</text:p>
          </table:table-cell>
          <table:table-cell office:value-type="float" office:value="62.2" table:style-name="ce23">
            <text:p>62.2</text:p>
          </table:table-cell>
          <table:table-cell office:value-type="float" office:value="88.3" table:style-name="ce23">
            <text:p>88.3</text:p>
          </table:table-cell>
          <table:table-cell office:value-type="float" office:value="0" table:style-name="ce23">
            <text:p>0</text:p>
          </table:table-cell>
          <table:table-cell office:value-type="float" office:value="100" table:style-name="ce23">
            <text:p>100</text:p>
          </table:table-cell>
          <table:table-cell office:value-type="float" office:value="60" table:style-name="ce23">
            <text:p>60</text:p>
          </table:table-cell>
          <table:table-cell office:value-type="float" office:value="0" table:style-name="ce23">
            <text:p>0</text:p>
          </table:table-cell>
          <table:table-cell table:number-columns-repeated="1636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59.5" table:style-name="ce23">
            <text:p>59.5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73" table:style-name="ce23">
            <text:p>73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office:value-type="float" office:value="72" table:style-name="ce23">
            <text:p>72</text:p>
          </table:table-cell>
          <table:table-cell office:value-type="float" office:value="82" table:style-name="ce23">
            <text:p>82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8" table:style-name="ce23">
            <text:p>88</text:p>
          </table:table-cell>
          <table:table-cell office:value-type="float" office:value="91" table:style-name="ce23">
            <text:p>91</text:p>
          </table:table-cell>
          <table:table-cell table:number-columns-repeated="1636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1" table:style-name="ce23">
            <text:p>91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9" table:style-name="ce23">
            <text:p>89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73" table:style-name="ce23">
            <text:p>73</text:p>
          </table:table-cell>
          <table:table-cell office:value-type="float" office:value="86.5" table:style-name="ce23">
            <text:p>86.5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64" table:style-name="ce23">
            <text:p>64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91" table:style-name="ce23">
            <text:p>91</text:p>
          </table:table-cell>
          <table:table-cell office:value-type="float" office:value="86.5" table:style-name="ce23">
            <text:p>86.5</text:p>
          </table:table-cell>
          <table:table-cell office:value-type="float" office:value="73" table:style-name="ce23">
            <text:p>73</text:p>
          </table:table-cell>
          <table:table-cell office:value-type="float" office:value="80.2" table:style-name="ce23">
            <text:p>80.2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10" table:style-name="ce23">
            <text:p>10</text:p>
          </table:table-cell>
          <table:table-cell office:value-type="float" office:value="84.7" table:style-name="ce23">
            <text:p>84.7</text:p>
          </table:table-cell>
          <table:table-cell office:value-type="float" office:value="0" table:style-name="ce23">
            <text:p>0</text:p>
          </table:table-cell>
          <table:table-cell office:value-type="float" office:value="90.100000000000009" table:style-name="ce23">
            <text:p>90.1</text:p>
          </table:table-cell>
          <table:table-cell office:value-type="float" office:value="88" table:style-name="ce23">
            <text:p>88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73" table:style-name="ce23">
            <text:p>73</text:p>
          </table:table-cell>
          <table:table-cell office:value-type="float" office:value="100" table:style-name="ce23">
            <text:p>100</text:p>
          </table:table-cell>
          <table:table-cell office:value-type="float" office:value="81" table:style-name="ce23">
            <text:p>81</text:p>
          </table:table-cell>
          <table:table-cell office:value-type="float" office:value="90" table:style-name="ce23">
            <text:p>90</text:p>
          </table:table-cell>
          <table:table-cell office:value-type="float" office:value="72" table:style-name="ce23">
            <text:p>72</text:p>
          </table:table-cell>
          <table:table-cell office:value-type="float" office:value="86.5" table:style-name="ce23">
            <text:p>86.5</text:p>
          </table:table-cell>
          <table:table-cell office:value-type="float" office:value="89.2" table:style-name="ce23">
            <text:p>89.2</text:p>
          </table:table-cell>
          <table:table-cell office:value-type="float" office:value="80" table:style-name="ce23">
            <text:p>80</text:p>
          </table:table-cell>
          <table:table-cell office:value-type="float" office:value="85" table:style-name="ce23">
            <text:p>85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95.5" table:style-name="ce23">
            <text:p>95.5</text:p>
          </table:table-cell>
          <table:table-cell office:value-type="float" office:value="85" table:style-name="ce23">
            <text:p>85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50.5" table:style-name="ce23">
            <text:p>50.5</text:p>
          </table:table-cell>
          <table:table-cell office:value-type="float" office:value="100" table:style-name="ce23">
            <text:p>100</text:p>
          </table:table-cell>
          <table:table-cell office:value-type="float" office:value="82" table:style-name="ce23">
            <text:p>82</text:p>
          </table:table-cell>
          <table:table-cell office:value-type="float" office:value="95.5" table:style-name="ce23">
            <text:p>95.5</text:p>
          </table:table-cell>
          <table:table-cell office:value-type="float" office:value="85.5" table:style-name="ce23">
            <text:p>85.5</text:p>
          </table:table-cell>
          <table:table-cell office:value-type="float" office:value="100" table:style-name="ce23">
            <text:p>100</text:p>
          </table:table-cell>
          <table:table-cell office:value-type="float" office:value="87.4" table:style-name="ce23">
            <text:p>87.4</text:p>
          </table:table-cell>
          <table:table-cell office:value-type="float" office:value="0" table:style-name="ce23">
            <text:p>0</text:p>
          </table:table-cell>
          <table:table-cell office:value-type="float" office:value="82" table:style-name="ce23">
            <text:p>82</text:p>
          </table:table-cell>
          <table:table-cell office:value-type="float" office:value="91" table:style-name="ce23">
            <text:p>91</text:p>
          </table:table-cell>
          <table:table-cell office:value-type="float" office:value="88.3" table:style-name="ce23">
            <text:p>88.3</text:p>
          </table:table-cell>
          <table:table-cell office:value-type="float" office:value="0" table:style-name="ce23">
            <text:p>0</text:p>
          </table:table-cell>
          <table:table-cell office:value-type="float" office:value="100" table:style-name="ce23">
            <text:p>100</text:p>
          </table:table-cell>
          <table:table-cell office:value-type="float" office:value="80" table:style-name="ce23">
            <text:p>80</text:p>
          </table:table-cell>
          <table:table-cell office:value-type="float" office:value="100" table:style-name="ce23">
            <text:p>100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79.546842105263138" table:formula="of:=AVERAGE([.D2:.D39])" table:style-name="ce1">
            <text:p>79.54684211</text:p>
          </table:table-cell>
          <table:table-cell office:value-type="float" office:value="96.481499999999997" table:formula="of:=AVERAGE([.E2:.E39])" table:style-name="ce1">
            <text:p>96.4815</text:p>
          </table:table-cell>
          <table:table-cell office:value-type="float" office:value="84.828421052631597" table:formula="of:=AVERAGE([.F2:.F39])" table:style-name="ce1">
            <text:p>84.82842105</text:p>
          </table:table-cell>
          <table:table-cell office:value-type="float" office:value="86.942105263157899" table:formula="of:=AVERAGE([.G2:.G39])" table:style-name="ce1">
            <text:p>86.94210526</text:p>
          </table:table-cell>
          <table:table-cell office:value-type="float" office:value="84.081578947368413" table:formula="of:=AVERAGE([.H2:.H39])" table:style-name="ce1">
            <text:p>84.08157895</text:p>
          </table:table-cell>
          <table:table-cell office:value-type="float" office:value="85.889473684210529" table:formula="of:=AVERAGE([.I2:.I39])" table:style-name="ce1">
            <text:p>85.88947368</text:p>
          </table:table-cell>
          <table:table-cell office:value-type="float" office:value="92.978947368421032" table:formula="of:=AVERAGE([.J2:.J39])" table:style-name="ce1">
            <text:p>92.97894737</text:p>
          </table:table-cell>
          <table:table-cell office:value-type="float" office:value="97.05263157894737" table:formula="of:=AVERAGE([.K2:.K39])" table:style-name="ce1">
            <text:p>97.05263158</text:p>
          </table:table-cell>
          <table:table-cell office:value-type="float" office:value="85.473684210526315" table:formula="of:=AVERAGE([.L2:.L39])" table:style-name="ce1">
            <text:p>85.47368421</text:p>
          </table:table-cell>
          <table:table-cell office:value-type="float" office:value="86.452631578947361" table:formula="of:=AVERAGE([.M2:.M39])" table:style-name="ce1">
            <text:p>86.45263158</text:p>
          </table:table-cell>
          <table:table-cell office:value-type="float" office:value="90.09210526315789" table:formula="of:=AVERAGE([.N2:.N39])" table:style-name="ce1">
            <text:p>90.09210526</text:p>
          </table:table-cell>
          <table:table-cell office:value-type="float" office:value="92.10526315789474" table:formula="of:=AVERAGE([.O2:.O39])" table:style-name="ce1">
            <text:p>92.10526316</text:p>
          </table:table-cell>
          <table:table-cell office:value-type="float" office:value="94.184210526315795" table:formula="of:=AVERAGE([.P2:.P39])" table:style-name="ce1">
            <text:p>94.18421053</text:p>
          </table:table-cell>
          <table:table-cell office:value-type="float" office:value="86.84210526315789" table:formula="of:=AVERAGE([.Q2:.Q39])" table:style-name="ce1">
            <text:p>86.84210526</text:p>
          </table:table-cell>
          <table:table-cell office:value-type="float" office:value="94.763157894736835" table:formula="of:=AVERAGE([.R2:.R39])" table:style-name="ce1">
            <text:p>94.76315789</text:p>
          </table:table-cell>
          <table:table-cell table:number-columns-repeated="16366"/>
        </table:table-row>
        <table:table-row table:number-rows-repeated="1048535" table:style-name="ro1">
          <table:table-cell table:number-columns-repeated="16384"/>
        </table:table-row>
      </table:table>
      <table:table table:name="TUGAS_BES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31">
            <text:p>NO</text:p>
          </table:table-cell>
          <table:table-cell office:value-type="string" table:style-name="ce31">
            <text:p>NIM</text:p>
          </table:table-cell>
          <table:table-cell office:value-type="string" table:style-name="ce31">
            <text:p>NAMA</text:p>
          </table:table-cell>
          <table:table-cell office:value-type="string" table:style-name="ce31">
            <text:p>NILAI TUBES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84" table:style-name="ce38">
            <text:p>84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84" table:style-name="ce38">
            <text:p>8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94" table:style-name="ce38">
            <text:p>9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99" table:style-name="ce38">
            <text:p>99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93" table:style-name="ce38">
            <text:p>93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6.8" table:style-name="ce38">
            <text:p>96.8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99" table:style-name="ce38">
            <text:p>99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98" table:style-name="ce38">
            <text:p>98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89" table:style-name="ce38">
            <text:p>89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96.8" table:style-name="ce38">
            <text:p>96.8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93" table:style-name="ce38">
            <text:p>93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98" table:style-name="ce38">
            <text:p>98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98" table:style-name="ce38">
            <text:p>98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94" table:style-name="ce38">
            <text:p>9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97.7" table:style-name="ce38">
            <text:p>97.7</text:p>
          </table:table-cell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94" table:style-name="ce38">
            <text:p>94</text:p>
          </table:table-cell>
          <table:table-cell table:number-columns-repeated="1638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94" table:style-name="ce38">
            <text:p>94</text:p>
          </table:table-cell>
          <table:table-cell table:number-columns-repeated="1638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97" table:style-name="ce38">
            <text:p>97</text:p>
          </table:table-cell>
          <table:table-cell table:number-columns-repeated="16380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89" table:style-name="ce38">
            <text:p>89</text:p>
          </table:table-cell>
          <table:table-cell table:number-columns-repeated="1638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99" table:style-name="ce38">
            <text:p>99</text:p>
          </table:table-cell>
          <table:table-cell table:number-columns-repeated="1638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100" table:style-name="ce38">
            <text:p>100</text:p>
          </table:table-cell>
          <table:table-cell table:number-columns-repeated="1638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97.2" table:style-name="ce38">
            <text:p>97.2</text:p>
          </table:table-cell>
          <table:table-cell table:number-columns-repeated="16380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99" table:style-name="ce38">
            <text:p>99</text:p>
          </table:table-cell>
          <table:table-cell table:number-columns-repeated="16380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97.3" table:style-name="ce38">
            <text:p>97.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96.94358974358974" table:formula="of:=AVERAGE([.D2:.D40])" table:style-name="ce1">
            <text:p>96.94358974</text:p>
          </table:table-cell>
          <table:table-cell table:number-columns-repeated="16380"/>
        </table:table-row>
        <table:table-row table:number-rows-repeated="1048535" table:style-name="ro1">
          <table:table-cell table:number-columns-repeated="16384"/>
        </table:table-row>
      </table:table>
      <table:table table:name="NILAI_AKHI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8" table:default-cell-style-name="ce1"/>
        <table:table-column table:style-name="co4" table:number-columns-repeated="16359" table:default-cell-style-name="ce1"/>
        <table:table-row table:style-name="ro1">
          <table:table-cell office:value-type="string" table:number-columns-spanned="1" table:number-rows-spanned="2" table:style-name="ce32">
            <text:p>NO</text:p>
          </table:table-cell>
          <table:table-cell office:value-type="string" table:number-columns-spanned="1" table:number-rows-spanned="2" table:style-name="ce32">
            <text:p>NIM</text:p>
          </table:table-cell>
          <table:table-cell office:value-type="string" table:number-columns-spanned="1" table:number-rows-spanned="2" table:style-name="ce32">
            <text:p>NAMA</text:p>
          </table:table-cell>
          <table:table-cell office:value-type="string" table:number-columns-spanned="2" table:number-rows-spanned="1" table:style-name="ce32">
            <text:p>TUGAS</text:p>
          </table:table-cell>
          <table:covered-table-cell/>
          <table:table-cell office:value-type="string" table:number-columns-spanned="2" table:number-rows-spanned="1" table:style-name="ce32">
            <text:p>KUIS</text:p>
          </table:table-cell>
          <table:covered-table-cell/>
          <table:table-cell office:value-type="string" table:number-columns-spanned="1" table:number-rows-spanned="2" table:style-name="ce32">
            <text:p>UTS</text:p>
          </table:table-cell>
          <table:table-cell office:value-type="string" table:number-columns-spanned="1" table:number-rows-spanned="2" table:style-name="ce32">
            <text:p>UAS</text:p>
          </table:table-cell>
          <table:table-cell office:value-type="string" table:style-name="ce9">
            <text:p>PRAKTIKUM</text:p>
          </table:table-cell>
          <table:table-cell office:value-type="string" table:style-name="ce31">
            <text:p>TUGAS BESAR</text:p>
          </table:table-cell>
          <table:table-cell office:value-type="string" table:number-columns-spanned="3" table:number-rows-spanned="1" table:style-name="ce32">
            <text:p>NILAI PER CLO</text:p>
          </table:table-cell>
          <table:covered-table-cell table:number-columns-repeated="2"/>
          <table:table-cell office:value-type="string" table:number-columns-spanned="1" table:number-rows-spanned="2" table:style-name="ce32">
            <text:p>NILAI AKHIR</text:p>
          </table:table-cell>
          <table:table-cell office:value-type="string" table:number-columns-spanned="1" table:number-rows-spanned="2" table:style-name="ce32">
            <text:p>GRADE</text:p>
          </table:table-cell>
          <table:table-cell office:value-type="string" table:number-columns-spanned="1" table:number-rows-spanned="2" table:style-name="ce32">
            <text:p>REMEDIAL UTS</text:p>
          </table:table-cell>
          <table:table-cell table:style-name="ce1"/>
          <table:table-cell office:value-type="string" table:number-columns-spanned="7" table:number-rows-spanned="1" table:style-name="ce35">
            <text:p>GRADE</text:p>
          </table:table-cell>
          <table:covered-table-cell table:number-columns-repeated="6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SUB-CLO-01-1-1</text:p>
          </table:table-cell>
          <table:table-cell office:value-type="string" table:style-name="ce11">
            <text:p>SUB-CLO-01-1-2</text:p>
          </table:table-cell>
          <table:table-cell office:value-type="string" table:style-name="ce10">
            <text:p>SUB-CLO-01-1-1</text:p>
          </table:table-cell>
          <table:table-cell office:value-type="string" table:style-name="ce11">
            <text:p>SUB-CLO-01-1-2</text:p>
          </table:table-cell>
          <table:covered-table-cell/>
          <table:covered-table-cell/>
          <table:table-cell office:value-type="string" table:style-name="ce12">
            <text:p>SUB-CLO-03-2-1</text:p>
          </table:table-cell>
          <table:table-cell office:value-type="string" table:style-name="ce12">
            <text:p>SUB-CLO-03-2-1</text:p>
          </table:table-cell>
          <table:table-cell office:value-type="string" table:style-name="ce10">
            <text:p>SUB-CLO-01-1-1</text:p>
          </table:table-cell>
          <table:table-cell office:value-type="string" table:style-name="ce11">
            <text:p>SUB-CLO-01-1-2</text:p>
          </table:table-cell>
          <table:table-cell office:value-type="string" table:style-name="ce12">
            <text:p>SUB-CLO-03-2-1</text:p>
          </table:table-cell>
          <table:covered-table-cell/>
          <table:covered-table-cell/>
          <table:covered-table-cell/>
          <table:table-cell table:style-name="ce1"/>
          <table:table-cell office:value-type="string" table:style-name="ce29">
            <text:p>A</text:p>
          </table:table-cell>
          <table:table-cell office:value-type="string" table:style-name="ce25">
            <text:p>AB</text:p>
          </table:table-cell>
          <table:table-cell office:value-type="string" table:style-name="ce30">
            <text:p>B</text:p>
          </table:table-cell>
          <table:table-cell office:value-type="string" table:style-name="ce10">
            <text:p>BC</text:p>
          </table:table-cell>
          <table:table-cell office:value-type="string" table:style-name="ce26">
            <text:p>C</text:p>
          </table:table-cell>
          <table:table-cell office:value-type="string" table:style-name="ce27">
            <text:p>D</text:p>
          </table:table-cell>
          <table:table-cell office:value-type="string" table:style-name="ce28">
            <text:p>E</text:p>
          </table:table-cell>
          <table:table-cell table:number-columns-repeated="1635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3">
            <text:p>103032300006</text:p>
          </table:table-cell>
          <table:table-cell office:value-type="string" table:style-name="ce4">
            <text:p>LARASATI PUTRI MAHARANI</text:p>
          </table:table-cell>
          <table:table-cell office:value-type="float" office:value="4.8166666666666664" table:formula="of:=AVERAGE([TUGAS.D2:.I2])*5%" table:style-name="ce4">
            <text:p>4.816666667</text:p>
          </table:table-cell>
          <table:table-cell office:value-type="float" office:value="4.9750000000000005" table:formula="of:=AVERAGE([TUGAS.J2:.K2])*5%" table:style-name="ce4">
            <text:p>4.975</text:p>
          </table:table-cell>
          <table:table-cell office:value-type="float" office:value="4.1500000000000004" table:formula="of:=[KUIS.D2]*5%" table:style-name="ce4">
            <text:p>4.15</text:p>
          </table:table-cell>
          <table:table-cell office:value-type="float" office:value="4.25" table:formula="of:=[KUIS.E2]*5%" table:style-name="ce4">
            <text:p>4.25</text:p>
          </table:table-cell>
          <table:table-cell office:value-type="float" office:value="24" table:formula="of:=[UTS_UAS.D2]*25%" table:style-name="ce4">
            <text:p>24</text:p>
          </table:table-cell>
          <table:table-cell office:value-type="float" office:value="23.5" table:formula="of:=[UTS_UAS.E2]*25%" table:style-name="ce4">
            <text:p>23.5</text:p>
          </table:table-cell>
          <table:table-cell office:value-type="float" office:value="19.841000000000001" table:formula="of:=AVERAGE([PRAKTIKUM.D2:.R2])*20%" table:style-name="ce4">
            <text:p>19.841</text:p>
          </table:table-cell>
          <table:table-cell office:value-type="float" office:value="10" table:formula="of:=[TUGAS_BESAR.D2]*10%" table:style-name="ce4">
            <text:p>10</text:p>
          </table:table-cell>
          <table:table-cell office:value-type="float" office:value="94.19047619047619" table:formula="of:=SUM([.D3];[.F3];[.H3])/35*100" table:style-name="ce39">
            <text:p>94.19047619</text:p>
          </table:table-cell>
          <table:table-cell office:value-type="float" office:value="93.5" table:formula="of:=SUM([.E3];[.G3];[.I3])/35*100" table:style-name="ce4">
            <text:p>93.5</text:p>
          </table:table-cell>
          <table:table-cell office:value-type="float" office:value="99.47" table:formula="of:=SUM([.J3];[.K3])/30*100" table:style-name="ce4">
            <text:p>99.47</text:p>
          </table:table-cell>
          <table:table-cell office:value-type="float" office:value="95.532666666666671" table:formula="of:=SUM([.D3];[.E3];[.F3];[.G3];[.H3];[.I3];[.J3];[.K3])" table:style-name="ce40">
            <text:p>95.53266667</text:p>
          </table:table-cell>
          <table:table-cell office:value-type="string" office:string-value="A" table:formula="of:=IF([.O3]&lt;=40;&quot;E&quot;;IF(AND([.O3]&gt;40;[.O3]&lt;50.01);&quot;D&quot;;IF(AND([.O3]&gt;=50.01;[.O3]&lt;60.01);&quot;C&quot;;IF(AND([.O3]&gt;=60.01;[.O3]&lt;65.01);&quot;BC&quot;;IF(AND([.O3]&gt;=65.01;[.O3]&lt;75.01);&quot;B&quot;;IF(AND([.O3]&gt;=75.01;[.O3]&lt;85.01);&quot;AB&quot;;IF([.O3]&gt;=85.01;&quot;A&quot;;)))))))" table:style-name="ce41">
            <text:p>A</text:p>
          </table:table-cell>
          <table:table-cell office:value-type="string" office:string-value="TIDAK" table:formula="of:=IF(AND([.L3]&lt;=40.01;[UTS_UAS.D2]&lt;=40.01);&quot;YA&quot;;&quot;TIDAK&quot;)" table:style-name="ce42">
            <text:p>TIDAK</text:p>
          </table:table-cell>
          <table:table-cell table:style-name="ce1"/>
          <table:table-cell office:value-type="float" office:value="15" table:formula="of:=COUNTIF([.$P$3:.$P$41];[.S2])" table:style-name="ce2">
            <text:p>15</text:p>
          </table:table-cell>
          <table:table-cell office:value-type="float" office:value="6" table:formula="of:=COUNTIF([.$P$3:.$P$41];[.T2])" table:style-name="ce2">
            <text:p>6</text:p>
          </table:table-cell>
          <table:table-cell office:value-type="float" office:value="3" table:formula="of:=COUNTIF([.$P$3:.$P$41];[.U2])" table:style-name="ce2">
            <text:p>3</text:p>
          </table:table-cell>
          <table:table-cell office:value-type="float" office:value="7" table:formula="of:=COUNTIF([.$P$3:.$P$41];[.V2])" table:style-name="ce2">
            <text:p>7</text:p>
          </table:table-cell>
          <table:table-cell office:value-type="float" office:value="8" table:formula="of:=COUNTIF([.$P$3:.$P$41];[.W2])" table:style-name="ce2">
            <text:p>8</text:p>
          </table:table-cell>
          <table:table-cell office:value-type="float" office:value="0" table:formula="of:=COUNTIF([.$P$3:.$P$41];[.X2])" table:style-name="ce2">
            <text:p>0</text:p>
          </table:table-cell>
          <table:table-cell office:value-type="float" office:value="0" table:formula="of:=COUNTIF([.$P$3:.$P$41];[.Y2])" table:style-name="ce2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4.6583333333333341" table:formula="of:=AVERAGE([TUGAS.D3:.I3])*5%" table:style-name="ce4">
            <text:p>4.658333333</text:p>
          </table:table-cell>
          <table:table-cell office:value-type="float" office:value="5" table:formula="of:=AVERAGE([TUGAS.J3:.K3])*5%" table:style-name="ce4">
            <text:p>5</text:p>
          </table:table-cell>
          <table:table-cell office:value-type="float" office:value="0.60000000000000009" table:formula="of:=[KUIS.D3]*5%" table:style-name="ce4">
            <text:p>0.6</text:p>
          </table:table-cell>
          <table:table-cell office:value-type="float" office:value="1.5" table:formula="of:=[KUIS.E3]*5%" table:style-name="ce4">
            <text:p>1.5</text:p>
          </table:table-cell>
          <table:table-cell office:value-type="float" office:value="12.75" table:formula="of:=[UTS_UAS.D3]*25%" table:style-name="ce4">
            <text:p>12.75</text:p>
          </table:table-cell>
          <table:table-cell office:value-type="float" office:value="10.5" table:formula="of:=[UTS_UAS.E3]*25%" table:style-name="ce4">
            <text:p>10.5</text:p>
          </table:table-cell>
          <table:table-cell office:value-type="float" office:value="17.761733333333332" table:formula="of:=AVERAGE([PRAKTIKUM.D3:.R3])*20%" table:style-name="ce4">
            <text:p>17.76173333</text:p>
          </table:table-cell>
          <table:table-cell office:value-type="float" office:value="8.4" table:formula="of:=[TUGAS_BESAR.D3]*10%" table:style-name="ce4">
            <text:p>8.4</text:p>
          </table:table-cell>
          <table:table-cell office:value-type="float" office:value="51.452380952380949" table:formula="of:=SUM([.D4];[.F4];[.H4])/35*100" table:style-name="ce39">
            <text:p>51.45238095</text:p>
          </table:table-cell>
          <table:table-cell office:value-type="float" office:value="48.571428571428569" table:formula="of:=SUM([.E4];[.G4];[.I4])/35*100" table:style-name="ce4">
            <text:p>48.57142857</text:p>
          </table:table-cell>
          <table:table-cell office:value-type="float" office:value="87.205777777777769" table:formula="of:=SUM([.J4];[.K4])/30*100" table:style-name="ce4">
            <text:p>87.20577778</text:p>
          </table:table-cell>
          <table:table-cell office:value-type="float" office:value="61.170066666666663" table:formula="of:=SUM([.D4];[.E4];[.F4];[.G4];[.H4];[.I4];[.J4];[.K4])" table:style-name="ce40">
            <text:p>61.17006667</text:p>
          </table:table-cell>
          <table:table-cell office:value-type="string" office:string-value="BC" table:formula="of:=IF([.O4]&lt;=40;&quot;E&quot;;IF(AND([.O4]&gt;40;[.O4]&lt;50.01);&quot;D&quot;;IF(AND([.O4]&gt;=50.01;[.O4]&lt;60.01);&quot;C&quot;;IF(AND([.O4]&gt;=60.01;[.O4]&lt;65.01);&quot;BC&quot;;IF(AND([.O4]&gt;=65.01;[.O4]&lt;75.01);&quot;B&quot;;IF(AND([.O4]&gt;=75.01;[.O4]&lt;85.01);&quot;AB&quot;;IF([.O4]&gt;=85.01;&quot;A&quot;;)))))))" table:style-name="ce41">
            <text:p>BC</text:p>
          </table:table-cell>
          <table:table-cell office:value-type="string" office:string-value="TIDAK" table:formula="of:=IF(AND([.L4]&lt;=40.01;[UTS_UAS.D3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4.8083333333333336" table:formula="of:=AVERAGE([TUGAS.D4:.I4])*5%" table:style-name="ce4">
            <text:p>4.808333333</text:p>
          </table:table-cell>
          <table:table-cell office:value-type="float" office:value="4.9750000000000005" table:formula="of:=AVERAGE([TUGAS.J4:.K4])*5%" table:style-name="ce4">
            <text:p>4.975</text:p>
          </table:table-cell>
          <table:table-cell office:value-type="float" office:value="3" table:formula="of:=[KUIS.D4]*5%" table:style-name="ce4">
            <text:p>3</text:p>
          </table:table-cell>
          <table:table-cell office:value-type="float" office:value="3.1" table:formula="of:=[KUIS.E4]*5%" table:style-name="ce4">
            <text:p>3.1</text:p>
          </table:table-cell>
          <table:table-cell office:value-type="float" office:value="21" table:formula="of:=[UTS_UAS.D4]*25%" table:style-name="ce4">
            <text:p>21</text:p>
          </table:table-cell>
          <table:table-cell office:value-type="float" office:value="22.5" table:formula="of:=[UTS_UAS.E4]*25%" table:style-name="ce4">
            <text:p>22.5</text:p>
          </table:table-cell>
          <table:table-cell office:value-type="float" office:value="17.813799999999997" table:formula="of:=AVERAGE([PRAKTIKUM.D4:.R4])*20%" table:style-name="ce4">
            <text:p>17.8138</text:p>
          </table:table-cell>
          <table:table-cell office:value-type="float" office:value="10" table:formula="of:=[TUGAS_BESAR.D4]*10%" table:style-name="ce4">
            <text:p>10</text:p>
          </table:table-cell>
          <table:table-cell office:value-type="float" office:value="82.30952380952381" table:formula="of:=SUM([.D5];[.F5];[.H5])/35*100" table:style-name="ce39">
            <text:p>82.30952381</text:p>
          </table:table-cell>
          <table:table-cell office:value-type="float" office:value="87.357142857142861" table:formula="of:=SUM([.E5];[.G5];[.I5])/35*100" table:style-name="ce4">
            <text:p>87.35714286</text:p>
          </table:table-cell>
          <table:table-cell office:value-type="float" office:value="92.712666666666649" table:formula="of:=SUM([.J5];[.K5])/30*100" table:style-name="ce4">
            <text:p>92.71266667</text:p>
          </table:table-cell>
          <table:table-cell office:value-type="float" office:value="87.197133333333326" table:formula="of:=SUM([.D5];[.E5];[.F5];[.G5];[.H5];[.I5];[.J5];[.K5])" table:style-name="ce40">
            <text:p>87.19713333</text:p>
          </table:table-cell>
          <table:table-cell office:value-type="string" office:string-value="A" table:formula="of:=IF([.O5]&lt;=40;&quot;E&quot;;IF(AND([.O5]&gt;40;[.O5]&lt;50.01);&quot;D&quot;;IF(AND([.O5]&gt;=50.01;[.O5]&lt;60.01);&quot;C&quot;;IF(AND([.O5]&gt;=60.01;[.O5]&lt;65.01);&quot;BC&quot;;IF(AND([.O5]&gt;=65.01;[.O5]&lt;75.01);&quot;B&quot;;IF(AND([.O5]&gt;=75.01;[.O5]&lt;85.01);&quot;AB&quot;;IF([.O5]&gt;=85.01;&quot;A&quot;;)))))))" table:style-name="ce41">
            <text:p>A</text:p>
          </table:table-cell>
          <table:table-cell office:value-type="string" office:string-value="TIDAK" table:formula="of:=IF(AND([.L5]&lt;=40.01;[UTS_UAS.D4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4.7750000000000004" table:formula="of:=AVERAGE([TUGAS.D5:.I5])*5%" table:style-name="ce4">
            <text:p>4.775</text:p>
          </table:table-cell>
          <table:table-cell office:value-type="float" office:value="4.9750000000000005" table:formula="of:=AVERAGE([TUGAS.J5:.K5])*5%" table:style-name="ce4">
            <text:p>4.975</text:p>
          </table:table-cell>
          <table:table-cell office:value-type="float" office:value="0.5" table:formula="of:=[KUIS.D5]*5%" table:style-name="ce4">
            <text:p>0.5</text:p>
          </table:table-cell>
          <table:table-cell office:value-type="float" office:value="1.5" table:formula="of:=[KUIS.E5]*5%" table:style-name="ce4">
            <text:p>1.5</text:p>
          </table:table-cell>
          <table:table-cell office:value-type="float" office:value="11.25" table:formula="of:=[UTS_UAS.D5]*25%" table:style-name="ce4">
            <text:p>11.25</text:p>
          </table:table-cell>
          <table:table-cell office:value-type="float" office:value="13.75" table:formula="of:=[UTS_UAS.E5]*25%" table:style-name="ce4">
            <text:p>13.75</text:p>
          </table:table-cell>
          <table:table-cell office:value-type="float" office:value="15.363666666666667" table:formula="of:=AVERAGE([PRAKTIKUM.D5:.R5])*20%" table:style-name="ce4">
            <text:p>15.36366667</text:p>
          </table:table-cell>
          <table:table-cell office:value-type="float" office:value="10" table:formula="of:=[TUGAS_BESAR.D5]*10%" table:style-name="ce4">
            <text:p>10</text:p>
          </table:table-cell>
          <table:table-cell office:value-type="float" office:value="47.214285714285708" table:formula="of:=SUM([.D6];[.F6];[.H6])/35*100" table:style-name="ce39">
            <text:p>47.21428571</text:p>
          </table:table-cell>
          <table:table-cell office:value-type="float" office:value="57.785714285714285" table:formula="of:=SUM([.E6];[.G6];[.I6])/35*100" table:style-name="ce4">
            <text:p>57.78571429</text:p>
          </table:table-cell>
          <table:table-cell office:value-type="float" office:value="84.545555555555552" table:formula="of:=SUM([.J6];[.K6])/30*100" table:style-name="ce4">
            <text:p>84.54555556</text:p>
          </table:table-cell>
          <table:table-cell office:value-type="float" office:value="62.113666666666667" table:formula="of:=SUM([.D6];[.E6];[.F6];[.G6];[.H6];[.I6];[.J6];[.K6])" table:style-name="ce40">
            <text:p>62.11366667</text:p>
          </table:table-cell>
          <table:table-cell office:value-type="string" office:string-value="BC" table:formula="of:=IF([.O6]&lt;=40;&quot;E&quot;;IF(AND([.O6]&gt;40;[.O6]&lt;50.01);&quot;D&quot;;IF(AND([.O6]&gt;=50.01;[.O6]&lt;60.01);&quot;C&quot;;IF(AND([.O6]&gt;=60.01;[.O6]&lt;65.01);&quot;BC&quot;;IF(AND([.O6]&gt;=65.01;[.O6]&lt;75.01);&quot;B&quot;;IF(AND([.O6]&gt;=75.01;[.O6]&lt;85.01);&quot;AB&quot;;IF([.O6]&gt;=85.01;&quot;A&quot;;)))))))" table:style-name="ce41">
            <text:p>BC</text:p>
          </table:table-cell>
          <table:table-cell office:value-type="string" office:string-value="TIDAK" table:formula="of:=IF(AND([.L6]&lt;=40.01;[UTS_UAS.D5]&lt;=40.01);&quot;YA&quot;;&quot;TIDAK&quot;)" table:style-name="ce42">
            <text:p>TIDAK</text:p>
          </table:table-cell>
          <table:table-cell table:style-name="ce1"/>
          <table:table-cell office:value-type="string" table:number-columns-spanned="4" table:number-rows-spanned="1" table:style-name="ce33">
            <text:p>REMEDIAL</text:p>
          </table:table-cell>
          <table:covered-table-cell table:number-columns-repeated="3"/>
          <table:table-cell table:number-columns-repeated="1636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4.7666666666666666" table:formula="of:=AVERAGE([TUGAS.D6:.I6])*5%" table:style-name="ce4">
            <text:p>4.766666667</text:p>
          </table:table-cell>
          <table:table-cell office:value-type="float" office:value="5" table:formula="of:=AVERAGE([TUGAS.J6:.K6])*5%" table:style-name="ce4">
            <text:p>5</text:p>
          </table:table-cell>
          <table:table-cell office:value-type="float" office:value="0.65" table:formula="of:=[KUIS.D6]*5%" table:style-name="ce4">
            <text:p>0.65</text:p>
          </table:table-cell>
          <table:table-cell office:value-type="float" office:value="2.5500000000000003" table:formula="of:=[KUIS.E6]*5%" table:style-name="ce4">
            <text:p>2.55</text:p>
          </table:table-cell>
          <table:table-cell office:value-type="float" office:value="11" table:formula="of:=[UTS_UAS.D6]*25%" table:style-name="ce4">
            <text:p>11</text:p>
          </table:table-cell>
          <table:table-cell office:value-type="float" office:value="13.5" table:formula="of:=[UTS_UAS.E6]*25%" table:style-name="ce4">
            <text:p>13.5</text:p>
          </table:table-cell>
          <table:table-cell office:value-type="float" office:value="18.909000000000002" table:formula="of:=AVERAGE([PRAKTIKUM.D6:.R6])*20%" table:style-name="ce4">
            <text:p>18.909</text:p>
          </table:table-cell>
          <table:table-cell office:value-type="float" office:value="8.4" table:formula="of:=[TUGAS_BESAR.D6]*10%" table:style-name="ce4">
            <text:p>8.4</text:p>
          </table:table-cell>
          <table:table-cell office:value-type="float" office:value="46.904761904761912" table:formula="of:=SUM([.D7];[.F7];[.H7])/35*100" table:style-name="ce39">
            <text:p>46.9047619</text:p>
          </table:table-cell>
          <table:table-cell office:value-type="float" office:value="60.142857142857139" table:formula="of:=SUM([.E7];[.G7];[.I7])/35*100" table:style-name="ce4">
            <text:p>60.14285714</text:p>
          </table:table-cell>
          <table:table-cell office:value-type="float" office:value="91.030000000000015" table:formula="of:=SUM([.J7];[.K7])/30*100" table:style-name="ce4">
            <text:p>91.03</text:p>
          </table:table-cell>
          <table:table-cell office:value-type="float" office:value="64.77566666666668" table:formula="of:=SUM([.D7];[.E7];[.F7];[.G7];[.H7];[.I7];[.J7];[.K7])" table:style-name="ce40">
            <text:p>64.77566667</text:p>
          </table:table-cell>
          <table:table-cell office:value-type="string" office:string-value="BC" table:formula="of:=IF([.O7]&lt;=40;&quot;E&quot;;IF(AND([.O7]&gt;40;[.O7]&lt;50.01);&quot;D&quot;;IF(AND([.O7]&gt;=50.01;[.O7]&lt;60.01);&quot;C&quot;;IF(AND([.O7]&gt;=60.01;[.O7]&lt;65.01);&quot;BC&quot;;IF(AND([.O7]&gt;=65.01;[.O7]&lt;75.01);&quot;B&quot;;IF(AND([.O7]&gt;=75.01;[.O7]&lt;85.01);&quot;AB&quot;;IF([.O7]&gt;=85.01;&quot;A&quot;;)))))))" table:style-name="ce41">
            <text:p>BC</text:p>
          </table:table-cell>
          <table:table-cell office:value-type="string" office:string-value="TIDAK" table:formula="of:=IF(AND([.L7]&lt;=40.01;[UTS_UAS.D6]&lt;=40.01);&quot;YA&quot;;&quot;TIDAK&quot;)" table:style-name="ce42">
            <text:p>TIDAK</text:p>
          </table:table-cell>
          <table:table-cell table:style-name="ce1"/>
          <table:table-cell office:value-type="float" office:value="3" table:formula="of:=COUNTIF([.Q3:.Q41];&quot;YA&quot;)" table:number-columns-spanned="4" table:number-rows-spanned="1" table:style-name="ce34">
            <text:p>3</text:p>
          </table:table-cell>
          <table:covered-table-cell table:number-columns-repeated="3"/>
          <table:table-cell table:number-columns-repeated="16362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4.8333333333333339" table:formula="of:=AVERAGE([TUGAS.D7:.I7])*5%" table:style-name="ce4">
            <text:p>4.833333333</text:p>
          </table:table-cell>
          <table:table-cell office:value-type="float" office:value="4.9750000000000005" table:formula="of:=AVERAGE([TUGAS.J7:.K7])*5%" table:style-name="ce4">
            <text:p>4.975</text:p>
          </table:table-cell>
          <table:table-cell office:value-type="float" office:value="4.6000000000000005" table:formula="of:=[KUIS.D7]*5%" table:style-name="ce4">
            <text:p>4.6</text:p>
          </table:table-cell>
          <table:table-cell office:value-type="float" office:value="4.75" table:formula="of:=[KUIS.E7]*5%" table:style-name="ce4">
            <text:p>4.75</text:p>
          </table:table-cell>
          <table:table-cell office:value-type="float" office:value="23.5" table:formula="of:=[UTS_UAS.D7]*25%" table:style-name="ce4">
            <text:p>23.5</text:p>
          </table:table-cell>
          <table:table-cell office:value-type="float" office:value="23.5" table:formula="of:=[UTS_UAS.E7]*25%" table:style-name="ce4">
            <text:p>23.5</text:p>
          </table:table-cell>
          <table:table-cell office:value-type="float" office:value="19.433" table:formula="of:=AVERAGE([PRAKTIKUM.D7:.R7])*20%" table:style-name="ce4">
            <text:p>19.433</text:p>
          </table:table-cell>
          <table:table-cell office:value-type="float" office:value="10" table:formula="of:=[TUGAS_BESAR.D7]*10%" table:style-name="ce4">
            <text:p>10</text:p>
          </table:table-cell>
          <table:table-cell office:value-type="float" office:value="94.095238095238116" table:formula="of:=SUM([.D8];[.F8];[.H8])/35*100" table:style-name="ce39">
            <text:p>94.0952381</text:p>
          </table:table-cell>
          <table:table-cell office:value-type="float" office:value="94.928571428571431" table:formula="of:=SUM([.E8];[.G8];[.I8])/35*100" table:style-name="ce4">
            <text:p>94.92857143</text:p>
          </table:table-cell>
          <table:table-cell office:value-type="float" office:value="98.11" table:formula="of:=SUM([.J8];[.K8])/30*100" table:style-name="ce4">
            <text:p>98.11</text:p>
          </table:table-cell>
          <table:table-cell office:value-type="float" office:value="95.591333333333324" table:formula="of:=SUM([.D8];[.E8];[.F8];[.G8];[.H8];[.I8];[.J8];[.K8])" table:style-name="ce40">
            <text:p>95.59133333</text:p>
          </table:table-cell>
          <table:table-cell office:value-type="string" office:string-value="A" table:formula="of:=IF([.O8]&lt;=40;&quot;E&quot;;IF(AND([.O8]&gt;40;[.O8]&lt;50.01);&quot;D&quot;;IF(AND([.O8]&gt;=50.01;[.O8]&lt;60.01);&quot;C&quot;;IF(AND([.O8]&gt;=60.01;[.O8]&lt;65.01);&quot;BC&quot;;IF(AND([.O8]&gt;=65.01;[.O8]&lt;75.01);&quot;B&quot;;IF(AND([.O8]&gt;=75.01;[.O8]&lt;85.01);&quot;AB&quot;;IF([.O8]&gt;=85.01;&quot;A&quot;;)))))))" table:style-name="ce41">
            <text:p>A</text:p>
          </table:table-cell>
          <table:table-cell office:value-type="string" office:string-value="TIDAK" table:formula="of:=IF(AND([.L8]&lt;=40.01;[UTS_UAS.D7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4.8166666666666664" table:formula="of:=AVERAGE([TUGAS.D8:.I8])*5%" table:style-name="ce4">
            <text:p>4.816666667</text:p>
          </table:table-cell>
          <table:table-cell office:value-type="float" office:value="5" table:formula="of:=AVERAGE([TUGAS.J8:.K8])*5%" table:style-name="ce4">
            <text:p>5</text:p>
          </table:table-cell>
          <table:table-cell office:value-type="float" office:value="1.05" table:formula="of:=[KUIS.D8]*5%" table:style-name="ce4">
            <text:p>1.05</text:p>
          </table:table-cell>
          <table:table-cell office:value-type="float" office:value="1.8" table:formula="of:=[KUIS.E8]*5%" table:style-name="ce4">
            <text:p>1.8</text:p>
          </table:table-cell>
          <table:table-cell office:value-type="float" office:value="11.25" table:formula="of:=[UTS_UAS.D8]*25%" table:style-name="ce4">
            <text:p>11.25</text:p>
          </table:table-cell>
          <table:table-cell office:value-type="float" office:value="15" table:formula="of:=[UTS_UAS.E8]*25%" table:style-name="ce4">
            <text:p>15</text:p>
          </table:table-cell>
          <table:table-cell office:value-type="float" office:value="18.777666666666669" table:formula="of:=AVERAGE([PRAKTIKUM.D8:.R8])*20%" table:style-name="ce4">
            <text:p>18.77766667</text:p>
          </table:table-cell>
          <table:table-cell office:value-type="float" office:value="9.4" table:formula="of:=[TUGAS_BESAR.D8]*10%" table:style-name="ce4">
            <text:p>9.4</text:p>
          </table:table-cell>
          <table:table-cell office:value-type="float" office:value="48.904761904761905" table:formula="of:=SUM([.D9];[.F9];[.H9])/35*100" table:style-name="ce39">
            <text:p>48.9047619</text:p>
          </table:table-cell>
          <table:table-cell office:value-type="float" office:value="62.285714285714292" table:formula="of:=SUM([.E9];[.G9];[.I9])/35*100" table:style-name="ce4">
            <text:p>62.28571429</text:p>
          </table:table-cell>
          <table:table-cell office:value-type="float" office:value="93.925555555555562" table:formula="of:=SUM([.J9];[.K9])/30*100" table:style-name="ce4">
            <text:p>93.92555556</text:p>
          </table:table-cell>
          <table:table-cell office:value-type="float" office:value="67.094333333333338" table:formula="of:=SUM([.D9];[.E9];[.F9];[.G9];[.H9];[.I9];[.J9];[.K9])" table:style-name="ce40">
            <text:p>67.09433333</text:p>
          </table:table-cell>
          <table:table-cell office:value-type="string" office:string-value="B" table:formula="of:=IF([.O9]&lt;=40;&quot;E&quot;;IF(AND([.O9]&gt;40;[.O9]&lt;50.01);&quot;D&quot;;IF(AND([.O9]&gt;=50.01;[.O9]&lt;60.01);&quot;C&quot;;IF(AND([.O9]&gt;=60.01;[.O9]&lt;65.01);&quot;BC&quot;;IF(AND([.O9]&gt;=65.01;[.O9]&lt;75.01);&quot;B&quot;;IF(AND([.O9]&gt;=75.01;[.O9]&lt;85.01);&quot;AB&quot;;IF([.O9]&gt;=85.01;&quot;A&quot;;)))))))" table:style-name="ce41">
            <text:p>B</text:p>
          </table:table-cell>
          <table:table-cell office:value-type="string" office:string-value="TIDAK" table:formula="of:=IF(AND([.L9]&lt;=40.01;[UTS_UAS.D8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4.6833333333333336" table:formula="of:=AVERAGE([TUGAS.D9:.I9])*5%" table:style-name="ce4">
            <text:p>4.683333333</text:p>
          </table:table-cell>
          <table:table-cell office:value-type="float" office:value="5" table:formula="of:=AVERAGE([TUGAS.J9:.K9])*5%" table:style-name="ce4">
            <text:p>5</text:p>
          </table:table-cell>
          <table:table-cell office:value-type="float" office:value="0.4" table:formula="of:=[KUIS.D9]*5%" table:style-name="ce4">
            <text:p>0.4</text:p>
          </table:table-cell>
          <table:table-cell office:value-type="float" office:value="1.9000000000000001" table:formula="of:=[KUIS.E9]*5%" table:style-name="ce4">
            <text:p>1.9</text:p>
          </table:table-cell>
          <table:table-cell office:value-type="float" office:value="6.5" table:formula="of:=[UTS_UAS.D9]*25%" table:style-name="ce4">
            <text:p>6.5</text:p>
          </table:table-cell>
          <table:table-cell office:value-type="float" office:value="12" table:formula="of:=[UTS_UAS.E9]*25%" table:style-name="ce4">
            <text:p>12</text:p>
          </table:table-cell>
          <table:table-cell office:value-type="float" office:value="16.838666666666665" table:formula="of:=AVERAGE([PRAKTIKUM.D9:.R9])*20%" table:style-name="ce4">
            <text:p>16.83866667</text:p>
          </table:table-cell>
          <table:table-cell office:value-type="float" office:value="9.9" table:formula="of:=[TUGAS_BESAR.D9]*10%" table:style-name="ce4">
            <text:p>9.9</text:p>
          </table:table-cell>
          <table:table-cell office:value-type="float" office:value="33.095238095238095" table:formula="of:=SUM([.D10];[.F10];[.H10])/35*100" table:style-name="ce39">
            <text:p>33.0952381</text:p>
          </table:table-cell>
          <table:table-cell office:value-type="float" office:value="53.999999999999993" table:formula="of:=SUM([.E10];[.G10];[.I10])/35*100" table:style-name="ce4">
            <text:p>54</text:p>
          </table:table-cell>
          <table:table-cell office:value-type="float" office:value="89.128888888888895" table:formula="of:=SUM([.J10];[.K10])/30*100" table:style-name="ce4">
            <text:p>89.12888889</text:p>
          </table:table-cell>
          <table:table-cell office:value-type="float" office:value="57.222000000000001" table:formula="of:=SUM([.D10];[.E10];[.F10];[.G10];[.H10];[.I10];[.J10];[.K10])" table:style-name="ce40">
            <text:p>57.222</text:p>
          </table:table-cell>
          <table:table-cell office:value-type="string" office:string-value="C" table:formula="of:=IF([.O10]&lt;=40;&quot;E&quot;;IF(AND([.O10]&gt;40;[.O10]&lt;50.01);&quot;D&quot;;IF(AND([.O10]&gt;=50.01;[.O10]&lt;60.01);&quot;C&quot;;IF(AND([.O10]&gt;=60.01;[.O10]&lt;65.01);&quot;BC&quot;;IF(AND([.O10]&gt;=65.01;[.O10]&lt;75.01);&quot;B&quot;;IF(AND([.O10]&gt;=75.01;[.O10]&lt;85.01);&quot;AB&quot;;IF([.O10]&gt;=85.01;&quot;A&quot;;)))))))" table:style-name="ce41">
            <text:p>C</text:p>
          </table:table-cell>
          <table:table-cell office:value-type="string" office:string-value="YA" table:formula="of:=IF(AND([.L10]&lt;=40.01;[UTS_UAS.D9]&lt;=40.01);&quot;YA&quot;;&quot;TIDAK&quot;)" table:style-name="ce42">
            <text:p>YA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4.7583333333333337" table:formula="of:=AVERAGE([TUGAS.D10:.I10])*5%" table:style-name="ce4">
            <text:p>4.758333333</text:p>
          </table:table-cell>
          <table:table-cell office:value-type="float" office:value="4.875" table:formula="of:=AVERAGE([TUGAS.J10:.K10])*5%" table:style-name="ce4">
            <text:p>4.875</text:p>
          </table:table-cell>
          <table:table-cell office:value-type="float" office:value="2.15" table:formula="of:=[KUIS.D10]*5%" table:style-name="ce4">
            <text:p>2.15</text:p>
          </table:table-cell>
          <table:table-cell office:value-type="float" office:value="4.25" table:formula="of:=[KUIS.E10]*5%" table:style-name="ce4">
            <text:p>4.25</text:p>
          </table:table-cell>
          <table:table-cell office:value-type="float" office:value="19.5" table:formula="of:=[UTS_UAS.D10]*25%" table:style-name="ce4">
            <text:p>19.5</text:p>
          </table:table-cell>
          <table:table-cell office:value-type="float" office:value="24.25" table:formula="of:=[UTS_UAS.E10]*25%" table:style-name="ce4">
            <text:p>24.25</text:p>
          </table:table-cell>
          <table:table-cell office:value-type="float" office:value="17.352" table:formula="of:=AVERAGE([PRAKTIKUM.D10:.R10])*20%" table:style-name="ce4">
            <text:p>17.352</text:p>
          </table:table-cell>
          <table:table-cell office:value-type="float" office:value="9.3000000000000007" table:formula="of:=[TUGAS_BESAR.D10]*10%" table:style-name="ce4">
            <text:p>9.3</text:p>
          </table:table-cell>
          <table:table-cell office:value-type="float" office:value="75.452380952380949" table:formula="of:=SUM([.D11];[.F11];[.H11])/35*100" table:style-name="ce39">
            <text:p>75.45238095</text:p>
          </table:table-cell>
          <table:table-cell office:value-type="float" office:value="95.357142857142861" table:formula="of:=SUM([.E11];[.G11];[.I11])/35*100" table:style-name="ce4">
            <text:p>95.35714286</text:p>
          </table:table-cell>
          <table:table-cell office:value-type="float" office:value="88.84" table:formula="of:=SUM([.J11];[.K11])/30*100" table:style-name="ce4">
            <text:p>88.84</text:p>
          </table:table-cell>
          <table:table-cell office:value-type="float" office:value="86.435333333333332" table:formula="of:=SUM([.D11];[.E11];[.F11];[.G11];[.H11];[.I11];[.J11];[.K11])" table:style-name="ce40">
            <text:p>86.43533333</text:p>
          </table:table-cell>
          <table:table-cell office:value-type="string" office:string-value="A" table:formula="of:=IF([.O11]&lt;=40;&quot;E&quot;;IF(AND([.O11]&gt;40;[.O11]&lt;50.01);&quot;D&quot;;IF(AND([.O11]&gt;=50.01;[.O11]&lt;60.01);&quot;C&quot;;IF(AND([.O11]&gt;=60.01;[.O11]&lt;65.01);&quot;BC&quot;;IF(AND([.O11]&gt;=65.01;[.O11]&lt;75.01);&quot;B&quot;;IF(AND([.O11]&gt;=75.01;[.O11]&lt;85.01);&quot;AB&quot;;IF([.O11]&gt;=85.01;&quot;A&quot;;)))))))" table:style-name="ce41">
            <text:p>A</text:p>
          </table:table-cell>
          <table:table-cell office:value-type="string" office:string-value="TIDAK" table:formula="of:=IF(AND([.L11]&lt;=40.01;[UTS_UAS.D10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4.7666666666666666" table:formula="of:=AVERAGE([TUGAS.D11:.I11])*5%" table:style-name="ce4">
            <text:p>4.766666667</text:p>
          </table:table-cell>
          <table:table-cell office:value-type="float" office:value="4.8500000000000005" table:formula="of:=AVERAGE([TUGAS.J11:.K11])*5%" table:style-name="ce4">
            <text:p>4.85</text:p>
          </table:table-cell>
          <table:table-cell office:value-type="float" office:value="2.7" table:formula="of:=[KUIS.D11]*5%" table:style-name="ce4">
            <text:p>2.7</text:p>
          </table:table-cell>
          <table:table-cell office:value-type="float" office:value="4" table:formula="of:=[KUIS.E11]*5%" table:style-name="ce4">
            <text:p>4</text:p>
          </table:table-cell>
          <table:table-cell office:value-type="float" office:value="24.75" table:formula="of:=[UTS_UAS.D11]*25%" table:style-name="ce4">
            <text:p>24.75</text:p>
          </table:table-cell>
          <table:table-cell office:value-type="float" office:value="25" table:formula="of:=[UTS_UAS.E11]*25%" table:style-name="ce4">
            <text:p>25</text:p>
          </table:table-cell>
          <table:table-cell office:value-type="float" office:value="19.441333333333333" table:formula="of:=AVERAGE([PRAKTIKUM.D11:.R11])*20%" table:style-name="ce4">
            <text:p>19.44133333</text:p>
          </table:table-cell>
          <table:table-cell office:value-type="float" office:value="9.68" table:formula="of:=[TUGAS_BESAR.D11]*10%" table:style-name="ce4">
            <text:p>9.68</text:p>
          </table:table-cell>
          <table:table-cell office:value-type="float" office:value="92.047619047619051" table:formula="of:=SUM([.D12];[.F12];[.H12])/35*100" table:style-name="ce39">
            <text:p>92.04761905</text:p>
          </table:table-cell>
          <table:table-cell office:value-type="float" office:value="96.714285714285722" table:formula="of:=SUM([.E12];[.G12];[.I12])/35*100" table:style-name="ce4">
            <text:p>96.71428571</text:p>
          </table:table-cell>
          <table:table-cell office:value-type="float" office:value="97.071111111111108" table:formula="of:=SUM([.J12];[.K12])/30*100" table:style-name="ce4">
            <text:p>97.07111111</text:p>
          </table:table-cell>
          <table:table-cell office:value-type="float" office:value="95.187999999999988" table:formula="of:=SUM([.D12];[.E12];[.F12];[.G12];[.H12];[.I12];[.J12];[.K12])" table:style-name="ce40">
            <text:p>95.188</text:p>
          </table:table-cell>
          <table:table-cell office:value-type="string" office:string-value="A" table:formula="of:=IF([.O12]&lt;=40;&quot;E&quot;;IF(AND([.O12]&gt;40;[.O12]&lt;50.01);&quot;D&quot;;IF(AND([.O12]&gt;=50.01;[.O12]&lt;60.01);&quot;C&quot;;IF(AND([.O12]&gt;=60.01;[.O12]&lt;65.01);&quot;BC&quot;;IF(AND([.O12]&gt;=65.01;[.O12]&lt;75.01);&quot;B&quot;;IF(AND([.O12]&gt;=75.01;[.O12]&lt;85.01);&quot;AB&quot;;IF([.O12]&gt;=85.01;&quot;A&quot;;)))))))" table:style-name="ce41">
            <text:p>A</text:p>
          </table:table-cell>
          <table:table-cell office:value-type="string" office:string-value="TIDAK" table:formula="of:=IF(AND([.L12]&lt;=40.01;[UTS_UAS.D11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4.6916666666666664" table:formula="of:=AVERAGE([TUGAS.D12:.I12])*5%" table:style-name="ce4">
            <text:p>4.691666667</text:p>
          </table:table-cell>
          <table:table-cell office:value-type="float" office:value="5" table:formula="of:=AVERAGE([TUGAS.J12:.K12])*5%" table:style-name="ce4">
            <text:p>5</text:p>
          </table:table-cell>
          <table:table-cell office:value-type="float" office:value="1.75" table:formula="of:=[KUIS.D12]*5%" table:style-name="ce4">
            <text:p>1.75</text:p>
          </table:table-cell>
          <table:table-cell office:value-type="float" office:value="3.2" table:formula="of:=[KUIS.E12]*5%" table:style-name="ce4">
            <text:p>3.2</text:p>
          </table:table-cell>
          <table:table-cell office:value-type="float" office:value="15.25" table:formula="of:=[UTS_UAS.D12]*25%" table:style-name="ce4">
            <text:p>15.25</text:p>
          </table:table-cell>
          <table:table-cell office:value-type="float" office:value="21.5" table:formula="of:=[UTS_UAS.E12]*25%" table:style-name="ce4">
            <text:p>21.5</text:p>
          </table:table-cell>
          <table:table-cell office:value-type="float" office:value="18.960666666666665" table:formula="of:=AVERAGE([PRAKTIKUM.D12:.R12])*20%" table:style-name="ce4">
            <text:p>18.96066667</text:p>
          </table:table-cell>
          <table:table-cell office:value-type="float" office:value="10" table:formula="of:=[TUGAS_BESAR.D12]*10%" table:style-name="ce4">
            <text:p>10</text:p>
          </table:table-cell>
          <table:table-cell office:value-type="float" office:value="61.976190476190474" table:formula="of:=SUM([.D13];[.F13];[.H13])/35*100" table:style-name="ce39">
            <text:p>61.97619048</text:p>
          </table:table-cell>
          <table:table-cell office:value-type="float" office:value="84.857142857142847" table:formula="of:=SUM([.E13];[.G13];[.I13])/35*100" table:style-name="ce4">
            <text:p>84.85714286</text:p>
          </table:table-cell>
          <table:table-cell office:value-type="float" office:value="96.535555555555547" table:formula="of:=SUM([.J13];[.K13])/30*100" table:style-name="ce4">
            <text:p>96.53555556</text:p>
          </table:table-cell>
          <table:table-cell office:value-type="float" office:value="80.352333333333334" table:formula="of:=SUM([.D13];[.E13];[.F13];[.G13];[.H13];[.I13];[.J13];[.K13])" table:style-name="ce40">
            <text:p>80.35233333</text:p>
          </table:table-cell>
          <table:table-cell office:value-type="string" office:string-value="AB" table:formula="of:=IF([.O13]&lt;=40;&quot;E&quot;;IF(AND([.O13]&gt;40;[.O13]&lt;50.01);&quot;D&quot;;IF(AND([.O13]&gt;=50.01;[.O13]&lt;60.01);&quot;C&quot;;IF(AND([.O13]&gt;=60.01;[.O13]&lt;65.01);&quot;BC&quot;;IF(AND([.O13]&gt;=65.01;[.O13]&lt;75.01);&quot;B&quot;;IF(AND([.O13]&gt;=75.01;[.O13]&lt;85.01);&quot;AB&quot;;IF([.O13]&gt;=85.01;&quot;A&quot;;)))))))" table:style-name="ce41">
            <text:p>AB</text:p>
          </table:table-cell>
          <table:table-cell office:value-type="string" office:string-value="TIDAK" table:formula="of:=IF(AND([.L13]&lt;=40.01;[UTS_UAS.D12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4.7416666666666663" table:formula="of:=AVERAGE([TUGAS.D13:.I13])*5%" table:style-name="ce4">
            <text:p>4.741666667</text:p>
          </table:table-cell>
          <table:table-cell office:value-type="float" office:value="4.9750000000000005" table:formula="of:=AVERAGE([TUGAS.J13:.K13])*5%" table:style-name="ce4">
            <text:p>4.975</text:p>
          </table:table-cell>
          <table:table-cell office:value-type="float" office:value="0.60000000000000009" table:formula="of:=[KUIS.D13]*5%" table:style-name="ce4">
            <text:p>0.6</text:p>
          </table:table-cell>
          <table:table-cell office:value-type="float" office:value="2.5" table:formula="of:=[KUIS.E13]*5%" table:style-name="ce4">
            <text:p>2.5</text:p>
          </table:table-cell>
          <table:table-cell office:value-type="float" office:value="8.75" table:formula="of:=[UTS_UAS.D13]*25%" table:style-name="ce4">
            <text:p>8.75</text:p>
          </table:table-cell>
          <table:table-cell office:value-type="float" office:value="10.75" table:formula="of:=[UTS_UAS.E13]*25%" table:style-name="ce4">
            <text:p>10.75</text:p>
          </table:table-cell>
          <table:table-cell office:value-type="float" office:value="19.202666666666669" table:formula="of:=AVERAGE([PRAKTIKUM.D13:.R13])*20%" table:style-name="ce4">
            <text:p>19.20266667</text:p>
          </table:table-cell>
          <table:table-cell office:value-type="float" office:value="9.9" table:formula="of:=[TUGAS_BESAR.D13]*10%" table:style-name="ce4">
            <text:p>9.9</text:p>
          </table:table-cell>
          <table:table-cell office:value-type="float" office:value="40.261904761904759" table:formula="of:=SUM([.D14];[.F14];[.H14])/35*100" table:style-name="ce39">
            <text:p>40.26190476</text:p>
          </table:table-cell>
          <table:table-cell office:value-type="float" office:value="52.071428571428577" table:formula="of:=SUM([.E14];[.G14];[.I14])/35*100" table:style-name="ce4">
            <text:p>52.07142857</text:p>
          </table:table-cell>
          <table:table-cell office:value-type="float" office:value="97.008888888888904" table:formula="of:=SUM([.J14];[.K14])/30*100" table:style-name="ce4">
            <text:p>97.00888889</text:p>
          </table:table-cell>
          <table:table-cell office:value-type="float" office:value="61.419333333333334" table:formula="of:=SUM([.D14];[.E14];[.F14];[.G14];[.H14];[.I14];[.J14];[.K14])" table:style-name="ce40">
            <text:p>61.41933333</text:p>
          </table:table-cell>
          <table:table-cell office:value-type="string" office:string-value="BC" table:formula="of:=IF([.O14]&lt;=40;&quot;E&quot;;IF(AND([.O14]&gt;40;[.O14]&lt;50.01);&quot;D&quot;;IF(AND([.O14]&gt;=50.01;[.O14]&lt;60.01);&quot;C&quot;;IF(AND([.O14]&gt;=60.01;[.O14]&lt;65.01);&quot;BC&quot;;IF(AND([.O14]&gt;=65.01;[.O14]&lt;75.01);&quot;B&quot;;IF(AND([.O14]&gt;=75.01;[.O14]&lt;85.01);&quot;AB&quot;;IF([.O14]&gt;=85.01;&quot;A&quot;;)))))))" table:style-name="ce41">
            <text:p>BC</text:p>
          </table:table-cell>
          <table:table-cell office:value-type="string" office:string-value="TIDAK" table:formula="of:=IF(AND([.L14]&lt;=40.01;[UTS_UAS.D13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4.8333333333333339" table:formula="of:=AVERAGE([TUGAS.D14:.I14])*5%" table:style-name="ce4">
            <text:p>4.833333333</text:p>
          </table:table-cell>
          <table:table-cell office:value-type="float" office:value="4.9750000000000005" table:formula="of:=AVERAGE([TUGAS.J14:.K14])*5%" table:style-name="ce4">
            <text:p>4.975</text:p>
          </table:table-cell>
          <table:table-cell office:value-type="float" office:value="0.60000000000000009" table:formula="of:=[KUIS.D14]*5%" table:style-name="ce4">
            <text:p>0.6</text:p>
          </table:table-cell>
          <table:table-cell office:value-type="float" office:value="2.7" table:formula="of:=[KUIS.E14]*5%" table:style-name="ce4">
            <text:p>2.7</text:p>
          </table:table-cell>
          <table:table-cell office:value-type="float" office:value="12" table:formula="of:=[UTS_UAS.D14]*25%" table:style-name="ce4">
            <text:p>12</text:p>
          </table:table-cell>
          <table:table-cell office:value-type="float" office:value="10.25" table:formula="of:=[UTS_UAS.E14]*25%" table:style-name="ce4">
            <text:p>10.25</text:p>
          </table:table-cell>
          <table:table-cell office:value-type="float" office:value="18.486000000000001" table:formula="of:=AVERAGE([PRAKTIKUM.D14:.R14])*20%" table:style-name="ce4">
            <text:p>18.486</text:p>
          </table:table-cell>
          <table:table-cell office:value-type="float" office:value="9.8000000000000007" table:formula="of:=[TUGAS_BESAR.D14]*10%" table:style-name="ce4">
            <text:p>9.8</text:p>
          </table:table-cell>
          <table:table-cell office:value-type="float" office:value="49.80952380952381" table:formula="of:=SUM([.D15];[.F15];[.H15])/35*100" table:style-name="ce39">
            <text:p>49.80952381</text:p>
          </table:table-cell>
          <table:table-cell office:value-type="float" office:value="51.214285714285715" table:formula="of:=SUM([.E15];[.G15];[.I15])/35*100" table:style-name="ce4">
            <text:p>51.21428571</text:p>
          </table:table-cell>
          <table:table-cell office:value-type="float" office:value="94.286666666666676" table:formula="of:=SUM([.J15];[.K15])/30*100" table:style-name="ce4">
            <text:p>94.28666667</text:p>
          </table:table-cell>
          <table:table-cell office:value-type="float" office:value="63.644333333333336" table:formula="of:=SUM([.D15];[.E15];[.F15];[.G15];[.H15];[.I15];[.J15];[.K15])" table:style-name="ce40">
            <text:p>63.64433333</text:p>
          </table:table-cell>
          <table:table-cell office:value-type="string" office:string-value="BC" table:formula="of:=IF([.O15]&lt;=40;&quot;E&quot;;IF(AND([.O15]&gt;40;[.O15]&lt;50.01);&quot;D&quot;;IF(AND([.O15]&gt;=50.01;[.O15]&lt;60.01);&quot;C&quot;;IF(AND([.O15]&gt;=60.01;[.O15]&lt;65.01);&quot;BC&quot;;IF(AND([.O15]&gt;=65.01;[.O15]&lt;75.01);&quot;B&quot;;IF(AND([.O15]&gt;=75.01;[.O15]&lt;85.01);&quot;AB&quot;;IF([.O15]&gt;=85.01;&quot;A&quot;;)))))))" table:style-name="ce41">
            <text:p>BC</text:p>
          </table:table-cell>
          <table:table-cell office:value-type="string" office:string-value="TIDAK" table:formula="of:=IF(AND([.L15]&lt;=40.01;[UTS_UAS.D14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4.5583333333333336" table:formula="of:=AVERAGE([TUGAS.D15:.I15])*5%" table:style-name="ce4">
            <text:p>4.558333333</text:p>
          </table:table-cell>
          <table:table-cell office:value-type="float" office:value="5" table:formula="of:=AVERAGE([TUGAS.J15:.K15])*5%" table:style-name="ce4">
            <text:p>5</text:p>
          </table:table-cell>
          <table:table-cell office:value-type="float" office:value="1.5" table:formula="of:=[KUIS.D15]*5%" table:style-name="ce4">
            <text:p>1.5</text:p>
          </table:table-cell>
          <table:table-cell office:value-type="float" office:value="1.75" table:formula="of:=[KUIS.E15]*5%" table:style-name="ce4">
            <text:p>1.75</text:p>
          </table:table-cell>
          <table:table-cell office:value-type="float" office:value="12" table:formula="of:=[UTS_UAS.D15]*25%" table:style-name="ce4">
            <text:p>12</text:p>
          </table:table-cell>
          <table:table-cell office:value-type="float" office:value="10.25" table:formula="of:=[UTS_UAS.E15]*25%" table:style-name="ce4">
            <text:p>10.25</text:p>
          </table:table-cell>
          <table:table-cell office:value-type="float" office:value="16.524000000000004" table:formula="of:=AVERAGE([PRAKTIKUM.D15:.R15])*20%" table:style-name="ce4">
            <text:p>16.524</text:p>
          </table:table-cell>
          <table:table-cell office:value-type="float" office:value="8.9" table:formula="of:=[TUGAS_BESAR.D15]*10%" table:style-name="ce4">
            <text:p>8.9</text:p>
          </table:table-cell>
          <table:table-cell office:value-type="float" office:value="51.595238095238095" table:formula="of:=SUM([.D16];[.F16];[.H16])/35*100" table:style-name="ce39">
            <text:p>51.5952381</text:p>
          </table:table-cell>
          <table:table-cell office:value-type="float" office:value="48.571428571428569" table:formula="of:=SUM([.E16];[.G16];[.I16])/35*100" table:style-name="ce4">
            <text:p>48.57142857</text:p>
          </table:table-cell>
          <table:table-cell office:value-type="float" office:value="84.746666666666698" table:formula="of:=SUM([.J16];[.K16])/30*100" table:style-name="ce4">
            <text:p>84.74666667</text:p>
          </table:table-cell>
          <table:table-cell office:value-type="float" office:value="60.482333333333337" table:formula="of:=SUM([.D16];[.E16];[.F16];[.G16];[.H16];[.I16];[.J16];[.K16])" table:style-name="ce40">
            <text:p>60.48233333</text:p>
          </table:table-cell>
          <table:table-cell office:value-type="string" office:string-value="BC" table:formula="of:=IF([.O16]&lt;=40;&quot;E&quot;;IF(AND([.O16]&gt;40;[.O16]&lt;50.01);&quot;D&quot;;IF(AND([.O16]&gt;=50.01;[.O16]&lt;60.01);&quot;C&quot;;IF(AND([.O16]&gt;=60.01;[.O16]&lt;65.01);&quot;BC&quot;;IF(AND([.O16]&gt;=65.01;[.O16]&lt;75.01);&quot;B&quot;;IF(AND([.O16]&gt;=75.01;[.O16]&lt;85.01);&quot;AB&quot;;IF([.O16]&gt;=85.01;&quot;A&quot;;)))))))" table:style-name="ce41">
            <text:p>BC</text:p>
          </table:table-cell>
          <table:table-cell office:value-type="string" office:string-value="TIDAK" table:formula="of:=IF(AND([.L16]&lt;=40.01;[UTS_UAS.D15]&lt;=40.01);&quot;YA&quot;;&quot;TIDAK&quot;)" table:style-name="ce42">
            <text:p>TIDAK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4.7333333333333334" table:formula="of:=AVERAGE([TUGAS.D16:.I16])*5%" table:style-name="ce4">
            <text:p>4.733333333</text:p>
          </table:table-cell>
          <table:table-cell office:value-type="float" office:value="4.8500000000000005" table:formula="of:=AVERAGE([TUGAS.J16:.K16])*5%" table:style-name="ce4">
            <text:p>4.85</text:p>
          </table:table-cell>
          <table:table-cell office:value-type="float" office:value="2.6" table:formula="of:=[KUIS.D16]*5%" table:style-name="ce4">
            <text:p>2.6</text:p>
          </table:table-cell>
          <table:table-cell office:value-type="float" office:value="3.8000000000000003" table:formula="of:=[KUIS.E16]*5%" table:style-name="ce4">
            <text:p>3.8</text:p>
          </table:table-cell>
          <table:table-cell office:value-type="float" office:value="17.5" table:formula="of:=[UTS_UAS.D16]*25%" table:style-name="ce4">
            <text:p>17.5</text:p>
          </table:table-cell>
          <table:table-cell office:value-type="float" office:value="25" table:formula="of:=[UTS_UAS.E16]*25%" table:style-name="ce4">
            <text:p>25</text:p>
          </table:table-cell>
          <table:table-cell office:value-type="float" office:value="17.282666666666668" table:formula="of:=AVERAGE([PRAKTIKUM.D16:.R16])*20%" table:style-name="ce4">
            <text:p>17.28266667</text:p>
          </table:table-cell>
          <table:table-cell office:value-type="float" office:value="9.68" table:formula="of:=[TUGAS_BESAR.D16]*10%" table:style-name="ce4">
            <text:p>9.68</text:p>
          </table:table-cell>
          <table:table-cell office:value-type="float" office:value="70.952380952380949" table:formula="of:=SUM([.D17];[.F17];[.H17])/35*100" table:style-name="ce39">
            <text:p>70.95238095</text:p>
          </table:table-cell>
          <table:table-cell office:value-type="float" office:value="96.142857142857139" table:formula="of:=SUM([.E17];[.G17];[.I17])/35*100" table:style-name="ce4">
            <text:p>96.14285714</text:p>
          </table:table-cell>
          <table:table-cell office:value-type="float" office:value="89.87555555555555" table:formula="of:=SUM([.J17];[.K17])/30*100" table:style-name="ce4">
            <text:p>89.87555556</text:p>
          </table:table-cell>
          <table:table-cell office:value-type="float" office:value="85.445999999999998" table:formula="of:=SUM([.D17];[.E17];[.F17];[.G17];[.H17];[.I17];[.J17];[.K17])" table:style-name="ce40">
            <text:p>85.446</text:p>
          </table:table-cell>
          <table:table-cell office:value-type="string" office:string-value="A" table:formula="of:=IF([.O17]&lt;=40;&quot;E&quot;;IF(AND([.O17]&gt;40;[.O17]&lt;50.01);&quot;D&quot;;IF(AND([.O17]&gt;=50.01;[.O17]&lt;60.01);&quot;C&quot;;IF(AND([.O17]&gt;=60.01;[.O17]&lt;65.01);&quot;BC&quot;;IF(AND([.O17]&gt;=65.01;[.O17]&lt;75.01);&quot;B&quot;;IF(AND([.O17]&gt;=75.01;[.O17]&lt;85.01);&quot;AB&quot;;IF([.O17]&gt;=85.01;&quot;A&quot;;)))))))" table:style-name="ce41">
            <text:p>A</text:p>
          </table:table-cell>
          <table:table-cell office:value-type="string" office:string-value="TIDAK" table:formula="of:=IF(AND([.L17]&lt;=40.01;[UTS_UAS.D16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4.7750000000000004" table:formula="of:=AVERAGE([TUGAS.D17:.I17])*5%" table:style-name="ce4">
            <text:p>4.775</text:p>
          </table:table-cell>
          <table:table-cell office:value-type="float" office:value="4.8000000000000007" table:formula="of:=AVERAGE([TUGAS.J17:.K17])*5%" table:style-name="ce4">
            <text:p>4.8</text:p>
          </table:table-cell>
          <table:table-cell office:value-type="float" office:value="1.75" table:formula="of:=[KUIS.D17]*5%" table:style-name="ce4">
            <text:p>1.75</text:p>
          </table:table-cell>
          <table:table-cell office:value-type="float" office:value="3.4000000000000004" table:formula="of:=[KUIS.E17]*5%" table:style-name="ce4">
            <text:p>3.4</text:p>
          </table:table-cell>
          <table:table-cell office:value-type="float" office:value="20.25" table:formula="of:=[UTS_UAS.D17]*25%" table:style-name="ce4">
            <text:p>20.25</text:p>
          </table:table-cell>
          <table:table-cell office:value-type="float" office:value="23.75" table:formula="of:=[UTS_UAS.E17]*25%" table:style-name="ce4">
            <text:p>23.75</text:p>
          </table:table-cell>
          <table:table-cell office:value-type="float" office:value="18.497333333333334" table:formula="of:=AVERAGE([PRAKTIKUM.D17:.R17])*20%" table:style-name="ce4">
            <text:p>18.49733333</text:p>
          </table:table-cell>
          <table:table-cell office:value-type="float" office:value="10" table:formula="of:=[TUGAS_BESAR.D17]*10%" table:style-name="ce4">
            <text:p>10</text:p>
          </table:table-cell>
          <table:table-cell office:value-type="float" office:value="76.5" table:formula="of:=SUM([.D18];[.F18];[.H18])/35*100" table:style-name="ce39">
            <text:p>76.5</text:p>
          </table:table-cell>
          <table:table-cell office:value-type="float" office:value="91.285714285714292" table:formula="of:=SUM([.E18];[.G18];[.I18])/35*100" table:style-name="ce4">
            <text:p>91.28571429</text:p>
          </table:table-cell>
          <table:table-cell office:value-type="float" office:value="94.99111111111111" table:formula="of:=SUM([.J18];[.K18])/30*100" table:style-name="ce4">
            <text:p>94.99111111</text:p>
          </table:table-cell>
          <table:table-cell office:value-type="float" office:value="87.222333333333339" table:formula="of:=SUM([.D18];[.E18];[.F18];[.G18];[.H18];[.I18];[.J18];[.K18])" table:style-name="ce40">
            <text:p>87.22233333</text:p>
          </table:table-cell>
          <table:table-cell office:value-type="string" office:string-value="A" table:formula="of:=IF([.O18]&lt;=40;&quot;E&quot;;IF(AND([.O18]&gt;40;[.O18]&lt;50.01);&quot;D&quot;;IF(AND([.O18]&gt;=50.01;[.O18]&lt;60.01);&quot;C&quot;;IF(AND([.O18]&gt;=60.01;[.O18]&lt;65.01);&quot;BC&quot;;IF(AND([.O18]&gt;=65.01;[.O18]&lt;75.01);&quot;B&quot;;IF(AND([.O18]&gt;=75.01;[.O18]&lt;85.01);&quot;AB&quot;;IF([.O18]&gt;=85.01;&quot;A&quot;;)))))))" table:style-name="ce41">
            <text:p>A</text:p>
          </table:table-cell>
          <table:table-cell office:value-type="string" office:string-value="TIDAK" table:formula="of:=IF(AND([.L18]&lt;=40.01;[UTS_UAS.D17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4.7166666666666668" table:formula="of:=AVERAGE([TUGAS.D18:.I18])*5%" table:style-name="ce4">
            <text:p>4.716666667</text:p>
          </table:table-cell>
          <table:table-cell office:value-type="float" office:value="5" table:formula="of:=AVERAGE([TUGAS.J18:.K18])*5%" table:style-name="ce4">
            <text:p>5</text:p>
          </table:table-cell>
          <table:table-cell office:value-type="float" office:value="2.4000000000000004" table:formula="of:=[KUIS.D18]*5%" table:style-name="ce4">
            <text:p>2.4</text:p>
          </table:table-cell>
          <table:table-cell office:value-type="float" office:value="4.3500000000000005" table:formula="of:=[KUIS.E18]*5%" table:style-name="ce4">
            <text:p>4.35</text:p>
          </table:table-cell>
          <table:table-cell office:value-type="float" office:value="17.75" table:formula="of:=[UTS_UAS.D18]*25%" table:style-name="ce4">
            <text:p>17.75</text:p>
          </table:table-cell>
          <table:table-cell office:value-type="float" office:value="24.75" table:formula="of:=[UTS_UAS.E18]*25%" table:style-name="ce4">
            <text:p>24.75</text:p>
          </table:table-cell>
          <table:table-cell office:value-type="float" office:value="19.206666666666667" table:formula="of:=AVERAGE([PRAKTIKUM.D18:.R18])*20%" table:style-name="ce4">
            <text:p>19.20666667</text:p>
          </table:table-cell>
          <table:table-cell office:value-type="float" office:value="9.3000000000000007" table:formula="of:=[TUGAS_BESAR.D18]*10%" table:style-name="ce4">
            <text:p>9.3</text:p>
          </table:table-cell>
          <table:table-cell office:value-type="float" office:value="71.047619047619051" table:formula="of:=SUM([.D19];[.F19];[.H19])/35*100" table:style-name="ce39">
            <text:p>71.04761905</text:p>
          </table:table-cell>
          <table:table-cell office:value-type="float" office:value="97.428571428571431" table:formula="of:=SUM([.E19];[.G19];[.I19])/35*100" table:style-name="ce4">
            <text:p>97.42857143</text:p>
          </table:table-cell>
          <table:table-cell office:value-type="float" office:value="95.022222222222226" table:formula="of:=SUM([.J19];[.K19])/30*100" table:style-name="ce4">
            <text:p>95.02222222</text:p>
          </table:table-cell>
          <table:table-cell office:value-type="float" office:value="87.473333333333329" table:formula="of:=SUM([.D19];[.E19];[.F19];[.G19];[.H19];[.I19];[.J19];[.K19])" table:style-name="ce40">
            <text:p>87.47333333</text:p>
          </table:table-cell>
          <table:table-cell office:value-type="string" office:string-value="A" table:formula="of:=IF([.O19]&lt;=40;&quot;E&quot;;IF(AND([.O19]&gt;40;[.O19]&lt;50.01);&quot;D&quot;;IF(AND([.O19]&gt;=50.01;[.O19]&lt;60.01);&quot;C&quot;;IF(AND([.O19]&gt;=60.01;[.O19]&lt;65.01);&quot;BC&quot;;IF(AND([.O19]&gt;=65.01;[.O19]&lt;75.01);&quot;B&quot;;IF(AND([.O19]&gt;=75.01;[.O19]&lt;85.01);&quot;AB&quot;;IF([.O19]&gt;=85.01;&quot;A&quot;;)))))))" table:style-name="ce41">
            <text:p>A</text:p>
          </table:table-cell>
          <table:table-cell office:value-type="string" office:string-value="TIDAK" table:formula="of:=IF(AND([.L19]&lt;=40.01;[UTS_UAS.D18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4.7416666666666663" table:formula="of:=AVERAGE([TUGAS.D19:.I19])*5%" table:style-name="ce4">
            <text:p>4.741666667</text:p>
          </table:table-cell>
          <table:table-cell office:value-type="float" office:value="5" table:formula="of:=AVERAGE([TUGAS.J19:.K19])*5%" table:style-name="ce4">
            <text:p>5</text:p>
          </table:table-cell>
          <table:table-cell office:value-type="float" office:value="2.25" table:formula="of:=[KUIS.D19]*5%" table:style-name="ce4">
            <text:p>2.25</text:p>
          </table:table-cell>
          <table:table-cell office:value-type="float" office:value="2.9000000000000004" table:formula="of:=[KUIS.E19]*5%" table:style-name="ce4">
            <text:p>2.9</text:p>
          </table:table-cell>
          <table:table-cell office:value-type="float" office:value="19.75" table:formula="of:=[UTS_UAS.D19]*25%" table:style-name="ce4">
            <text:p>19.75</text:p>
          </table:table-cell>
          <table:table-cell office:value-type="float" office:value="16" table:formula="of:=[UTS_UAS.E19]*25%" table:style-name="ce4">
            <text:p>16</text:p>
          </table:table-cell>
          <table:table-cell office:value-type="float" office:value="19.126666666666669" table:formula="of:=AVERAGE([PRAKTIKUM.D19:.R19])*20%" table:style-name="ce4">
            <text:p>19.12666667</text:p>
          </table:table-cell>
          <table:table-cell office:value-type="float" office:value="9.8000000000000007" table:formula="of:=[TUGAS_BESAR.D19]*10%" table:style-name="ce4">
            <text:p>9.8</text:p>
          </table:table-cell>
          <table:table-cell office:value-type="float" office:value="76.404761904761912" table:formula="of:=SUM([.D20];[.F20];[.H20])/35*100" table:style-name="ce39">
            <text:p>76.4047619</text:p>
          </table:table-cell>
          <table:table-cell office:value-type="float" office:value="68.285714285714278" table:formula="of:=SUM([.E20];[.G20];[.I20])/35*100" table:style-name="ce4">
            <text:p>68.28571429</text:p>
          </table:table-cell>
          <table:table-cell office:value-type="float" office:value="96.422222222222231" table:formula="of:=SUM([.J20];[.K20])/30*100" table:style-name="ce4">
            <text:p>96.42222222</text:p>
          </table:table-cell>
          <table:table-cell office:value-type="float" office:value="79.568333333333328" table:formula="of:=SUM([.D20];[.E20];[.F20];[.G20];[.H20];[.I20];[.J20];[.K20])" table:style-name="ce40">
            <text:p>79.56833333</text:p>
          </table:table-cell>
          <table:table-cell office:value-type="string" office:string-value="AB" table:formula="of:=IF([.O20]&lt;=40;&quot;E&quot;;IF(AND([.O20]&gt;40;[.O20]&lt;50.01);&quot;D&quot;;IF(AND([.O20]&gt;=50.01;[.O20]&lt;60.01);&quot;C&quot;;IF(AND([.O20]&gt;=60.01;[.O20]&lt;65.01);&quot;BC&quot;;IF(AND([.O20]&gt;=65.01;[.O20]&lt;75.01);&quot;B&quot;;IF(AND([.O20]&gt;=75.01;[.O20]&lt;85.01);&quot;AB&quot;;IF([.O20]&gt;=85.01;&quot;A&quot;;)))))))" table:style-name="ce41">
            <text:p>AB</text:p>
          </table:table-cell>
          <table:table-cell office:value-type="string" office:string-value="TIDAK" table:formula="of:=IF(AND([.L20]&lt;=40.01;[UTS_UAS.D19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4.7250000000000005" table:formula="of:=AVERAGE([TUGAS.D20:.I20])*5%" table:style-name="ce4">
            <text:p>4.725</text:p>
          </table:table-cell>
          <table:table-cell office:value-type="float" office:value="5" table:formula="of:=AVERAGE([TUGAS.J20:.K20])*5%" table:style-name="ce4">
            <text:p>5</text:p>
          </table:table-cell>
          <table:table-cell office:value-type="float" office:value="1.55" table:formula="of:=[KUIS.D20]*5%" table:style-name="ce4">
            <text:p>1.55</text:p>
          </table:table-cell>
          <table:table-cell office:value-type="float" office:value="4.1000000000000005" table:formula="of:=[KUIS.E20]*5%" table:style-name="ce4">
            <text:p>4.1</text:p>
          </table:table-cell>
          <table:table-cell office:value-type="float" office:value="23.25" table:formula="of:=[UTS_UAS.D20]*25%" table:style-name="ce4">
            <text:p>23.25</text:p>
          </table:table-cell>
          <table:table-cell office:value-type="float" office:value="23.75" table:formula="of:=[UTS_UAS.E20]*25%" table:style-name="ce4">
            <text:p>23.75</text:p>
          </table:table-cell>
          <table:table-cell office:value-type="float" office:value="19.510666666666665" table:formula="of:=AVERAGE([PRAKTIKUM.D20:.R20])*20%" table:style-name="ce4">
            <text:p>19.51066667</text:p>
          </table:table-cell>
          <table:table-cell office:value-type="float" office:value="9.8000000000000007" table:formula="of:=[TUGAS_BESAR.D20]*10%" table:style-name="ce4">
            <text:p>9.8</text:p>
          </table:table-cell>
          <table:table-cell office:value-type="float" office:value="84.357142857142847" table:formula="of:=SUM([.D21];[.F21];[.H21])/35*100" table:style-name="ce39">
            <text:p>84.35714286</text:p>
          </table:table-cell>
          <table:table-cell office:value-type="float" office:value="93.857142857142861" table:formula="of:=SUM([.E21];[.G21];[.I21])/35*100" table:style-name="ce4">
            <text:p>93.85714286</text:p>
          </table:table-cell>
          <table:table-cell office:value-type="float" office:value="97.702222222222218" table:formula="of:=SUM([.J21];[.K21])/30*100" table:style-name="ce4">
            <text:p>97.70222222</text:p>
          </table:table-cell>
          <table:table-cell office:value-type="float" office:value="91.685666666666663" table:formula="of:=SUM([.D21];[.E21];[.F21];[.G21];[.H21];[.I21];[.J21];[.K21])" table:style-name="ce40">
            <text:p>91.68566667</text:p>
          </table:table-cell>
          <table:table-cell office:value-type="string" office:string-value="A" table:formula="of:=IF([.O21]&lt;=40;&quot;E&quot;;IF(AND([.O21]&gt;40;[.O21]&lt;50.01);&quot;D&quot;;IF(AND([.O21]&gt;=50.01;[.O21]&lt;60.01);&quot;C&quot;;IF(AND([.O21]&gt;=60.01;[.O21]&lt;65.01);&quot;BC&quot;;IF(AND([.O21]&gt;=65.01;[.O21]&lt;75.01);&quot;B&quot;;IF(AND([.O21]&gt;=75.01;[.O21]&lt;85.01);&quot;AB&quot;;IF([.O21]&gt;=85.01;&quot;A&quot;;)))))))" table:style-name="ce41">
            <text:p>A</text:p>
          </table:table-cell>
          <table:table-cell office:value-type="string" office:string-value="TIDAK" table:formula="of:=IF(AND([.L21]&lt;=40.01;[UTS_UAS.D20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4.6749999999999998" table:formula="of:=AVERAGE([TUGAS.D21:.I21])*5%" table:style-name="ce4">
            <text:p>4.675</text:p>
          </table:table-cell>
          <table:table-cell office:value-type="float" office:value="4.8500000000000005" table:formula="of:=AVERAGE([TUGAS.J21:.K21])*5%" table:style-name="ce4">
            <text:p>4.85</text:p>
          </table:table-cell>
          <table:table-cell office:value-type="float" office:value="0.60000000000000009" table:formula="of:=[KUIS.D21]*5%" table:style-name="ce4">
            <text:p>0.6</text:p>
          </table:table-cell>
          <table:table-cell office:value-type="float" office:value="1.9000000000000001" table:formula="of:=[KUIS.E21]*5%" table:style-name="ce4">
            <text:p>1.9</text:p>
          </table:table-cell>
          <table:table-cell office:value-type="float" office:value="9.5" table:formula="of:=[UTS_UAS.D21]*25%" table:style-name="ce4">
            <text:p>9.5</text:p>
          </table:table-cell>
          <table:table-cell office:value-type="float" office:value="11.5" table:formula="of:=[UTS_UAS.E21]*25%" table:style-name="ce4">
            <text:p>11.5</text:p>
          </table:table-cell>
          <table:table-cell office:value-type="float" office:value="16.966666666666665" table:formula="of:=AVERAGE([PRAKTIKUM.D21:.R21])*20%" table:style-name="ce4">
            <text:p>16.96666667</text:p>
          </table:table-cell>
          <table:table-cell office:value-type="float" office:value="9.4" table:formula="of:=[TUGAS_BESAR.D21]*10%" table:style-name="ce4">
            <text:p>9.4</text:p>
          </table:table-cell>
          <table:table-cell office:value-type="float" office:value="42.214285714285715" table:formula="of:=SUM([.D22];[.F22];[.H22])/35*100" table:style-name="ce39">
            <text:p>42.21428571</text:p>
          </table:table-cell>
          <table:table-cell office:value-type="float" office:value="52.142857142857146" table:formula="of:=SUM([.E22];[.G22];[.I22])/35*100" table:style-name="ce4">
            <text:p>52.14285714</text:p>
          </table:table-cell>
          <table:table-cell office:value-type="float" office:value="87.8888888888889" table:formula="of:=SUM([.J22];[.K22])/30*100" table:style-name="ce4">
            <text:p>87.88888889</text:p>
          </table:table-cell>
          <table:table-cell office:value-type="float" office:value="59.391666666666659" table:formula="of:=SUM([.D22];[.E22];[.F22];[.G22];[.H22];[.I22];[.J22];[.K22])" table:style-name="ce40">
            <text:p>59.39166667</text:p>
          </table:table-cell>
          <table:table-cell office:value-type="string" office:string-value="C" table:formula="of:=IF([.O22]&lt;=40;&quot;E&quot;;IF(AND([.O22]&gt;40;[.O22]&lt;50.01);&quot;D&quot;;IF(AND([.O22]&gt;=50.01;[.O22]&lt;60.01);&quot;C&quot;;IF(AND([.O22]&gt;=60.01;[.O22]&lt;65.01);&quot;BC&quot;;IF(AND([.O22]&gt;=65.01;[.O22]&lt;75.01);&quot;B&quot;;IF(AND([.O22]&gt;=75.01;[.O22]&lt;85.01);&quot;AB&quot;;IF([.O22]&gt;=85.01;&quot;A&quot;;)))))))" table:style-name="ce41">
            <text:p>C</text:p>
          </table:table-cell>
          <table:table-cell office:value-type="string" office:string-value="TIDAK" table:formula="of:=IF(AND([.L22]&lt;=40.01;[UTS_UAS.D21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4.7250000000000005" table:formula="of:=AVERAGE([TUGAS.D22:.I22])*5%" table:style-name="ce4">
            <text:p>4.725</text:p>
          </table:table-cell>
          <table:table-cell office:value-type="float" office:value="4.9750000000000005" table:formula="of:=AVERAGE([TUGAS.J22:.K22])*5%" table:style-name="ce4">
            <text:p>4.975</text:p>
          </table:table-cell>
          <table:table-cell office:value-type="float" office:value="2" table:formula="of:=[KUIS.D22]*5%" table:style-name="ce4">
            <text:p>2</text:p>
          </table:table-cell>
          <table:table-cell office:value-type="float" office:value="4.3" table:formula="of:=[KUIS.E22]*5%" table:style-name="ce4">
            <text:p>4.3</text:p>
          </table:table-cell>
          <table:table-cell office:value-type="float" office:value="21.5" table:formula="of:=[UTS_UAS.D22]*25%" table:style-name="ce4">
            <text:p>21.5</text:p>
          </table:table-cell>
          <table:table-cell office:value-type="float" office:value="23" table:formula="of:=[UTS_UAS.E22]*25%" table:style-name="ce4">
            <text:p>23</text:p>
          </table:table-cell>
          <table:table-cell office:value-type="float" office:value="19.976000000000003" table:formula="of:=AVERAGE([PRAKTIKUM.D22:.R22])*20%" table:style-name="ce4">
            <text:p>19.976</text:p>
          </table:table-cell>
          <table:table-cell office:value-type="float" office:value="10" table:formula="of:=[TUGAS_BESAR.D22]*10%" table:style-name="ce4">
            <text:p>10</text:p>
          </table:table-cell>
          <table:table-cell office:value-type="float" office:value="80.642857142857153" table:formula="of:=SUM([.D23];[.F23];[.H23])/35*100" table:style-name="ce39">
            <text:p>80.64285714</text:p>
          </table:table-cell>
          <table:table-cell office:value-type="float" office:value="92.214285714285722" table:formula="of:=SUM([.E23];[.G23];[.I23])/35*100" table:style-name="ce4">
            <text:p>92.21428571</text:p>
          </table:table-cell>
          <table:table-cell office:value-type="float" office:value="99.920000000000016" table:formula="of:=SUM([.J23];[.K23])/30*100" table:style-name="ce4">
            <text:p>99.92</text:p>
          </table:table-cell>
          <table:table-cell office:value-type="float" office:value="90.475999999999999" table:formula="of:=SUM([.D23];[.E23];[.F23];[.G23];[.H23];[.I23];[.J23];[.K23])" table:style-name="ce40">
            <text:p>90.476</text:p>
          </table:table-cell>
          <table:table-cell office:value-type="string" office:string-value="A" table:formula="of:=IF([.O23]&lt;=40;&quot;E&quot;;IF(AND([.O23]&gt;40;[.O23]&lt;50.01);&quot;D&quot;;IF(AND([.O23]&gt;=50.01;[.O23]&lt;60.01);&quot;C&quot;;IF(AND([.O23]&gt;=60.01;[.O23]&lt;65.01);&quot;BC&quot;;IF(AND([.O23]&gt;=65.01;[.O23]&lt;75.01);&quot;B&quot;;IF(AND([.O23]&gt;=75.01;[.O23]&lt;85.01);&quot;AB&quot;;IF([.O23]&gt;=85.01;&quot;A&quot;;)))))))" table:style-name="ce41">
            <text:p>A</text:p>
          </table:table-cell>
          <table:table-cell office:value-type="string" office:string-value="TIDAK" table:formula="of:=IF(AND([.L23]&lt;=40.01;[UTS_UAS.D22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4.6083333333333334" table:formula="of:=AVERAGE([TUGAS.D23:.I23])*5%" table:style-name="ce4">
            <text:p>4.608333333</text:p>
          </table:table-cell>
          <table:table-cell office:value-type="float" office:value="4.9750000000000005" table:formula="of:=AVERAGE([TUGAS.J23:.K23])*5%" table:style-name="ce4">
            <text:p>4.975</text:p>
          </table:table-cell>
          <table:table-cell office:value-type="float" office:value="1.7000000000000002" table:formula="of:=[KUIS.D23]*5%" table:style-name="ce4">
            <text:p>1.7</text:p>
          </table:table-cell>
          <table:table-cell office:value-type="float" office:value="2.8000000000000003" table:formula="of:=[KUIS.E23]*5%" table:style-name="ce4">
            <text:p>2.8</text:p>
          </table:table-cell>
          <table:table-cell office:value-type="float" office:value="17.25" table:formula="of:=[UTS_UAS.D23]*25%" table:style-name="ce4">
            <text:p>17.25</text:p>
          </table:table-cell>
          <table:table-cell office:value-type="float" office:value="22" table:formula="of:=[UTS_UAS.E23]*25%" table:style-name="ce4">
            <text:p>22</text:p>
          </table:table-cell>
          <table:table-cell office:value-type="float" office:value="18.281333333333333" table:formula="of:=AVERAGE([PRAKTIKUM.D23:.R23])*20%" table:style-name="ce4">
            <text:p>18.28133333</text:p>
          </table:table-cell>
          <table:table-cell office:value-type="float" office:value="10" table:formula="of:=[TUGAS_BESAR.D23]*10%" table:style-name="ce4">
            <text:p>10</text:p>
          </table:table-cell>
          <table:table-cell office:value-type="float" office:value="67.30952380952381" table:formula="of:=SUM([.D24];[.F24];[.H24])/35*100" table:style-name="ce39">
            <text:p>67.30952381</text:p>
          </table:table-cell>
          <table:table-cell office:value-type="float" office:value="85.071428571428569" table:formula="of:=SUM([.E24];[.G24];[.I24])/35*100" table:style-name="ce4">
            <text:p>85.07142857</text:p>
          </table:table-cell>
          <table:table-cell office:value-type="float" office:value="94.271111111111111" table:formula="of:=SUM([.J24];[.K24])/30*100" table:style-name="ce4">
            <text:p>94.27111111</text:p>
          </table:table-cell>
          <table:table-cell office:value-type="float" office:value="81.614666666666665" table:formula="of:=SUM([.D24];[.E24];[.F24];[.G24];[.H24];[.I24];[.J24];[.K24])" table:style-name="ce40">
            <text:p>81.61466667</text:p>
          </table:table-cell>
          <table:table-cell office:value-type="string" office:string-value="AB" table:formula="of:=IF([.O24]&lt;=40;&quot;E&quot;;IF(AND([.O24]&gt;40;[.O24]&lt;50.01);&quot;D&quot;;IF(AND([.O24]&gt;=50.01;[.O24]&lt;60.01);&quot;C&quot;;IF(AND([.O24]&gt;=60.01;[.O24]&lt;65.01);&quot;BC&quot;;IF(AND([.O24]&gt;=65.01;[.O24]&lt;75.01);&quot;B&quot;;IF(AND([.O24]&gt;=75.01;[.O24]&lt;85.01);&quot;AB&quot;;IF([.O24]&gt;=85.01;&quot;A&quot;;)))))))" table:style-name="ce41">
            <text:p>AB</text:p>
          </table:table-cell>
          <table:table-cell office:value-type="string" office:string-value="TIDAK" table:formula="of:=IF(AND([.L24]&lt;=40.01;[UTS_UAS.D23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4.75" table:formula="of:=AVERAGE([TUGAS.D24:.I24])*5%" table:style-name="ce4">
            <text:p>4.75</text:p>
          </table:table-cell>
          <table:table-cell office:value-type="float" office:value="4.9750000000000005" table:formula="of:=AVERAGE([TUGAS.J24:.K24])*5%" table:style-name="ce4">
            <text:p>4.975</text:p>
          </table:table-cell>
          <table:table-cell office:value-type="float" office:value="4.7" table:formula="of:=[KUIS.D24]*5%" table:style-name="ce4">
            <text:p>4.7</text:p>
          </table:table-cell>
          <table:table-cell office:value-type="float" office:value="4.6500000000000004" table:formula="of:=[KUIS.E24]*5%" table:style-name="ce4">
            <text:p>4.65</text:p>
          </table:table-cell>
          <table:table-cell office:value-type="float" office:value="19" table:formula="of:=[UTS_UAS.D24]*25%" table:style-name="ce4">
            <text:p>19</text:p>
          </table:table-cell>
          <table:table-cell office:value-type="float" office:value="21.75" table:formula="of:=[UTS_UAS.E24]*25%" table:style-name="ce4">
            <text:p>21.75</text:p>
          </table:table-cell>
          <table:table-cell office:value-type="float" office:value="17.773333333333333" table:formula="of:=AVERAGE([PRAKTIKUM.D24:.R24])*20%" table:style-name="ce4">
            <text:p>17.77333333</text:p>
          </table:table-cell>
          <table:table-cell office:value-type="float" office:value="10" table:formula="of:=[TUGAS_BESAR.D24]*10%" table:style-name="ce4">
            <text:p>10</text:p>
          </table:table-cell>
          <table:table-cell office:value-type="float" office:value="81.285714285714278" table:formula="of:=SUM([.D25];[.F25];[.H25])/35*100" table:style-name="ce39">
            <text:p>81.28571429</text:p>
          </table:table-cell>
          <table:table-cell office:value-type="float" office:value="89.642857142857153" table:formula="of:=SUM([.E25];[.G25];[.I25])/35*100" table:style-name="ce4">
            <text:p>89.64285714</text:p>
          </table:table-cell>
          <table:table-cell office:value-type="float" office:value="92.577777777777783" table:formula="of:=SUM([.J25];[.K25])/30*100" table:style-name="ce4">
            <text:p>92.57777778</text:p>
          </table:table-cell>
          <table:table-cell office:value-type="float" office:value="87.598333333333329" table:formula="of:=SUM([.D25];[.E25];[.F25];[.G25];[.H25];[.I25];[.J25];[.K25])" table:style-name="ce40">
            <text:p>87.59833333</text:p>
          </table:table-cell>
          <table:table-cell office:value-type="string" office:string-value="A" table:formula="of:=IF([.O25]&lt;=40;&quot;E&quot;;IF(AND([.O25]&gt;40;[.O25]&lt;50.01);&quot;D&quot;;IF(AND([.O25]&gt;=50.01;[.O25]&lt;60.01);&quot;C&quot;;IF(AND([.O25]&gt;=60.01;[.O25]&lt;65.01);&quot;BC&quot;;IF(AND([.O25]&gt;=65.01;[.O25]&lt;75.01);&quot;B&quot;;IF(AND([.O25]&gt;=75.01;[.O25]&lt;85.01);&quot;AB&quot;;IF([.O25]&gt;=85.01;&quot;A&quot;;)))))))" table:style-name="ce41">
            <text:p>A</text:p>
          </table:table-cell>
          <table:table-cell office:value-type="string" office:string-value="TIDAK" table:formula="of:=IF(AND([.L25]&lt;=40.01;[UTS_UAS.D24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4.541666666666667" table:formula="of:=AVERAGE([TUGAS.D25:.I25])*5%" table:style-name="ce4">
            <text:p>4.541666667</text:p>
          </table:table-cell>
          <table:table-cell office:value-type="float" office:value="4.9750000000000005" table:formula="of:=AVERAGE([TUGAS.J25:.K25])*5%" table:style-name="ce4">
            <text:p>4.975</text:p>
          </table:table-cell>
          <table:table-cell office:value-type="float" office:value="1.6500000000000001" table:formula="of:=[KUIS.D25]*5%" table:style-name="ce4">
            <text:p>1.65</text:p>
          </table:table-cell>
          <table:table-cell office:value-type="float" office:value="1.75" table:formula="of:=[KUIS.E25]*5%" table:style-name="ce4">
            <text:p>1.75</text:p>
          </table:table-cell>
          <table:table-cell office:value-type="float" office:value="12" table:formula="of:=[UTS_UAS.D25]*25%" table:style-name="ce4">
            <text:p>12</text:p>
          </table:table-cell>
          <table:table-cell office:value-type="float" office:value="14.25" table:formula="of:=[UTS_UAS.E25]*25%" table:style-name="ce4">
            <text:p>14.25</text:p>
          </table:table-cell>
          <table:table-cell office:value-type="float" office:value="15.95462666666667" table:formula="of:=AVERAGE([PRAKTIKUM.D25:.R25])*20%" table:style-name="ce4">
            <text:p>15.95462667</text:p>
          </table:table-cell>
          <table:table-cell office:value-type="float" office:value="9.7700000000000014" table:formula="of:=[TUGAS_BESAR.D25]*10%" table:style-name="ce4">
            <text:p>9.77</text:p>
          </table:table-cell>
          <table:table-cell office:value-type="float" office:value="51.976190476190474" table:formula="of:=SUM([.D26];[.F26];[.H26])/35*100" table:style-name="ce39">
            <text:p>51.97619048</text:p>
          </table:table-cell>
          <table:table-cell office:value-type="float" office:value="59.928571428571431" table:formula="of:=SUM([.E26];[.G26];[.I26])/35*100" table:style-name="ce4">
            <text:p>59.92857143</text:p>
          </table:table-cell>
          <table:table-cell office:value-type="float" office:value="85.748755555555576" table:formula="of:=SUM([.J26];[.K26])/30*100" table:style-name="ce4">
            <text:p>85.74875556</text:p>
          </table:table-cell>
          <table:table-cell office:value-type="float" office:value="64.891293333333337" table:formula="of:=SUM([.D26];[.E26];[.F26];[.G26];[.H26];[.I26];[.J26];[.K26])" table:style-name="ce40">
            <text:p>64.89129333</text:p>
          </table:table-cell>
          <table:table-cell office:value-type="string" office:string-value="BC" table:formula="of:=IF([.O26]&lt;=40;&quot;E&quot;;IF(AND([.O26]&gt;40;[.O26]&lt;50.01);&quot;D&quot;;IF(AND([.O26]&gt;=50.01;[.O26]&lt;60.01);&quot;C&quot;;IF(AND([.O26]&gt;=60.01;[.O26]&lt;65.01);&quot;BC&quot;;IF(AND([.O26]&gt;=65.01;[.O26]&lt;75.01);&quot;B&quot;;IF(AND([.O26]&gt;=75.01;[.O26]&lt;85.01);&quot;AB&quot;;IF([.O26]&gt;=85.01;&quot;A&quot;;)))))))" table:style-name="ce41">
            <text:p>BC</text:p>
          </table:table-cell>
          <table:table-cell office:value-type="string" office:string-value="TIDAK" table:formula="of:=IF(AND([.L26]&lt;=40.01;[UTS_UAS.D25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4.8416666666666668" table:formula="of:=AVERAGE([TUGAS.D26:.I26])*5%" table:style-name="ce4">
            <text:p>4.841666667</text:p>
          </table:table-cell>
          <table:table-cell office:value-type="float" office:value="4.8500000000000005" table:formula="of:=AVERAGE([TUGAS.J26:.K26])*5%" table:style-name="ce4">
            <text:p>4.85</text:p>
          </table:table-cell>
          <table:table-cell office:value-type="float" office:value="2.3000000000000003" table:formula="of:=[KUIS.D26]*5%" table:style-name="ce4">
            <text:p>2.3</text:p>
          </table:table-cell>
          <table:table-cell office:value-type="float" office:value="4.1500000000000004" table:formula="of:=[KUIS.E26]*5%" table:style-name="ce4">
            <text:p>4.15</text:p>
          </table:table-cell>
          <table:table-cell office:value-type="float" office:value="22" table:formula="of:=[UTS_UAS.D26]*25%" table:style-name="ce4">
            <text:p>22</text:p>
          </table:table-cell>
          <table:table-cell office:value-type="float" office:value="22.5" table:formula="of:=[UTS_UAS.E26]*25%" table:style-name="ce4">
            <text:p>22.5</text:p>
          </table:table-cell>
          <table:table-cell office:value-type="float" office:value="19.606666666666669" table:formula="of:=AVERAGE([PRAKTIKUM.D26:.R26])*20%" table:style-name="ce4">
            <text:p>19.60666667</text:p>
          </table:table-cell>
          <table:table-cell office:value-type="float" office:value="10" table:formula="of:=[TUGAS_BESAR.D26]*10%" table:style-name="ce4">
            <text:p>10</text:p>
          </table:table-cell>
          <table:table-cell office:value-type="float" office:value="83.261904761904759" table:formula="of:=SUM([.D27];[.F27];[.H27])/35*100" table:style-name="ce39">
            <text:p>83.26190476</text:p>
          </table:table-cell>
          <table:table-cell office:value-type="float" office:value="90" table:formula="of:=SUM([.E27];[.G27];[.I27])/35*100" table:style-name="ce4">
            <text:p>90</text:p>
          </table:table-cell>
          <table:table-cell office:value-type="float" office:value="98.688888888888897" table:formula="of:=SUM([.J27];[.K27])/30*100" table:style-name="ce4">
            <text:p>98.68888889</text:p>
          </table:table-cell>
          <table:table-cell office:value-type="float" office:value="90.248333333333335" table:formula="of:=SUM([.D27];[.E27];[.F27];[.G27];[.H27];[.I27];[.J27];[.K27])" table:style-name="ce40">
            <text:p>90.24833333</text:p>
          </table:table-cell>
          <table:table-cell office:value-type="string" office:string-value="A" table:formula="of:=IF([.O27]&lt;=40;&quot;E&quot;;IF(AND([.O27]&gt;40;[.O27]&lt;50.01);&quot;D&quot;;IF(AND([.O27]&gt;=50.01;[.O27]&lt;60.01);&quot;C&quot;;IF(AND([.O27]&gt;=60.01;[.O27]&lt;65.01);&quot;BC&quot;;IF(AND([.O27]&gt;=65.01;[.O27]&lt;75.01);&quot;B&quot;;IF(AND([.O27]&gt;=75.01;[.O27]&lt;85.01);&quot;AB&quot;;IF([.O27]&gt;=85.01;&quot;A&quot;;)))))))" table:style-name="ce41">
            <text:p>A</text:p>
          </table:table-cell>
          <table:table-cell office:value-type="string" office:string-value="TIDAK" table:formula="of:=IF(AND([.L27]&lt;=40.01;[UTS_UAS.D26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4.5916666666666668" table:formula="of:=AVERAGE([TUGAS.D27:.I27])*5%" table:style-name="ce4">
            <text:p>4.591666667</text:p>
          </table:table-cell>
          <table:table-cell office:value-type="float" office:value="4.9750000000000005" table:formula="of:=AVERAGE([TUGAS.J27:.K27])*5%" table:style-name="ce4">
            <text:p>4.975</text:p>
          </table:table-cell>
          <table:table-cell office:value-type="float" office:value="1" table:formula="of:=[KUIS.D27]*5%" table:style-name="ce4">
            <text:p>1</text:p>
          </table:table-cell>
          <table:table-cell office:value-type="float" office:value="2.5500000000000003" table:formula="of:=[KUIS.E27]*5%" table:style-name="ce4">
            <text:p>2.55</text:p>
          </table:table-cell>
          <table:table-cell office:value-type="float" office:value="17.5" table:formula="of:=[UTS_UAS.D27]*25%" table:style-name="ce4">
            <text:p>17.5</text:p>
          </table:table-cell>
          <table:table-cell office:value-type="float" office:value="18" table:formula="of:=[UTS_UAS.E27]*25%" table:style-name="ce4">
            <text:p>18</text:p>
          </table:table-cell>
          <table:table-cell office:value-type="float" office:value="16.626666666666669" table:formula="of:=AVERAGE([PRAKTIKUM.D27:.R27])*20%" table:style-name="ce4">
            <text:p>16.62666667</text:p>
          </table:table-cell>
          <table:table-cell office:value-type="float" office:value="10" table:formula="of:=[TUGAS_BESAR.D27]*10%" table:style-name="ce4">
            <text:p>10</text:p>
          </table:table-cell>
          <table:table-cell office:value-type="float" office:value="65.976190476190482" table:formula="of:=SUM([.D28];[.F28];[.H28])/35*100" table:style-name="ce39">
            <text:p>65.97619048</text:p>
          </table:table-cell>
          <table:table-cell office:value-type="float" office:value="72.928571428571416" table:formula="of:=SUM([.E28];[.G28];[.I28])/35*100" table:style-name="ce4">
            <text:p>72.92857143</text:p>
          </table:table-cell>
          <table:table-cell office:value-type="float" office:value="88.75555555555556" table:formula="of:=SUM([.J28];[.K28])/30*100" table:style-name="ce4">
            <text:p>88.75555556</text:p>
          </table:table-cell>
          <table:table-cell office:value-type="float" office:value="75.243333333333339" table:formula="of:=SUM([.D28];[.E28];[.F28];[.G28];[.H28];[.I28];[.J28];[.K28])" table:style-name="ce40">
            <text:p>75.24333333</text:p>
          </table:table-cell>
          <table:table-cell office:value-type="string" office:string-value="AB" table:formula="of:=IF([.O28]&lt;=40;&quot;E&quot;;IF(AND([.O28]&gt;40;[.O28]&lt;50.01);&quot;D&quot;;IF(AND([.O28]&gt;=50.01;[.O28]&lt;60.01);&quot;C&quot;;IF(AND([.O28]&gt;=60.01;[.O28]&lt;65.01);&quot;BC&quot;;IF(AND([.O28]&gt;=65.01;[.O28]&lt;75.01);&quot;B&quot;;IF(AND([.O28]&gt;=75.01;[.O28]&lt;85.01);&quot;AB&quot;;IF([.O28]&gt;=85.01;&quot;A&quot;;)))))))" table:style-name="ce41">
            <text:p>AB</text:p>
          </table:table-cell>
          <table:table-cell office:value-type="string" office:string-value="TIDAK" table:formula="of:=IF(AND([.L28]&lt;=40.01;[UTS_UAS.D27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4.8166666666666664" table:formula="of:=AVERAGE([TUGAS.D28:.I28])*5%" table:style-name="ce4">
            <text:p>4.816666667</text:p>
          </table:table-cell>
          <table:table-cell office:value-type="float" office:value="4.875" table:formula="of:=AVERAGE([TUGAS.J28:.K28])*5%" table:style-name="ce4">
            <text:p>4.875</text:p>
          </table:table-cell>
          <table:table-cell office:value-type="float" office:value="4.9000000000000004" table:formula="of:=[KUIS.D28]*5%" table:style-name="ce4">
            <text:p>4.9</text:p>
          </table:table-cell>
          <table:table-cell office:value-type="float" office:value="4.3" table:formula="of:=[KUIS.E28]*5%" table:style-name="ce4">
            <text:p>4.3</text:p>
          </table:table-cell>
          <table:table-cell office:value-type="float" office:value="23.25" table:formula="of:=[UTS_UAS.D28]*25%" table:style-name="ce4">
            <text:p>23.25</text:p>
          </table:table-cell>
          <table:table-cell office:value-type="float" office:value="23.75" table:formula="of:=[UTS_UAS.E28]*25%" table:style-name="ce4">
            <text:p>23.75</text:p>
          </table:table-cell>
          <table:table-cell office:value-type="float" office:value="19.46" table:formula="of:=AVERAGE([PRAKTIKUM.D28:.R28])*20%" table:style-name="ce4">
            <text:p>19.46</text:p>
          </table:table-cell>
          <table:table-cell office:value-type="float" office:value="10" table:formula="of:=[TUGAS_BESAR.D28]*10%" table:style-name="ce4">
            <text:p>10</text:p>
          </table:table-cell>
          <table:table-cell office:value-type="float" office:value="94.19047619047619" table:formula="of:=SUM([.D29];[.F29];[.H29])/35*100" table:style-name="ce39">
            <text:p>94.19047619</text:p>
          </table:table-cell>
          <table:table-cell office:value-type="float" office:value="94.071428571428555" table:formula="of:=SUM([.E29];[.G29];[.I29])/35*100" table:style-name="ce4">
            <text:p>94.07142857</text:p>
          </table:table-cell>
          <table:table-cell office:value-type="float" office:value="98.2" table:formula="of:=SUM([.J29];[.K29])/30*100" table:style-name="ce4">
            <text:p>98.2</text:p>
          </table:table-cell>
          <table:table-cell office:value-type="float" office:value="95.351666666666659" table:formula="of:=SUM([.D29];[.E29];[.F29];[.G29];[.H29];[.I29];[.J29];[.K29])" table:style-name="ce40">
            <text:p>95.35166667</text:p>
          </table:table-cell>
          <table:table-cell office:value-type="string" office:string-value="A" table:formula="of:=IF([.O29]&lt;=40;&quot;E&quot;;IF(AND([.O29]&gt;40;[.O29]&lt;50.01);&quot;D&quot;;IF(AND([.O29]&gt;=50.01;[.O29]&lt;60.01);&quot;C&quot;;IF(AND([.O29]&gt;=60.01;[.O29]&lt;65.01);&quot;BC&quot;;IF(AND([.O29]&gt;=65.01;[.O29]&lt;75.01);&quot;B&quot;;IF(AND([.O29]&gt;=75.01;[.O29]&lt;85.01);&quot;AB&quot;;IF([.O29]&gt;=85.01;&quot;A&quot;;)))))))" table:style-name="ce41">
            <text:p>A</text:p>
          </table:table-cell>
          <table:table-cell office:value-type="string" office:string-value="TIDAK" table:formula="of:=IF(AND([.L29]&lt;=40.01;[UTS_UAS.D28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4.7166666666666668" table:formula="of:=AVERAGE([TUGAS.D29:.I29])*5%" table:style-name="ce4">
            <text:p>4.716666667</text:p>
          </table:table-cell>
          <table:table-cell office:value-type="float" office:value="4.8500000000000005" table:formula="of:=AVERAGE([TUGAS.J29:.K29])*5%" table:style-name="ce4">
            <text:p>4.85</text:p>
          </table:table-cell>
          <table:table-cell office:value-type="float" office:value="1.2000000000000002" table:formula="of:=[KUIS.D29]*5%" table:style-name="ce4">
            <text:p>1.2</text:p>
          </table:table-cell>
          <table:table-cell office:value-type="float" office:value="3.3000000000000003" table:formula="of:=[KUIS.E29]*5%" table:style-name="ce4">
            <text:p>3.3</text:p>
          </table:table-cell>
          <table:table-cell office:value-type="float" office:value="17.5" table:formula="of:=[UTS_UAS.D29]*25%" table:style-name="ce4">
            <text:p>17.5</text:p>
          </table:table-cell>
          <table:table-cell office:value-type="float" office:value="21.75" table:formula="of:=[UTS_UAS.E29]*25%" table:style-name="ce4">
            <text:p>21.75</text:p>
          </table:table-cell>
          <table:table-cell office:value-type="float" office:value="15.453333333333333" table:formula="of:=AVERAGE([PRAKTIKUM.D29:.R29])*20%" table:style-name="ce4">
            <text:p>15.45333333</text:p>
          </table:table-cell>
          <table:table-cell office:value-type="float" office:value="10" table:formula="of:=[TUGAS_BESAR.D29]*10%" table:style-name="ce4">
            <text:p>10</text:p>
          </table:table-cell>
          <table:table-cell office:value-type="float" office:value="66.904761904761912" table:formula="of:=SUM([.D30];[.F30];[.H30])/35*100" table:style-name="ce39">
            <text:p>66.9047619</text:p>
          </table:table-cell>
          <table:table-cell office:value-type="float" office:value="85.428571428571416" table:formula="of:=SUM([.E30];[.G30];[.I30])/35*100" table:style-name="ce4">
            <text:p>85.42857143</text:p>
          </table:table-cell>
          <table:table-cell office:value-type="float" office:value="84.844444444444449" table:formula="of:=SUM([.J30];[.K30])/30*100" table:style-name="ce4">
            <text:p>84.84444444</text:p>
          </table:table-cell>
          <table:table-cell office:value-type="float" office:value="78.77" table:formula="of:=SUM([.D30];[.E30];[.F30];[.G30];[.H30];[.I30];[.J30];[.K30])" table:style-name="ce40">
            <text:p>78.77</text:p>
          </table:table-cell>
          <table:table-cell office:value-type="string" office:string-value="AB" table:formula="of:=IF([.O30]&lt;=40;&quot;E&quot;;IF(AND([.O30]&gt;40;[.O30]&lt;50.01);&quot;D&quot;;IF(AND([.O30]&gt;=50.01;[.O30]&lt;60.01);&quot;C&quot;;IF(AND([.O30]&gt;=60.01;[.O30]&lt;65.01);&quot;BC&quot;;IF(AND([.O30]&gt;=65.01;[.O30]&lt;75.01);&quot;B&quot;;IF(AND([.O30]&gt;=75.01;[.O30]&lt;85.01);&quot;AB&quot;;IF([.O30]&gt;=85.01;&quot;A&quot;;)))))))" table:style-name="ce41">
            <text:p>AB</text:p>
          </table:table-cell>
          <table:table-cell office:value-type="string" office:string-value="TIDAK" table:formula="of:=IF(AND([.L30]&lt;=40.01;[UTS_UAS.D29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4.5583333333333336" table:formula="of:=AVERAGE([TUGAS.D30:.I30])*5%" table:style-name="ce4">
            <text:p>4.558333333</text:p>
          </table:table-cell>
          <table:table-cell office:value-type="float" office:value="4.9750000000000005" table:formula="of:=AVERAGE([TUGAS.J30:.K30])*5%" table:style-name="ce4">
            <text:p>4.975</text:p>
          </table:table-cell>
          <table:table-cell office:value-type="float" office:value="4.75" table:formula="of:=[KUIS.D30]*5%" table:style-name="ce4">
            <text:p>4.75</text:p>
          </table:table-cell>
          <table:table-cell office:value-type="float" office:value="4.6000000000000005" table:formula="of:=[KUIS.E30]*5%" table:style-name="ce4">
            <text:p>4.6</text:p>
          </table:table-cell>
          <table:table-cell office:value-type="float" office:value="25" table:formula="of:=[UTS_UAS.D30]*25%" table:style-name="ce4">
            <text:p>25</text:p>
          </table:table-cell>
          <table:table-cell office:value-type="float" office:value="25" table:formula="of:=[UTS_UAS.E30]*25%" table:style-name="ce4">
            <text:p>25</text:p>
          </table:table-cell>
          <table:table-cell office:value-type="float" office:value="18.496000000000002" table:formula="of:=AVERAGE([PRAKTIKUM.D30:.R30])*20%" table:style-name="ce4">
            <text:p>18.496</text:p>
          </table:table-cell>
          <table:table-cell office:value-type="float" office:value="10" table:formula="of:=[TUGAS_BESAR.D30]*10%" table:style-name="ce4">
            <text:p>10</text:p>
          </table:table-cell>
          <table:table-cell office:value-type="float" office:value="98.023809523809533" table:formula="of:=SUM([.D31];[.F31];[.H31])/35*100" table:style-name="ce39">
            <text:p>98.02380952</text:p>
          </table:table-cell>
          <table:table-cell office:value-type="float" office:value="98.785714285714306" table:formula="of:=SUM([.E31];[.G31];[.I31])/35*100" table:style-name="ce4">
            <text:p>98.78571429</text:p>
          </table:table-cell>
          <table:table-cell office:value-type="float" office:value="94.986666666666679" table:formula="of:=SUM([.J31];[.K31])/30*100" table:style-name="ce4">
            <text:p>94.98666667</text:p>
          </table:table-cell>
          <table:table-cell office:value-type="float" office:value="97.379333333333335" table:formula="of:=SUM([.D31];[.E31];[.F31];[.G31];[.H31];[.I31];[.J31];[.K31])" table:style-name="ce40">
            <text:p>97.37933333</text:p>
          </table:table-cell>
          <table:table-cell office:value-type="string" office:string-value="A" table:formula="of:=IF([.O31]&lt;=40;&quot;E&quot;;IF(AND([.O31]&gt;40;[.O31]&lt;50.01);&quot;D&quot;;IF(AND([.O31]&gt;=50.01;[.O31]&lt;60.01);&quot;C&quot;;IF(AND([.O31]&gt;=60.01;[.O31]&lt;65.01);&quot;BC&quot;;IF(AND([.O31]&gt;=65.01;[.O31]&lt;75.01);&quot;B&quot;;IF(AND([.O31]&gt;=75.01;[.O31]&lt;85.01);&quot;AB&quot;;IF([.O31]&gt;=85.01;&quot;A&quot;;)))))))" table:style-name="ce41">
            <text:p>A</text:p>
          </table:table-cell>
          <table:table-cell office:value-type="string" office:string-value="TIDAK" table:formula="of:=IF(AND([.L31]&lt;=40.01;[UTS_UAS.D30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4.666666666666667" table:formula="of:=AVERAGE([TUGAS.D31:.I31])*5%" table:style-name="ce4">
            <text:p>4.666666667</text:p>
          </table:table-cell>
          <table:table-cell office:value-type="float" office:value="4.8500000000000005" table:formula="of:=AVERAGE([TUGAS.J31:.K31])*5%" table:style-name="ce4">
            <text:p>4.85</text:p>
          </table:table-cell>
          <table:table-cell office:value-type="float" office:value="0.35000000000000003" table:formula="of:=[KUIS.D31]*5%" table:style-name="ce4">
            <text:p>0.35</text:p>
          </table:table-cell>
          <table:table-cell office:value-type="float" office:value="1.25" table:formula="of:=[KUIS.E31]*5%" table:style-name="ce4">
            <text:p>1.25</text:p>
          </table:table-cell>
          <table:table-cell office:value-type="float" office:value="8.75" table:formula="of:=[UTS_UAS.D31]*25%" table:style-name="ce4">
            <text:p>8.75</text:p>
          </table:table-cell>
          <table:table-cell office:value-type="float" office:value="11.75" table:formula="of:=[UTS_UAS.E31]*25%" table:style-name="ce4">
            <text:p>11.75</text:p>
          </table:table-cell>
          <table:table-cell office:value-type="float" office:value="16.461333333333332" table:formula="of:=AVERAGE([PRAKTIKUM.D31:.R31])*20%" table:style-name="ce4">
            <text:p>16.46133333</text:p>
          </table:table-cell>
          <table:table-cell office:value-type="float" office:value="9.4" table:formula="of:=[TUGAS_BESAR.D31]*10%" table:style-name="ce4">
            <text:p>9.4</text:p>
          </table:table-cell>
          <table:table-cell office:value-type="float" office:value="39.333333333333329" table:formula="of:=SUM([.D32];[.F32];[.H32])/35*100" table:style-name="ce39">
            <text:p>39.33333333</text:p>
          </table:table-cell>
          <table:table-cell office:value-type="float" office:value="51" table:formula="of:=SUM([.E32];[.G32];[.I32])/35*100" table:style-name="ce4">
            <text:p>51</text:p>
          </table:table-cell>
          <table:table-cell office:value-type="float" office:value="86.204444444444448" table:formula="of:=SUM([.J32];[.K32])/30*100" table:style-name="ce4">
            <text:p>86.20444444</text:p>
          </table:table-cell>
          <table:table-cell office:value-type="float" office:value="57.478000000000002" table:formula="of:=SUM([.D32];[.E32];[.F32];[.G32];[.H32];[.I32];[.J32];[.K32])" table:style-name="ce40">
            <text:p>57.478</text:p>
          </table:table-cell>
          <table:table-cell office:value-type="string" office:string-value="C" table:formula="of:=IF([.O32]&lt;=40;&quot;E&quot;;IF(AND([.O32]&gt;40;[.O32]&lt;50.01);&quot;D&quot;;IF(AND([.O32]&gt;=50.01;[.O32]&lt;60.01);&quot;C&quot;;IF(AND([.O32]&gt;=60.01;[.O32]&lt;65.01);&quot;BC&quot;;IF(AND([.O32]&gt;=65.01;[.O32]&lt;75.01);&quot;B&quot;;IF(AND([.O32]&gt;=75.01;[.O32]&lt;85.01);&quot;AB&quot;;IF([.O32]&gt;=85.01;&quot;A&quot;;)))))))" table:style-name="ce41">
            <text:p>C</text:p>
          </table:table-cell>
          <table:table-cell office:value-type="string" office:string-value="YA" table:formula="of:=IF(AND([.L32]&lt;=40.01;[UTS_UAS.D31]&lt;=40.01);&quot;YA&quot;;&quot;TIDAK&quot;)" table:style-name="ce42">
            <text:p>YA</text:p>
          </table:table-cell>
          <table:table-cell table:number-columns-repeated="1636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4.8500000000000005" table:formula="of:=AVERAGE([TUGAS.D32:.I32])*5%" table:style-name="ce4">
            <text:p>4.85</text:p>
          </table:table-cell>
          <table:table-cell office:value-type="float" office:value="4.9750000000000005" table:formula="of:=AVERAGE([TUGAS.J32:.K32])*5%" table:style-name="ce4">
            <text:p>4.975</text:p>
          </table:table-cell>
          <table:table-cell office:value-type="float" office:value="1.2000000000000002" table:formula="of:=[KUIS.D32]*5%" table:style-name="ce4">
            <text:p>1.2</text:p>
          </table:table-cell>
          <table:table-cell office:value-type="float" office:value="0.8" table:formula="of:=[KUIS.E32]*5%" table:style-name="ce4">
            <text:p>0.8</text:p>
          </table:table-cell>
          <table:table-cell office:value-type="float" office:value="9" table:formula="of:=[UTS_UAS.D32]*25%" table:style-name="ce4">
            <text:p>9</text:p>
          </table:table-cell>
          <table:table-cell office:value-type="float" office:value="8.5" table:formula="of:=[UTS_UAS.E32]*25%" table:style-name="ce4">
            <text:p>8.5</text:p>
          </table:table-cell>
          <table:table-cell office:value-type="float" office:value="17.030666666666672" table:formula="of:=AVERAGE([PRAKTIKUM.D32:.R32])*20%" table:style-name="ce4">
            <text:p>17.03066667</text:p>
          </table:table-cell>
          <table:table-cell office:value-type="float" office:value="9.4" table:formula="of:=[TUGAS_BESAR.D32]*10%" table:style-name="ce4">
            <text:p>9.4</text:p>
          </table:table-cell>
          <table:table-cell office:value-type="float" office:value="43" table:formula="of:=SUM([.D33];[.F33];[.H33])/35*100" table:style-name="ce39">
            <text:p>43</text:p>
          </table:table-cell>
          <table:table-cell office:value-type="float" office:value="40.785714285714285" table:formula="of:=SUM([.E33];[.G33];[.I33])/35*100" table:style-name="ce4">
            <text:p>40.78571429</text:p>
          </table:table-cell>
          <table:table-cell office:value-type="float" office:value="88.102222222222252" table:formula="of:=SUM([.J33];[.K33])/30*100" table:style-name="ce4">
            <text:p>88.10222222</text:p>
          </table:table-cell>
          <table:table-cell office:value-type="float" office:value="55.755666666666677" table:formula="of:=SUM([.D33];[.E33];[.F33];[.G33];[.H33];[.I33];[.J33];[.K33])" table:style-name="ce40">
            <text:p>55.75566667</text:p>
          </table:table-cell>
          <table:table-cell office:value-type="string" office:string-value="C" table:formula="of:=IF([.O33]&lt;=40;&quot;E&quot;;IF(AND([.O33]&gt;40;[.O33]&lt;50.01);&quot;D&quot;;IF(AND([.O33]&gt;=50.01;[.O33]&lt;60.01);&quot;C&quot;;IF(AND([.O33]&gt;=60.01;[.O33]&lt;65.01);&quot;BC&quot;;IF(AND([.O33]&gt;=65.01;[.O33]&lt;75.01);&quot;B&quot;;IF(AND([.O33]&gt;=75.01;[.O33]&lt;85.01);&quot;AB&quot;;IF([.O33]&gt;=85.01;&quot;A&quot;;)))))))" table:style-name="ce41">
            <text:p>C</text:p>
          </table:table-cell>
          <table:table-cell office:value-type="string" office:string-value="TIDAK" table:formula="of:=IF(AND([.L33]&lt;=40.01;[UTS_UAS.D32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5">
            <text:p>103032330121</text:p>
          </table:table-cell>
          <table:table-cell office:value-type="string" table:style-name="ce6">
            <text:p>BRANDON DEANDRA</text:p>
          </table:table-cell>
          <table:table-cell office:value-type="float" office:value="4.7583333333333337" table:formula="of:=AVERAGE([TUGAS.D33:.I33])*5%" table:style-name="ce4">
            <text:p>4.758333333</text:p>
          </table:table-cell>
          <table:table-cell office:value-type="float" office:value="4.9000000000000004" table:formula="of:=AVERAGE([TUGAS.J33:.K33])*5%" table:style-name="ce4">
            <text:p>4.9</text:p>
          </table:table-cell>
          <table:table-cell office:value-type="float" office:value="0.2" table:formula="of:=[KUIS.D33]*5%" table:style-name="ce4">
            <text:p>0.2</text:p>
          </table:table-cell>
          <table:table-cell office:value-type="float" office:value="1.05" table:formula="of:=[KUIS.E33]*5%" table:style-name="ce4">
            <text:p>1.05</text:p>
          </table:table-cell>
          <table:table-cell office:value-type="float" office:value="12.75" table:formula="of:=[UTS_UAS.D33]*25%" table:style-name="ce4">
            <text:p>12.75</text:p>
          </table:table-cell>
          <table:table-cell office:value-type="float" office:value="6.75" table:formula="of:=[UTS_UAS.E33]*25%" table:style-name="ce4">
            <text:p>6.75</text:p>
          </table:table-cell>
          <table:table-cell office:value-type="float" office:value="15.361133333333335" table:formula="of:=AVERAGE([PRAKTIKUM.D33:.R33])*20%" table:style-name="ce4">
            <text:p>15.36113333</text:p>
          </table:table-cell>
          <table:table-cell office:value-type="float" office:value="9.7000000000000011" table:formula="of:=[TUGAS_BESAR.D33]*10%" table:style-name="ce4">
            <text:p>9.7</text:p>
          </table:table-cell>
          <table:table-cell office:value-type="float" office:value="50.595238095238102" table:formula="of:=SUM([.D34];[.F34];[.H34])/35*100" table:style-name="ce39">
            <text:p>50.5952381</text:p>
          </table:table-cell>
          <table:table-cell office:value-type="float" office:value="36.285714285714285" table:formula="of:=SUM([.E34];[.G34];[.I34])/35*100" table:style-name="ce4">
            <text:p>36.28571429</text:p>
          </table:table-cell>
          <table:table-cell office:value-type="float" office:value="83.53711111111113" table:formula="of:=SUM([.J34];[.K34])/30*100" table:style-name="ce4">
            <text:p>83.53711111</text:p>
          </table:table-cell>
          <table:table-cell office:value-type="float" office:value="55.469466666666676" table:formula="of:=SUM([.D34];[.E34];[.F34];[.G34];[.H34];[.I34];[.J34];[.K34])" table:style-name="ce40">
            <text:p>55.46946667</text:p>
          </table:table-cell>
          <table:table-cell office:value-type="string" office:string-value="C" table:formula="of:=IF([.O34]&lt;=40;&quot;E&quot;;IF(AND([.O34]&gt;40;[.O34]&lt;50.01);&quot;D&quot;;IF(AND([.O34]&gt;=50.01;[.O34]&lt;60.01);&quot;C&quot;;IF(AND([.O34]&gt;=60.01;[.O34]&lt;65.01);&quot;BC&quot;;IF(AND([.O34]&gt;=65.01;[.O34]&lt;75.01);&quot;B&quot;;IF(AND([.O34]&gt;=75.01;[.O34]&lt;85.01);&quot;AB&quot;;IF([.O34]&gt;=85.01;&quot;A&quot;;)))))))" table:style-name="ce41">
            <text:p>C</text:p>
          </table:table-cell>
          <table:table-cell office:value-type="string" office:string-value="TIDAK" table:formula="of:=IF(AND([.L34]&lt;=40.01;[UTS_UAS.D33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4.7583333333333337" table:formula="of:=AVERAGE([TUGAS.D34:.I34])*5%" table:style-name="ce4">
            <text:p>4.758333333</text:p>
          </table:table-cell>
          <table:table-cell office:value-type="float" office:value="4.6749999999999998" table:formula="of:=AVERAGE([TUGAS.J34:.K34])*5%" table:style-name="ce4">
            <text:p>4.675</text:p>
          </table:table-cell>
          <table:table-cell office:value-type="float" office:value="0.30000000000000004" table:formula="of:=[KUIS.D34]*5%" table:style-name="ce4">
            <text:p>0.3</text:p>
          </table:table-cell>
          <table:table-cell office:value-type="float" office:value="1.55" table:formula="of:=[KUIS.E34]*5%" table:style-name="ce4">
            <text:p>1.55</text:p>
          </table:table-cell>
          <table:table-cell office:value-type="float" office:value="10" table:formula="of:=[UTS_UAS.D34]*25%" table:style-name="ce4">
            <text:p>10</text:p>
          </table:table-cell>
          <table:table-cell office:value-type="float" office:value="6.75" table:formula="of:=[UTS_UAS.E34]*25%" table:style-name="ce4">
            <text:p>6.75</text:p>
          </table:table-cell>
          <table:table-cell office:value-type="float" office:value="13.662466666666667" table:formula="of:=AVERAGE([PRAKTIKUM.D34:.R34])*20%" table:style-name="ce4">
            <text:p>13.66246667</text:p>
          </table:table-cell>
          <table:table-cell office:value-type="float" office:value="8.9" table:formula="of:=[TUGAS_BESAR.D34]*10%" table:style-name="ce4">
            <text:p>8.9</text:p>
          </table:table-cell>
          <table:table-cell office:value-type="float" office:value="43.023809523809526" table:formula="of:=SUM([.D35];[.F35];[.H35])/35*100" table:style-name="ce39">
            <text:p>43.02380952</text:p>
          </table:table-cell>
          <table:table-cell office:value-type="float" office:value="37.071428571428569" table:formula="of:=SUM([.E35];[.G35];[.I35])/35*100" table:style-name="ce4">
            <text:p>37.07142857</text:p>
          </table:table-cell>
          <table:table-cell office:value-type="float" office:value="75.208222222222219" table:formula="of:=SUM([.J35];[.K35])/30*100" table:style-name="ce4">
            <text:p>75.20822222</text:p>
          </table:table-cell>
          <table:table-cell office:value-type="float" office:value="50.595800000000004" table:formula="of:=SUM([.D35];[.E35];[.F35];[.G35];[.H35];[.I35];[.J35];[.K35])" table:style-name="ce40">
            <text:p>50.5958</text:p>
          </table:table-cell>
          <table:table-cell office:value-type="string" office:string-value="C" table:formula="of:=IF([.O35]&lt;=40;&quot;E&quot;;IF(AND([.O35]&gt;40;[.O35]&lt;50.01);&quot;D&quot;;IF(AND([.O35]&gt;=50.01;[.O35]&lt;60.01);&quot;C&quot;;IF(AND([.O35]&gt;=60.01;[.O35]&lt;65.01);&quot;BC&quot;;IF(AND([.O35]&gt;=65.01;[.O35]&lt;75.01);&quot;B&quot;;IF(AND([.O35]&gt;=75.01;[.O35]&lt;85.01);&quot;AB&quot;;IF([.O35]&gt;=85.01;&quot;A&quot;;)))))))" table:style-name="ce41">
            <text:p>C</text:p>
          </table:table-cell>
          <table:table-cell office:value-type="string" office:string-value="TIDAK" table:formula="of:=IF(AND([.L35]&lt;=40.01;[UTS_UAS.D34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4.7333333333333334" table:formula="of:=AVERAGE([TUGAS.D35:.I35])*5%" table:style-name="ce4">
            <text:p>4.733333333</text:p>
          </table:table-cell>
          <table:table-cell office:value-type="float" office:value="4.9000000000000004" table:formula="of:=AVERAGE([TUGAS.J35:.K35])*5%" table:style-name="ce4">
            <text:p>4.9</text:p>
          </table:table-cell>
          <table:table-cell office:value-type="float" office:value="1.6" table:formula="of:=[KUIS.D35]*5%" table:style-name="ce4">
            <text:p>1.6</text:p>
          </table:table-cell>
          <table:table-cell office:value-type="float" office:value="2.6" table:formula="of:=[KUIS.E35]*5%" table:style-name="ce4">
            <text:p>2.6</text:p>
          </table:table-cell>
          <table:table-cell office:value-type="float" office:value="11.5" table:formula="of:=[UTS_UAS.D35]*25%" table:style-name="ce4">
            <text:p>11.5</text:p>
          </table:table-cell>
          <table:table-cell office:value-type="float" office:value="16.25" table:formula="of:=[UTS_UAS.E35]*25%" table:style-name="ce4">
            <text:p>16.25</text:p>
          </table:table-cell>
          <table:table-cell office:value-type="float" office:value="17.126666666666669" table:formula="of:=AVERAGE([PRAKTIKUM.D35:.R35])*20%" table:style-name="ce4">
            <text:p>17.12666667</text:p>
          </table:table-cell>
          <table:table-cell office:value-type="float" office:value="9.9" table:formula="of:=[TUGAS_BESAR.D35]*10%" table:style-name="ce4">
            <text:p>9.9</text:p>
          </table:table-cell>
          <table:table-cell office:value-type="float" office:value="50.952380952380963" table:formula="of:=SUM([.D36];[.F36];[.H36])/35*100" table:style-name="ce39">
            <text:p>50.95238095</text:p>
          </table:table-cell>
          <table:table-cell office:value-type="float" office:value="67.857142857142861" table:formula="of:=SUM([.E36];[.G36];[.I36])/35*100" table:style-name="ce4">
            <text:p>67.85714286</text:p>
          </table:table-cell>
          <table:table-cell office:value-type="float" office:value="90.088888888888903" table:formula="of:=SUM([.J36];[.K36])/30*100" table:style-name="ce4">
            <text:p>90.08888889</text:p>
          </table:table-cell>
          <table:table-cell office:value-type="float" office:value="68.61" table:formula="of:=SUM([.D36];[.E36];[.F36];[.G36];[.H36];[.I36];[.J36];[.K36])" table:style-name="ce40">
            <text:p>68.61</text:p>
          </table:table-cell>
          <table:table-cell office:value-type="string" office:string-value="B" table:formula="of:=IF([.O36]&lt;=40;&quot;E&quot;;IF(AND([.O36]&gt;40;[.O36]&lt;50.01);&quot;D&quot;;IF(AND([.O36]&gt;=50.01;[.O36]&lt;60.01);&quot;C&quot;;IF(AND([.O36]&gt;=60.01;[.O36]&lt;65.01);&quot;BC&quot;;IF(AND([.O36]&gt;=65.01;[.O36]&lt;75.01);&quot;B&quot;;IF(AND([.O36]&gt;=75.01;[.O36]&lt;85.01);&quot;AB&quot;;IF([.O36]&gt;=85.01;&quot;A&quot;;)))))))" table:style-name="ce41">
            <text:p>B</text:p>
          </table:table-cell>
          <table:table-cell office:value-type="string" office:string-value="TIDAK" table:formula="of:=IF(AND([.L36]&lt;=40.01;[UTS_UAS.D35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4.7083333333333339" table:formula="of:=AVERAGE([TUGAS.D36:.I36])*5%" table:style-name="ce4">
            <text:p>4.708333333</text:p>
          </table:table-cell>
          <table:table-cell office:value-type="float" office:value="4.9000000000000004" table:formula="of:=AVERAGE([TUGAS.J36:.K36])*5%" table:style-name="ce4">
            <text:p>4.9</text:p>
          </table:table-cell>
          <table:table-cell office:value-type="float" office:value="3.6" table:formula="of:=[KUIS.D36]*5%" table:style-name="ce4">
            <text:p>3.6</text:p>
          </table:table-cell>
          <table:table-cell office:value-type="float" office:value="3.5" table:formula="of:=[KUIS.E36]*5%" table:style-name="ce4">
            <text:p>3.5</text:p>
          </table:table-cell>
          <table:table-cell office:value-type="float" office:value="24.5" table:formula="of:=[UTS_UAS.D36]*25%" table:style-name="ce4">
            <text:p>24.5</text:p>
          </table:table-cell>
          <table:table-cell office:value-type="float" office:value="23.75" table:formula="of:=[UTS_UAS.E36]*25%" table:style-name="ce4">
            <text:p>23.75</text:p>
          </table:table-cell>
          <table:table-cell office:value-type="float" office:value="19.313333333333333" table:formula="of:=AVERAGE([PRAKTIKUM.D36:.R36])*20%" table:style-name="ce4">
            <text:p>19.31333333</text:p>
          </table:table-cell>
          <table:table-cell office:value-type="float" office:value="10" table:formula="of:=[TUGAS_BESAR.D36]*10%" table:style-name="ce4">
            <text:p>10</text:p>
          </table:table-cell>
          <table:table-cell office:value-type="float" office:value="93.738095238095255" table:formula="of:=SUM([.D37];[.F37];[.H37])/35*100" table:style-name="ce39">
            <text:p>93.73809524</text:p>
          </table:table-cell>
          <table:table-cell office:value-type="float" office:value="91.857142857142847" table:formula="of:=SUM([.E37];[.G37];[.I37])/35*100" table:style-name="ce4">
            <text:p>91.85714286</text:p>
          </table:table-cell>
          <table:table-cell office:value-type="float" office:value="97.711111111111109" table:formula="of:=SUM([.J37];[.K37])/30*100" table:style-name="ce4">
            <text:p>97.71111111</text:p>
          </table:table-cell>
          <table:table-cell office:value-type="float" office:value="94.271666666666675" table:formula="of:=SUM([.D37];[.E37];[.F37];[.G37];[.H37];[.I37];[.J37];[.K37])" table:style-name="ce40">
            <text:p>94.27166667</text:p>
          </table:table-cell>
          <table:table-cell office:value-type="string" office:string-value="A" table:formula="of:=IF([.O37]&lt;=40;&quot;E&quot;;IF(AND([.O37]&gt;40;[.O37]&lt;50.01);&quot;D&quot;;IF(AND([.O37]&gt;=50.01;[.O37]&lt;60.01);&quot;C&quot;;IF(AND([.O37]&gt;=60.01;[.O37]&lt;65.01);&quot;BC&quot;;IF(AND([.O37]&gt;=65.01;[.O37]&lt;75.01);&quot;B&quot;;IF(AND([.O37]&gt;=75.01;[.O37]&lt;85.01);&quot;AB&quot;;IF([.O37]&gt;=85.01;&quot;A&quot;;)))))))" table:style-name="ce41">
            <text:p>A</text:p>
          </table:table-cell>
          <table:table-cell office:value-type="string" office:string-value="TIDAK" table:formula="of:=IF(AND([.L37]&lt;=40.01;[UTS_UAS.D36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4.75" table:formula="of:=AVERAGE([TUGAS.D37:.I37])*5%" table:style-name="ce4">
            <text:p>4.75</text:p>
          </table:table-cell>
          <table:table-cell office:value-type="float" office:value="4.875" table:formula="of:=AVERAGE([TUGAS.J37:.K37])*5%" table:style-name="ce4">
            <text:p>4.875</text:p>
          </table:table-cell>
          <table:table-cell office:value-type="float" office:value="0.95000000000000007" table:formula="of:=[KUIS.D37]*5%" table:style-name="ce4">
            <text:p>0.95</text:p>
          </table:table-cell>
          <table:table-cell office:value-type="float" office:value="3.6500000000000004" table:formula="of:=[KUIS.E37]*5%" table:style-name="ce4">
            <text:p>3.65</text:p>
          </table:table-cell>
          <table:table-cell office:value-type="float" office:value="16" table:formula="of:=[UTS_UAS.D37]*25%" table:style-name="ce4">
            <text:p>16</text:p>
          </table:table-cell>
          <table:table-cell office:value-type="float" office:value="22.75" table:formula="of:=[UTS_UAS.E37]*25%" table:style-name="ce4">
            <text:p>22.75</text:p>
          </table:table-cell>
          <table:table-cell office:value-type="float" office:value="19.22" table:formula="of:=AVERAGE([PRAKTIKUM.D37:.R37])*20%" table:style-name="ce4">
            <text:p>19.22</text:p>
          </table:table-cell>
          <table:table-cell office:value-type="float" office:value="10" table:formula="of:=[TUGAS_BESAR.D37]*10%" table:style-name="ce4">
            <text:p>10</text:p>
          </table:table-cell>
          <table:table-cell office:value-type="float" office:value="62" table:formula="of:=SUM([.D38];[.F38];[.H38])/35*100" table:style-name="ce39">
            <text:p>62</text:p>
          </table:table-cell>
          <table:table-cell office:value-type="float" office:value="89.357142857142861" table:formula="of:=SUM([.E38];[.G38];[.I38])/35*100" table:style-name="ce4">
            <text:p>89.35714286</text:p>
          </table:table-cell>
          <table:table-cell office:value-type="float" office:value="97.399999999999991" table:formula="of:=SUM([.J38];[.K38])/30*100" table:style-name="ce4">
            <text:p>97.4</text:p>
          </table:table-cell>
          <table:table-cell office:value-type="float" office:value="82.194999999999993" table:formula="of:=SUM([.D38];[.E38];[.F38];[.G38];[.H38];[.I38];[.J38];[.K38])" table:style-name="ce40">
            <text:p>82.195</text:p>
          </table:table-cell>
          <table:table-cell office:value-type="string" office:string-value="AB" table:formula="of:=IF([.O38]&lt;=40;&quot;E&quot;;IF(AND([.O38]&gt;40;[.O38]&lt;50.01);&quot;D&quot;;IF(AND([.O38]&gt;=50.01;[.O38]&lt;60.01);&quot;C&quot;;IF(AND([.O38]&gt;=60.01;[.O38]&lt;65.01);&quot;BC&quot;;IF(AND([.O38]&gt;=65.01;[.O38]&lt;75.01);&quot;B&quot;;IF(AND([.O38]&gt;=75.01;[.O38]&lt;85.01);&quot;AB&quot;;IF([.O38]&gt;=85.01;&quot;A&quot;;)))))))" table:style-name="ce41">
            <text:p>AB</text:p>
          </table:table-cell>
          <table:table-cell office:value-type="string" office:string-value="TIDAK" table:formula="of:=IF(AND([.L38]&lt;=40.01;[UTS_UAS.D37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4.5916666666666668" table:formula="of:=AVERAGE([TUGAS.D38:.I38])*5%" table:style-name="ce4">
            <text:p>4.591666667</text:p>
          </table:table-cell>
          <table:table-cell office:value-type="float" office:value="4.9250000000000007" table:formula="of:=AVERAGE([TUGAS.J38:.K38])*5%" table:style-name="ce4">
            <text:p>4.925</text:p>
          </table:table-cell>
          <table:table-cell office:value-type="float" office:value="0.9" table:formula="of:=[KUIS.D38]*5%" table:style-name="ce4">
            <text:p>0.9</text:p>
          </table:table-cell>
          <table:table-cell office:value-type="float" office:value="1.75" table:formula="of:=[KUIS.E38]*5%" table:style-name="ce4">
            <text:p>1.75</text:p>
          </table:table-cell>
          <table:table-cell office:value-type="float" office:value="10" table:formula="of:=[UTS_UAS.D38]*25%" table:style-name="ce4">
            <text:p>10</text:p>
          </table:table-cell>
          <table:table-cell office:value-type="float" office:value="11.25" table:formula="of:=[UTS_UAS.E38]*25%" table:style-name="ce4">
            <text:p>11.25</text:p>
          </table:table-cell>
          <table:table-cell office:value-type="float" office:value="15.086666666666668" table:formula="of:=AVERAGE([PRAKTIKUM.D38:.R38])*20%" table:style-name="ce4">
            <text:p>15.08666667</text:p>
          </table:table-cell>
          <table:table-cell office:value-type="float" office:value="9.7200000000000006" table:formula="of:=[TUGAS_BESAR.D38]*10%" table:style-name="ce4">
            <text:p>9.72</text:p>
          </table:table-cell>
          <table:table-cell office:value-type="float" office:value="44.261904761904766" table:formula="of:=SUM([.D39];[.F39];[.H39])/35*100" table:style-name="ce39">
            <text:p>44.26190476</text:p>
          </table:table-cell>
          <table:table-cell office:value-type="float" office:value="51.214285714285715" table:formula="of:=SUM([.E39];[.G39];[.I39])/35*100" table:style-name="ce4">
            <text:p>51.21428571</text:p>
          </table:table-cell>
          <table:table-cell office:value-type="float" office:value="82.688888888888883" table:formula="of:=SUM([.J39];[.K39])/30*100" table:style-name="ce4">
            <text:p>82.68888889</text:p>
          </table:table-cell>
          <table:table-cell office:value-type="float" office:value="58.223333333333336" table:formula="of:=SUM([.D39];[.E39];[.F39];[.G39];[.H39];[.I39];[.J39];[.K39])" table:style-name="ce40">
            <text:p>58.22333333</text:p>
          </table:table-cell>
          <table:table-cell office:value-type="string" office:string-value="C" table:formula="of:=IF([.O39]&lt;=40;&quot;E&quot;;IF(AND([.O39]&gt;40;[.O39]&lt;50.01);&quot;D&quot;;IF(AND([.O39]&gt;=50.01;[.O39]&lt;60.01);&quot;C&quot;;IF(AND([.O39]&gt;=60.01;[.O39]&lt;65.01);&quot;BC&quot;;IF(AND([.O39]&gt;=65.01;[.O39]&lt;75.01);&quot;B&quot;;IF(AND([.O39]&gt;=75.01;[.O39]&lt;85.01);&quot;AB&quot;;IF([.O39]&gt;=85.01;&quot;A&quot;;)))))))" table:style-name="ce41">
            <text:p>C</text:p>
          </table:table-cell>
          <table:table-cell office:value-type="string" office:string-value="TIDAK" table:formula="of:=IF(AND([.L39]&lt;=40.01;[UTS_UAS.D38]&lt;=40.01);&quot;YA&quot;;&quot;TIDAK&quot;)" table:style-name="ce42">
            <text:p>TIDAK</text:p>
          </table:table-cell>
          <table:table-cell table:number-columns-repeated="1636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4.666666666666667" table:formula="of:=AVERAGE([TUGAS.D39:.I39])*5%" table:style-name="ce4">
            <text:p>4.666666667</text:p>
          </table:table-cell>
          <table:table-cell office:value-type="float" office:value="4.9750000000000005" table:formula="of:=AVERAGE([TUGAS.J39:.K39])*5%" table:style-name="ce4">
            <text:p>4.975</text:p>
          </table:table-cell>
          <table:table-cell office:value-type="float" office:value="0.85000000000000009" table:formula="of:=[KUIS.D39]*5%" table:style-name="ce4">
            <text:p>0.85</text:p>
          </table:table-cell>
          <table:table-cell office:value-type="float" office:value="1.75" table:formula="of:=[KUIS.E39]*5%" table:style-name="ce4">
            <text:p>1.75</text:p>
          </table:table-cell>
          <table:table-cell office:value-type="float" office:value="8.25" table:formula="of:=[UTS_UAS.D39]*25%" table:style-name="ce4">
            <text:p>8.25</text:p>
          </table:table-cell>
          <table:table-cell office:value-type="float" office:value="10.75" table:formula="of:=[UTS_UAS.E39]*25%" table:style-name="ce4">
            <text:p>10.75</text:p>
          </table:table-cell>
          <table:table-cell office:value-type="float" office:value="17.589333333333336" table:formula="of:=AVERAGE([PRAKTIKUM.D39:.R39])*20%" table:style-name="ce4">
            <text:p>17.58933333</text:p>
          </table:table-cell>
          <table:table-cell office:value-type="float" office:value="9.9" table:formula="of:=[TUGAS_BESAR.D39]*10%" table:style-name="ce4">
            <text:p>9.9</text:p>
          </table:table-cell>
          <table:table-cell office:value-type="float" office:value="39.333333333333336" table:formula="of:=SUM([.D40];[.F40];[.H40])/35*100" table:style-name="ce39">
            <text:p>39.33333333</text:p>
          </table:table-cell>
          <table:table-cell office:value-type="float" office:value="49.928571428571431" table:formula="of:=SUM([.E40];[.G40];[.I40])/35*100" table:style-name="ce4">
            <text:p>49.92857143</text:p>
          </table:table-cell>
          <table:table-cell office:value-type="float" office:value="91.631111111111125" table:formula="of:=SUM([.J40];[.K40])/30*100" table:style-name="ce4">
            <text:p>91.63111111</text:p>
          </table:table-cell>
          <table:table-cell office:value-type="float" office:value="58.731000000000002" table:formula="of:=SUM([.D40];[.E40];[.F40];[.G40];[.H40];[.I40];[.J40];[.K40])" table:style-name="ce40">
            <text:p>58.731</text:p>
          </table:table-cell>
          <table:table-cell office:value-type="string" office:string-value="C" table:formula="of:=IF([.O40]&lt;=40;&quot;E&quot;;IF(AND([.O40]&gt;40;[.O40]&lt;50.01);&quot;D&quot;;IF(AND([.O40]&gt;=50.01;[.O40]&lt;60.01);&quot;C&quot;;IF(AND([.O40]&gt;=60.01;[.O40]&lt;65.01);&quot;BC&quot;;IF(AND([.O40]&gt;=65.01;[.O40]&lt;75.01);&quot;B&quot;;IF(AND([.O40]&gt;=75.01;[.O40]&lt;85.01);&quot;AB&quot;;IF([.O40]&gt;=85.01;&quot;A&quot;;)))))))" table:style-name="ce41">
            <text:p>C</text:p>
          </table:table-cell>
          <table:table-cell office:value-type="string" office:string-value="YA" table:formula="of:=IF(AND([.L40]&lt;=40.01;[UTS_UAS.D39]&lt;=40.01);&quot;YA&quot;;&quot;TIDAK&quot;)" table:style-name="ce42">
            <text:p>YA</text:p>
          </table:table-cell>
          <table:table-cell table:number-columns-repeated="1636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4.8083333333333336" table:formula="of:=AVERAGE([TUGAS.D40:.I40])*5%" table:style-name="ce4">
            <text:p>4.808333333</text:p>
          </table:table-cell>
          <table:table-cell office:value-type="float" office:value="4.9750000000000005" table:formula="of:=AVERAGE([TUGAS.J40:.K40])*5%" table:style-name="ce4">
            <text:p>4.975</text:p>
          </table:table-cell>
          <table:table-cell office:value-type="float" office:value="1" table:formula="of:=[KUIS.D40]*5%" table:style-name="ce4">
            <text:p>1</text:p>
          </table:table-cell>
          <table:table-cell office:value-type="float" office:value="1.6" table:formula="of:=[KUIS.E40]*5%" table:style-name="ce4">
            <text:p>1.6</text:p>
          </table:table-cell>
          <table:table-cell office:value-type="float" office:value="16.25" table:formula="of:=[UTS_UAS.D40]*25%" table:style-name="ce4">
            <text:p>16.25</text:p>
          </table:table-cell>
          <table:table-cell office:value-type="float" office:value="20" table:formula="of:=[UTS_UAS.E40]*25%" table:style-name="ce4">
            <text:p>20</text:p>
          </table:table-cell>
          <table:table-cell office:value-type="float" office:value="15.229333333333333" table:formula="of:=AVERAGE([PRAKTIKUM.D40:.R40])*20%" table:style-name="ce4">
            <text:p>15.22933333</text:p>
          </table:table-cell>
          <table:table-cell office:value-type="float" office:value="9.73" table:formula="of:=[TUGAS_BESAR.D40]*10%" table:style-name="ce4">
            <text:p>9.73</text:p>
          </table:table-cell>
          <table:table-cell office:value-type="float" office:value="63.023809523809526" table:formula="of:=SUM([.D41];[.F41];[.H41])/35*100" table:style-name="ce39">
            <text:p>63.02380952</text:p>
          </table:table-cell>
          <table:table-cell office:value-type="float" office:value="75.928571428571431" table:formula="of:=SUM([.E41];[.G41];[.I41])/35*100" table:style-name="ce4">
            <text:p>75.92857143</text:p>
          </table:table-cell>
          <table:table-cell office:value-type="float" office:value="83.197777777777787" table:formula="of:=SUM([.J41];[.K41])/30*100" table:style-name="ce4">
            <text:p>83.19777778</text:p>
          </table:table-cell>
          <table:table-cell office:value-type="float" office:value="73.592666666666673" table:formula="of:=SUM([.D41];[.E41];[.F41];[.G41];[.H41];[.I41];[.J41];[.K41])" table:style-name="ce40">
            <text:p>73.59266667</text:p>
          </table:table-cell>
          <table:table-cell office:value-type="string" office:string-value="B" table:formula="of:=IF([.O41]&lt;=40;&quot;E&quot;;IF(AND([.O41]&gt;40;[.O41]&lt;50.01);&quot;D&quot;;IF(AND([.O41]&gt;=50.01;[.O41]&lt;60.01);&quot;C&quot;;IF(AND([.O41]&gt;=60.01;[.O41]&lt;65.01);&quot;BC&quot;;IF(AND([.O41]&gt;=65.01;[.O41]&lt;75.01);&quot;B&quot;;IF(AND([.O41]&gt;=75.01;[.O41]&lt;85.01);&quot;AB&quot;;IF([.O41]&gt;=85.01;&quot;A&quot;;)))))))" table:style-name="ce41">
            <text:p>B</text:p>
          </table:table-cell>
          <table:table-cell office:value-type="string" office:string-value="TIDAK" table:formula="of:=IF(AND([.L41]&lt;=40.01;[UTS_UAS.D40]&lt;=40.01);&quot;YA&quot;;&quot;TIDAK&quot;)" table:style-name="ce42">
            <text:p>TIDAK</text:p>
          </table:table-cell>
          <table:table-cell table:number-columns-repeated="16367"/>
        </table:table-row>
        <table:table-row table:number-rows-repeated="1048535" table:style-name="ro1">
          <table:table-cell table:number-columns-repeated="16384"/>
        </table:table-row>
      </table:table>
      <table:table table:name="REMEDIAL" table:style-name="ta1">
        <table:table-column table:style-name="co5" table:number-columns-repeated="2" table:default-cell-style-name="ce1"/>
        <table:table-column table:style-name="co6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1">
            <text:p>PIC: Futihat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1">
          <table:table-cell office:value-type="string" table:style-name="ce22">
            <text:p>NO</text:p>
          </table:table-cell>
          <table:table-cell office:value-type="string" table:style-name="ce22">
            <text:p>ABSEN</text:p>
          </table:table-cell>
          <table:table-cell office:value-type="string" table:style-name="ce22">
            <text:p>NIM</text:p>
          </table:table-cell>
          <table:table-cell office:value-type="string" table:style-name="ce22">
            <text:p>NAMA</text:p>
          </table:table-cell>
          <table:table-cell office:value-type="string" table:style-name="ce22">
            <text:p>NIL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03032300006" table:style-name="ce5">
            <text:p>103032300006</text:p>
          </table:table-cell>
          <table:table-cell office:value-type="string" table:style-name="ce6">
            <text:p>LARASATI PUTRI MAHARANI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2" table:style-name="ce2">
            <text:p>32</text:p>
          </table:table-cell>
          <table:table-cell office:value-type="float" office:value="103032330121" table:style-name="ce3">
            <text:p>103032330121</text:p>
          </table:table-cell>
          <table:table-cell office:value-type="string" table:style-name="ce4">
            <text:p>BRANDON DEANDRA</text:p>
          </table:table-cell>
          <table:table-cell office:value-type="float" office:value="36" table:style-name="ce43">
            <text:p>3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12" table:style-name="ce43">
            <text:p>1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4" table:style-name="ce44">
            <text:p>9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29" table:style-name="ce44">
            <text:p>2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30" table:style-name="ce44">
            <text:p>3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9" table:style-name="ce45">
            <text:p>9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35" table:style-name="ce45">
            <text:p>3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38" table:style-name="ce45">
            <text:p>3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93" table:style-name="ce46">
            <text:p>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44" table:style-name="ce46">
            <text:p>4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45" table:style-name="ce46">
            <text:p>4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88" table:style-name="ce47">
            <text:p>8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93" table:style-name="ce48">
            <text:p>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98" table:style-name="ce49">
            <text:p>9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Sheet1" table:style-name="ta1">
        <table:table-column table:style-name="co1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5" table:number-columns-repeated="2" table:default-cell-style-name="ce1"/>
        <table:table-column table:style-name="co2" table:default-cell-style-name="ce1"/>
        <table:table-column table:style-name="co20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21" table:default-cell-style-name="ce1"/>
        <table:table-column table:style-name="co2" table:default-cell-style-name="ce1"/>
        <table:table-column table:style-name="co20" table:default-cell-style-name="ce1"/>
        <table:table-column table:style-name="co4" table:number-columns-repeated="16367" table:default-cell-style-name="ce1"/>
        <table:table-row table:style-name="ro1">
          <table:table-cell office:value-type="float" office:value="32" table:style-name="ce2">
            <text:p>32</text:p>
          </table:table-cell>
          <table:table-cell office:value-type="float" office:value="103032330121" table:style-name="ce3">
            <text:p>103032330121</text:p>
          </table:table-cell>
          <table:table-cell office:value-type="string" table:style-name="ce4">
            <text:p>BRANDON DEANDRA</text:p>
          </table:table-cell>
          <table:table-cell office:value-type="float" office:value="14.028571428571428" table:style-name="ce50">
            <text:p>14.0285714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03032330121" table:style-name="ce16">
            <text:p>103032330121</text:p>
          </table:table-cell>
          <table:table-cell office:value-type="string" table:style-name="ce17">
            <text:p>BRANDON DEANDRA</text:p>
          </table:table-cell>
          <table:table-cell office:value-type="float" office:value="14.028571428571428" table:style-name="ce51">
            <text:p>14.02857143</text:p>
          </table:table-cell>
          <table:table-cell table:number-columns-repeated="2" table:style-name="ce1"/>
          <table:table-cell office:value-type="string" table:style-name="ce21">
            <text:p>PIC: Futihat</text:p>
          </table:table-cell>
          <table:table-cell table:number-columns-repeated="3" table:style-name="ce21"/>
          <table:table-cell table:number-columns-repeated="1636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office:value-type="float" office:value="22.885714285714283" table:style-name="ce50">
            <text:p>22.8857142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03032330123" table:style-name="ce18">
            <text:p>103032330123</text:p>
          </table:table-cell>
          <table:table-cell office:value-type="string" table:style-name="ce19">
            <text:p>NAYLA RAMADHANI</text:p>
          </table:table-cell>
          <table:table-cell office:value-type="float" office:value="22.885714285714283" table:style-name="ce51">
            <text:p>22.88571429</text:p>
          </table:table-cell>
          <table:table-cell table:number-columns-repeated="2" table:style-name="ce1"/>
          <table:table-cell office:value-type="string" table:style-name="ce22">
            <text:p>NO</text:p>
          </table:table-cell>
          <table:table-cell office:value-type="string" table:style-name="ce22">
            <text:p>ABSEN</text:p>
          </table:table-cell>
          <table:table-cell office:value-type="string" table:style-name="ce22">
            <text:p>NIM</text:p>
          </table:table-cell>
          <table:table-cell office:value-type="string" table:style-name="ce22">
            <text:p>NAMA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office:value-type="float" office:value="25.542857142857141" table:style-name="ce50">
            <text:p>25.54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03032300010" table:style-name="ce18">
            <text:p>103032300010</text:p>
          </table:table-cell>
          <table:table-cell office:value-type="string" table:style-name="ce19">
            <text:p>ELSA RISNAULI SIANTURI</text:p>
          </table:table-cell>
          <table:table-cell office:value-type="float" office:value="25.542857142857141" table:style-name="ce51">
            <text:p>25.542857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03032300006" table:style-name="ce5">
            <text:p>103032300006</text:p>
          </table:table-cell>
          <table:table-cell office:value-type="string" table:style-name="ce6">
            <text:p>LARASATI PUTRI MAHARANI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office:value-type="float" office:value="27.228571428571431" table:style-name="ce50">
            <text:p>27.2285714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15">
            <text:p>8</text:p>
          </table:table-cell>
          <table:table-cell office:value-type="float" office:value="103032300042" table:style-name="ce18">
            <text:p>103032300042</text:p>
          </table:table-cell>
          <table:table-cell office:value-type="string" table:style-name="ce19">
            <text:p>ZAHWA SALSABILA JHOVITA AHMAD</text:p>
          </table:table-cell>
          <table:table-cell office:value-type="float" office:value="27.228571428571431" table:style-name="ce51">
            <text:p>27.22857143</text:p>
          </table:table-cell>
          <table:table-cell table:number-columns-repeated="3" table:style-name="ce1"/>
          <table:table-cell office:value-type="float" office:value="32" table:style-name="ce2">
            <text:p>32</text:p>
          </table:table-cell>
          <table:table-cell office:value-type="float" office:value="103032330121" table:style-name="ce3">
            <text:p>103032330121</text:p>
          </table:table-cell>
          <table:table-cell office:value-type="string" table:style-name="ce4">
            <text:p>BRANDON DEANDRA</text:p>
          </table:table-cell>
          <table:table-cell table:number-columns-repeated="1636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office:value-type="float" office:value="29.942857142857143" table:style-name="ce50">
            <text:p>29.9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103032330110" table:style-name="ce18">
            <text:p>103032330110</text:p>
          </table:table-cell>
          <table:table-cell office:value-type="string" table:style-name="ce19">
            <text:p>FAIZ FAZA MUHAMMAD</text:p>
          </table:table-cell>
          <table:table-cell office:value-type="float" office:value="29.942857142857143" table:style-name="ce51">
            <text:p>29.94285714</text:p>
          </table:table-cell>
          <table:table-cell table:number-columns-repeated="3" table:style-name="ce1"/>
          <table:table-cell office:value-type="float" office:value="33" table:style-name="ce2">
            <text:p>33</text:p>
          </table:table-cell>
          <table:table-cell office:value-type="float" office:value="103032330123" table:style-name="ce5">
            <text:p>103032330123</text:p>
          </table:table-cell>
          <table:table-cell office:value-type="string" table:style-name="ce6">
            <text:p>NAYLA RAMADHANI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office:value-type="float" office:value="34.057142857142857" table:style-name="ce50">
            <text:p>34.0571428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3" table:style-name="ce15">
            <text:p>13</text:p>
          </table:table-cell>
          <table:table-cell office:value-type="float" office:value="103032300076" table:style-name="ce18">
            <text:p>103032300076</text:p>
          </table:table-cell>
          <table:table-cell office:value-type="string" table:style-name="ce19">
            <text:p>FARHAN MUAMAR FAWWAZ</text:p>
          </table:table-cell>
          <table:table-cell office:value-type="float" office:value="34.057142857142857" table:style-name="ce51">
            <text:p>34.05714286</text:p>
          </table:table-cell>
          <table:table-cell table:number-columns-repeated="16373" table:style-name="ce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office:value-type="float" office:value="36.228571428571428" table:style-name="ce50">
            <text:p>36.2285714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7" table:style-name="ce15">
            <text:p>37</text:p>
          </table:table-cell>
          <table:table-cell office:value-type="float" office:value="103032330156" table:style-name="ce18">
            <text:p>103032330156</text:p>
          </table:table-cell>
          <table:table-cell office:value-type="string" table:style-name="ce19">
            <text:p>DHONA ARIBAH KHAIRUNISA</text:p>
          </table:table-cell>
          <table:table-cell office:value-type="float" office:value="36.228571428571428" table:style-name="ce51">
            <text:p>36.2285714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office:value-type="float" office:value="36.571428571428569" table:style-name="ce50">
            <text:p>36.571428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103032300075" table:style-name="ce18">
            <text:p>103032300075</text:p>
          </table:table-cell>
          <table:table-cell office:value-type="string" table:style-name="ce19">
            <text:p>RIZKI NATA WIRAWAN</text:p>
          </table:table-cell>
          <table:table-cell office:value-type="float" office:value="36.571428571428569" table:style-name="ce51">
            <text:p>36.57142857</text:p>
          </table:table-cell>
          <table:table-cell table:number-columns-repeated="3" table:style-name="ce1"/>
          <table:table-cell office:value-type="float" office:value="37" table:style-name="ce2">
            <text:p>37</text:p>
          </table:table-cell>
          <table:table-cell office:value-type="float" office:value="103032330156" table:style-name="ce5">
            <text:p>103032330156</text:p>
          </table:table-cell>
          <table:table-cell office:value-type="string" table:style-name="ce6">
            <text:p>DHONA ARIBAH KHAIRUNISA</text:p>
          </table:table-cell>
          <table:table-cell table:number-columns-repeated="1636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office:value-type="float" office:value="39.171428571428571" table:style-name="ce50">
            <text:p>39.1714285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8" table:style-name="ce15">
            <text:p>38</text:p>
          </table:table-cell>
          <table:table-cell office:value-type="float" office:value="103032330158" table:style-name="ce18">
            <text:p>103032330158</text:p>
          </table:table-cell>
          <table:table-cell office:value-type="string" table:style-name="ce19">
            <text:p>ADE RAINHARD PASARIBU</text:p>
          </table:table-cell>
          <table:table-cell office:value-type="float" office:value="39.171428571428571" table:style-name="ce51">
            <text:p>39.17142857</text:p>
          </table:table-cell>
          <table:table-cell table:number-columns-repeated="3" table:style-name="ce1"/>
          <table:table-cell office:value-type="float" office:value="12" table:style-name="ce2">
            <text:p>12</text:p>
          </table:table-cell>
          <table:table-cell office:value-type="float" office:value="103032300075" table:style-name="ce5">
            <text:p>103032300075</text:p>
          </table:table-cell>
          <table:table-cell office:value-type="string" table:style-name="ce6">
            <text:p>RIZKI NATA WIRAWAN</text:p>
          </table:table-cell>
          <table:table-cell table:number-columns-repeated="1636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office:value-type="float" office:value="42.057142857142857" table:style-name="ce50">
            <text:p>42.0571428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0" table:style-name="ce15">
            <text:p>20</text:p>
          </table:table-cell>
          <table:table-cell office:value-type="float" office:value="103032300132" table:style-name="ce18">
            <text:p>103032300132</text:p>
          </table:table-cell>
          <table:table-cell office:value-type="string" table:style-name="ce19">
            <text:p>MUHAMMAD ILHAM RIDHO PRIYADI</text:p>
          </table:table-cell>
          <table:table-cell office:value-type="float" office:value="42.057142857142857" table:style-name="ce14">
            <text:p>42.05714286</text:p>
          </table:table-cell>
          <table:table-cell table:number-columns-repeated="16373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office:value-type="float" office:value="42.392857142857146" table:style-name="ce50">
            <text:p>42.3928571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1" table:style-name="ce15">
            <text:p>31</text:p>
          </table:table-cell>
          <table:table-cell office:value-type="float" office:value="103032330118" table:style-name="ce18">
            <text:p>103032330118</text:p>
          </table:table-cell>
          <table:table-cell office:value-type="string" table:style-name="ce19">
            <text:p>TARYSSA NAZWA AZANI</text:p>
          </table:table-cell>
          <table:table-cell office:value-type="float" office:value="42.392857142857146" table:style-name="ce14">
            <text:p>42.39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table:number-columns-repeated="1636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office:value-type="float" office:value="44.571428571428569" table:style-name="ce50">
            <text:p>44.5714285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4" table:style-name="ce15">
            <text:p>24</text:p>
          </table:table-cell>
          <table:table-cell office:value-type="float" office:value="103032330031" table:style-name="ce18">
            <text:p>103032330031</text:p>
          </table:table-cell>
          <table:table-cell office:value-type="string" table:style-name="ce19">
            <text:p>NENG INTAN NURAEINI</text:p>
          </table:table-cell>
          <table:table-cell office:value-type="float" office:value="44.571428571428569" table:style-name="ce14">
            <text:p>44.57142857</text:p>
          </table:table-cell>
          <table:table-cell table:number-columns-repeated="3" table:style-name="ce1"/>
          <table:table-cell office:value-type="float" office:value="31" table:style-name="ce2">
            <text:p>31</text:p>
          </table:table-cell>
          <table:table-cell office:value-type="float" office:value="103032330118" table:style-name="ce5">
            <text:p>103032330118</text:p>
          </table:table-cell>
          <table:table-cell office:value-type="string" table:style-name="ce6">
            <text:p>TARYSSA NAZWA AZANI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office:value-type="float" office:value="46.857142857142854" table:style-name="ce50">
            <text:p>46.8571428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" table:style-name="ce15">
            <text:p>5</text:p>
          </table:table-cell>
          <table:table-cell office:value-type="float" office:value="103032300038" table:style-name="ce18">
            <text:p>103032300038</text:p>
          </table:table-cell>
          <table:table-cell office:value-type="string" table:style-name="ce19">
            <text:p>ANNEIZA WIRDA NURSIFANA</text:p>
          </table:table-cell>
          <table:table-cell office:value-type="float" office:value="46.857142857142854" table:style-name="ce14">
            <text:p>46.85714286</text:p>
          </table:table-cell>
          <table:table-cell table:number-columns-repeated="3" table:style-name="ce1"/>
          <table:table-cell office:value-type="float" office:value="24" table:style-name="ce2">
            <text:p>24</text:p>
          </table:table-cell>
          <table:table-cell office:value-type="float" office:value="103032330031" table:style-name="ce5">
            <text:p>103032330031</text:p>
          </table:table-cell>
          <table:table-cell office:value-type="string" table:style-name="ce6">
            <text:p>NENG INTAN NURAEINI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office:value-type="float" office:value="47.321428571428569" table:style-name="ce50">
            <text:p>47.3214285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" table:style-name="ce15">
            <text:p>4</text:p>
          </table:table-cell>
          <table:table-cell office:value-type="float" office:value="103032300025" table:style-name="ce18">
            <text:p>103032300025</text:p>
          </table:table-cell>
          <table:table-cell office:value-type="string" table:style-name="ce19">
            <text:p>NAUFAL GAZEL AKBARI</text:p>
          </table:table-cell>
          <table:table-cell office:value-type="float" office:value="47.321428571428569" table:style-name="ce14">
            <text:p>47.32142857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office:value-type="float" office:value="48.79999999999999" table:style-name="ce50">
            <text:p>48.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15">
            <text:p>7</text:p>
          </table:table-cell>
          <table:table-cell office:value-type="float" office:value="103032300040" table:style-name="ce18">
            <text:p>103032300040</text:p>
          </table:table-cell>
          <table:table-cell office:value-type="string" table:style-name="ce19">
            <text:p>KARINA AZZAHRA</text:p>
          </table:table-cell>
          <table:table-cell office:value-type="float" office:value="48.79999999999999" table:style-name="ce14">
            <text:p>48.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table:number-columns-repeated="1636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office:value-type="float" office:value="50.942857142857136" table:style-name="ce50">
            <text:p>50.9428571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4" table:style-name="ce15">
            <text:p>34</text:p>
          </table:table-cell>
          <table:table-cell office:value-type="float" office:value="103032330131" table:style-name="ce18">
            <text:p>103032330131</text:p>
          </table:table-cell>
          <table:table-cell office:value-type="string" table:style-name="ce19">
            <text:p>ROMA YANA PASARIBU</text:p>
          </table:table-cell>
          <table:table-cell office:value-type="float" office:value="50.942857142857136" table:style-name="ce14">
            <text:p>50.94285714</text:p>
          </table:table-cell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float" office:value="103032300038" table:style-name="ce5">
            <text:p>103032300038</text:p>
          </table:table-cell>
          <table:table-cell office:value-type="string" table:style-name="ce6">
            <text:p>ANNEIZA WIRDA NURSIFANA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3032300080" table:style-name="ce5">
            <text:p>103032300080</text:p>
          </table:table-cell>
          <table:table-cell office:value-type="string" table:style-name="ce6">
            <text:p>ANDY AZHARI PANE</text:p>
          </table:table-cell>
          <table:table-cell office:value-type="float" office:value="51.4" table:style-name="ce50">
            <text:p>51.4</text:p>
          </table:table-cell>
          <table:table-cell table:number-columns-repeated="10" table:style-name="ce1"/>
          <table:table-cell office:value-type="float" office:value="4" table:style-name="ce2">
            <text:p>4</text:p>
          </table:table-cell>
          <table:table-cell office:value-type="float" office:value="103032300025" table:style-name="ce5">
            <text:p>103032300025</text:p>
          </table:table-cell>
          <table:table-cell office:value-type="string" table:style-name="ce6">
            <text:p>NAUFAL GAZEL AKBARI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03032300072" table:style-name="ce5">
            <text:p>103032300072</text:p>
          </table:table-cell>
          <table:table-cell office:value-type="string" table:style-name="ce6">
            <text:p>RISYDHA LYNA DEWI AZIZAH</text:p>
          </table:table-cell>
          <table:table-cell office:value-type="float" office:value="61.885714285714286" table:style-name="ce50">
            <text:p>61.8857142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83.171428571428578" table:style-name="ce52">
            <text:p>83.17142857</text:p>
          </table:table-cell>
          <table:table-cell table:number-columns-repeated="16373" table:style-name="ce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03032330153" table:style-name="ce7">
            <text:p>103032330153</text:p>
          </table:table-cell>
          <table:table-cell office:value-type="string" table:style-name="ce8">
            <text:p>SALSABILA RAHAYU PUTRI</text:p>
          </table:table-cell>
          <table:table-cell office:value-type="float" office:value="61.885714285714286" table:style-name="ce50">
            <text:p>61.8857142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84.342857142857142" table:style-name="ce52">
            <text:p>84.3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table:number-columns-repeated="1636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3032330170" table:style-name="ce7">
            <text:p>103032330170</text:p>
          </table:table-cell>
          <table:table-cell office:value-type="string" table:style-name="ce8">
            <text:p>MUHAMMAD FA'IZ RAFI</text:p>
          </table:table-cell>
          <table:table-cell office:value-type="float" office:value="62.942857142857143" table:style-name="ce50">
            <text:p>62.94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1.914285714285711" table:style-name="ce52">
            <text:p>91.91428571</text:p>
          </table:table-cell>
          <table:table-cell table:number-columns-repeated="3" table:style-name="ce1"/>
          <table:table-cell office:value-type="float" office:value="7" table:style-name="ce2">
            <text:p>7</text:p>
          </table:table-cell>
          <table:table-cell office:value-type="float" office:value="103032300040" table:style-name="ce5">
            <text:p>103032300040</text:p>
          </table:table-cell>
          <table:table-cell office:value-type="string" table:style-name="ce6">
            <text:p>KARINA AZZAHRA</text:p>
          </table:table-cell>
          <table:table-cell table:number-columns-repeated="1636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3032330094" table:style-name="ce5">
            <text:p>103032330094</text:p>
          </table:table-cell>
          <table:table-cell office:value-type="string" table:style-name="ce6">
            <text:p>ARIE FARCHAN FYRZATULLAH</text:p>
          </table:table-cell>
          <table:table-cell office:value-type="float" office:value="65.742857142857147" table:style-name="ce50">
            <text:p>65.7428571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93.6" table:style-name="ce52">
            <text:p>93.6</text:p>
          </table:table-cell>
          <table:table-cell table:number-columns-repeated="3" table:style-name="ce1"/>
          <table:table-cell office:value-type="float" office:value="34" table:style-name="ce2">
            <text:p>34</text:p>
          </table:table-cell>
          <table:table-cell office:value-type="float" office:value="103032330131" table:style-name="ce5">
            <text:p>103032330131</text:p>
          </table:table-cell>
          <table:table-cell office:value-type="string" table:style-name="ce6">
            <text:p>ROMA YANA PASARIBU</text:p>
          </table:table-cell>
          <table:table-cell table:number-columns-repeated="1636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3032330103" table:style-name="ce5">
            <text:p>103032330103</text:p>
          </table:table-cell>
          <table:table-cell office:value-type="string" table:style-name="ce6">
            <text:p>JUNDI HAQ DARMAWAN</text:p>
          </table:table-cell>
          <table:table-cell office:value-type="float" office:value="66.742857142857133" table:style-name="ce50">
            <text:p>66.7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4.057142857142864" table:style-name="ce52">
            <text:p>94.05714286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03032300175" table:style-name="ce5">
            <text:p>103032300175</text:p>
          </table:table-cell>
          <table:table-cell office:value-type="string" table:style-name="ce6">
            <text:p>RIYAD MUSTAFID AMNA</text:p>
          </table:table-cell>
          <table:table-cell office:value-type="float" office:value="67.114285714285714" table:style-name="ce50">
            <text:p>67.1142857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3032300006" table:style-name="ce5">
            <text:p>103032300006</text:p>
          </table:table-cell>
          <table:table-cell office:value-type="string" table:style-name="ce6">
            <text:p>LARASATI PUTRI MAHARANI</text:p>
          </table:table-cell>
          <table:table-cell office:value-type="float" office:value="94.085714285714289" table:style-name="ce52">
            <text:p>94.0857142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table:number-columns-repeated="1636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3032300101" table:style-name="ce5">
            <text:p>103032300101</text:p>
          </table:table-cell>
          <table:table-cell office:value-type="string" table:style-name="ce6">
            <text:p>MADE NARADEON HANDIKA PRAMESTA</text:p>
          </table:table-cell>
          <table:table-cell office:value-type="float" office:value="70.800000000000011" table:style-name="ce50">
            <text:p>70.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94.085714285714289" table:style-name="ce52">
            <text:p>94.08571429</text:p>
          </table:table-cell>
          <table:table-cell table:number-columns-repeated="3" table:style-name="ce1"/>
          <table:table-cell office:value-type="float" office:value="30" table:style-name="ce2">
            <text:p>30</text:p>
          </table:table-cell>
          <table:table-cell office:value-type="float" office:value="103032330110" table:style-name="ce5">
            <text:p>103032330110</text:p>
          </table:table-cell>
          <table:table-cell office:value-type="string" table:style-name="ce6">
            <text:p>FAIZ FAZA MUHAMMAD</text:p>
          </table:table-cell>
          <table:table-cell table:number-columns-repeated="1636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3032300126" table:style-name="ce5">
            <text:p>103032300126</text:p>
          </table:table-cell>
          <table:table-cell office:value-type="string" table:style-name="ce6">
            <text:p>ALIYAH RAHMA</text:p>
          </table:table-cell>
          <table:table-cell office:value-type="float" office:value="70.971428571428575" table:style-name="ce50">
            <text:p>70.971428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97.771428571428558" table:style-name="ce52">
            <text:p>97.77142857</text:p>
          </table:table-cell>
          <table:table-cell table:number-columns-repeated="3" table:style-name="ce1"/>
          <table:table-cell office:value-type="float" office:value="13" table:style-name="ce2">
            <text:p>13</text:p>
          </table:table-cell>
          <table:table-cell office:value-type="float" office:value="103032300076" table:style-name="ce5">
            <text:p>103032300076</text:p>
          </table:table-cell>
          <table:table-cell office:value-type="string" table:style-name="ce6">
            <text:p>FARHAN MUAMAR FAWWAZ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3032300063" table:style-name="ce5">
            <text:p>103032300063</text:p>
          </table:table-cell>
          <table:table-cell office:value-type="string" table:style-name="ce6">
            <text:p>REVAN AHMAD ZAYYAN</text:p>
          </table:table-cell>
          <table:table-cell office:value-type="float" office:value="75.314285714285717" table:style-name="ce50">
            <text:p>75.31428571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032300129" table:style-name="ce5">
            <text:p>103032300129</text:p>
          </table:table-cell>
          <table:table-cell office:value-type="string" table:style-name="ce6">
            <text:p>ARINA RAHMANIA NABILA</text:p>
          </table:table-cell>
          <table:table-cell office:value-type="float" office:value="76.285714285714278" table:style-name="ce50">
            <text:p>76.28571429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table:number-columns-repeated="1636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3032300102" table:style-name="ce5">
            <text:p>103032300102</text:p>
          </table:table-cell>
          <table:table-cell office:value-type="string" table:style-name="ce6">
            <text:p>MUHAMMAD ADIT AL-BUQHARI</text:p>
          </table:table-cell>
          <table:table-cell office:value-type="float" office:value="76.428571428571416" table:style-name="ce50">
            <text:p>76.42857143</text:p>
          </table:table-cell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103032300010" table:style-name="ce5">
            <text:p>103032300010</text:p>
          </table:table-cell>
          <table:table-cell office:value-type="string" table:style-name="ce6">
            <text:p>ELSA RISNAULI SIANTURI</text:p>
          </table:table-cell>
          <table:table-cell table:number-columns-repeated="1636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3032300152" table:style-name="ce5">
            <text:p>103032300152</text:p>
          </table:table-cell>
          <table:table-cell office:value-type="string" table:style-name="ce6">
            <text:p>FAISAL IHSAN SANTOSO</text:p>
          </table:table-cell>
          <table:table-cell office:value-type="float" office:value="80.607142857142861" table:style-name="ce50">
            <text:p>80.60714286</text:p>
          </table:table-cell>
          <table:table-cell table:number-columns-repeated="10" table:style-name="ce1"/>
          <table:table-cell office:value-type="float" office:value="8" table:style-name="ce2">
            <text:p>8</text:p>
          </table:table-cell>
          <table:table-cell office:value-type="float" office:value="103032300042" table:style-name="ce5">
            <text:p>103032300042</text:p>
          </table:table-cell>
          <table:table-cell office:value-type="string" table:style-name="ce6">
            <text:p>ZAHWA SALSABILA JHOVITA AHMAD</text:p>
          </table:table-cell>
          <table:table-cell table:number-columns-repeated="1636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03032300191" table:style-name="ce5">
            <text:p>103032300191</text:p>
          </table:table-cell>
          <table:table-cell office:value-type="string" table:style-name="ce6">
            <text:p>RADITYA DARMA SAKTI</text:p>
          </table:table-cell>
          <table:table-cell office:value-type="float" office:value="81.5" table:style-name="ce50">
            <text:p>81.5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03032300012" table:style-name="ce5">
            <text:p>103032300012</text:p>
          </table:table-cell>
          <table:table-cell office:value-type="string" table:style-name="ce6">
            <text:p>NASHWA ALYA ZAHRA PRATIWI</text:p>
          </table:table-cell>
          <table:table-cell office:value-type="float" office:value="82.342857142857142" table:style-name="ce50">
            <text:p>82.34285714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table:number-columns-repeated="1636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3032330054" table:style-name="ce5">
            <text:p>103032330054</text:p>
          </table:table-cell>
          <table:table-cell office:value-type="string" table:style-name="ce6">
            <text:p>IHAB HASANAIN AKMAL</text:p>
          </table:table-cell>
          <table:table-cell office:value-type="float" office:value="83.171428571428578" table:style-name="ce50">
            <text:p>83.17142857</text:p>
          </table:table-cell>
          <table:table-cell table:number-columns-repeated="10" table:style-name="ce1"/>
          <table:table-cell office:value-type="float" office:value="38" table:style-name="ce2">
            <text:p>38</text:p>
          </table:table-cell>
          <table:table-cell office:value-type="float" office:value="103032330158" table:style-name="ce5">
            <text:p>103032330158</text:p>
          </table:table-cell>
          <table:table-cell office:value-type="string" table:style-name="ce6">
            <text:p>ADE RAINHARD PASARIBU</text:p>
          </table:table-cell>
          <table:table-cell table:number-columns-repeated="1636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3032300130" table:style-name="ce5">
            <text:p>103032300130</text:p>
          </table:table-cell>
          <table:table-cell office:value-type="string" table:style-name="ce6">
            <text:p>GILANG WASIS WICAKSONO</text:p>
          </table:table-cell>
          <table:table-cell office:value-type="float" office:value="84.342857142857142" table:style-name="ce50">
            <text:p>84.34285714</text:p>
          </table:table-cell>
          <table:table-cell table:number-columns-repeated="10" table:style-name="ce1"/>
          <table:table-cell office:value-type="float" office:value="20" table:style-name="ce2">
            <text:p>20</text:p>
          </table:table-cell>
          <table:table-cell office:value-type="float" office:value="103032300132" table:style-name="ce5">
            <text:p>103032300132</text:p>
          </table:table-cell>
          <table:table-cell office:value-type="string" table:style-name="ce6">
            <text:p>MUHAMMAD ILHAM RIDHO PRIYADI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3032300067" table:style-name="ce5">
            <text:p>103032300067</text:p>
          </table:table-cell>
          <table:table-cell office:value-type="string" table:style-name="ce6">
            <text:p>DAFI FALA TANSA</text:p>
          </table:table-cell>
          <table:table-cell office:value-type="float" office:value="91.914285714285711" table:style-name="ce50">
            <text:p>91.91428571</text:p>
          </table:table-cell>
          <table:table-cell table:number-columns-repeated="16380" table:style-name="ce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3032330147" table:style-name="ce5">
            <text:p>103032330147</text:p>
          </table:table-cell>
          <table:table-cell office:value-type="string" table:style-name="ce6">
            <text:p>MUHAMMAD BINTANG PRAJUDHA</text:p>
          </table:table-cell>
          <table:table-cell office:value-type="float" office:value="93.6" table:style-name="ce50">
            <text:p>93.6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3032300039" table:style-name="ce5">
            <text:p>103032300039</text:p>
          </table:table-cell>
          <table:table-cell office:value-type="string" table:style-name="ce6">
            <text:p>NESYA SULISTYAWATI</text:p>
          </table:table-cell>
          <table:table-cell office:value-type="float" office:value="94.057142857142864" table:style-name="ce50">
            <text:p>94.05714286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03032300006" table:style-name="ce5">
            <text:p>103032300006</text:p>
          </table:table-cell>
          <table:table-cell office:value-type="string" table:style-name="ce6">
            <text:p>LARASATI PUTRI MAHARANI</text:p>
          </table:table-cell>
          <table:table-cell office:value-type="float" office:value="94.085714285714289" table:style-name="ce50">
            <text:p>94.08571429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03032330095" table:style-name="ce5">
            <text:p>103032330095</text:p>
          </table:table-cell>
          <table:table-cell office:value-type="string" table:style-name="ce6">
            <text:p>GENA DARMA</text:p>
          </table:table-cell>
          <table:table-cell office:value-type="float" office:value="94.085714285714289" table:style-name="ce50">
            <text:p>94.08571429</text:p>
          </table:table-cell>
          <table:table-cell table:number-columns-repeated="16380" table:style-name="ce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03032330107" table:style-name="ce5">
            <text:p>103032330107</text:p>
          </table:table-cell>
          <table:table-cell office:value-type="string" table:style-name="ce6">
            <text:p>DENIS ARSYATYA</text:p>
          </table:table-cell>
          <table:table-cell office:value-type="float" office:value="97.771428571428558" table:style-name="ce50">
            <text:p>97.77142857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Sheet1.N3:Sheet1.Q1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FFEB9C"/>
      <style:text-properties fo:color="#9C5700"/>
    </style:style>
    <style:style style:name="cf3" style:family="table-cell">
      <style:table-cell-properties fo:background-color="#A77DFB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I GEDE MANGGALA PUTRA</meta:initial-creator>
    <dc:creator>I Gede M. Putra</dc:creator>
    <meta:creation-date>2024-11-14T09:42:58Z</meta:creation-date>
    <dc:date>2025-01-17T07:58:20Z</dc:date>
  </office:meta>
</office:document-meta>
</file>